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cm"/>
    </style:style>
    <style:style style:name="co2" style:family="table-column">
      <style:table-column-properties fo:break-before="auto" style:column-width="6.973cm"/>
    </style:style>
    <style:style style:name="co3" style:family="table-column">
      <style:table-column-properties fo:break-before="auto" style:column-width="7.156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1.132cm"/>
    </style:style>
    <style:style style:name="co7" style:family="table-column">
      <style:table-column-properties fo:break-before="auto" style:column-width="7.923cm"/>
    </style:style>
    <style:style style:name="co8" style:family="table-column">
      <style:table-column-properties fo:break-before="auto" style:column-width="3.36cm"/>
    </style:style>
    <style:style style:name="co9" style:family="table-column">
      <style:table-column-properties fo:break-before="auto" style:column-width="8.16cm"/>
    </style:style>
    <style:style style:name="co10" style:family="table-column">
      <style:table-column-properties fo:break-before="auto" style:column-width="12.993cm"/>
    </style:style>
    <style:style style:name="co11" style:family="table-column">
      <style:table-column-properties fo:break-before="auto" style:column-width="4.718cm"/>
    </style:style>
    <style:style style:name="co12" style:family="table-column">
      <style:table-column-properties fo:break-before="auto" style:column-width="3.524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1.695cm" fo:break-before="auto" style:use-optimal-row-height="fals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1.147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757cm" fo:break-before="auto" style:use-optimal-row-height="true"/>
    </style:style>
    <style:style style:name="ta1" style:family="table" style:master-page-name="PageStyle_5f_1._20_Datos_20_General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3366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3366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33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3366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font-name="Arial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font-name="Arial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Sans Serif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padding="0.071cm"/>
      <style:text-properties style:font-name="Arial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19" style:family="table-cell" style:parent-style-name="Default">
      <style:table-cell-properties fo:background-color="transparent" fo:padding="0.071cm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>
      <style:table-cell-properties fo:background-color="transparent" fo:padding="0.071cm"/>
      <style:text-properties style:font-name="Arial" fo:font-size="8pt" style:font-size-asian="8pt" style:font-size-complex="8pt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style:font-name="Arial" fo:font-size="8pt" style:font-size-asian="8pt" style:font-size-complex="8pt"/>
    </style:style>
    <style:style style:name="ce23" style:family="table-cell" style:parent-style-name="Default">
      <style:table-cell-properties fo:padding="0.071cm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ext-properties style:font-name="Arial"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Datos General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2"/>
          <table:table-cell table:style-name="ce5" table:number-columns-repeated="3"/>
          <table:table-cell table:style-name="ce8" office:value-type="string" table:number-columns-spanned="4" table:number-rows-spanned="1">
            <text:p>Datos genéricos de Consejería/Entidad Instrumental</text:p>
          </table:table-cell>
          <table:covered-table-cell table:number-columns-repeated="3" table:style-name="ce5"/>
          <table:table-cell table:number-columns-repeated="1016"/>
        </table:table-row>
        <table:table-row table:style-name="ro3">
          <table:table-cell table:style-name="ce3" office:value-type="string">
            <text:p>TIPO DE ENTE</text:p>
          </table:table-cell>
          <table:table-cell table:style-name="ce6" office:value-type="string">
            <text:p>NOMBRE</text:p>
          </table:table-cell>
          <table:table-cell table:style-name="ce6" office:value-type="string">
            <text:p>ACRÓNIMO ORGANISMO NAOS</text:p>
          </table:table-cell>
          <table:table-cell table:style-name="ce6" office:value-type="string">
            <text:p>CONSEJERÍA ADSCRITA</text:p>
          </table:table-cell>
          <table:table-cell table:style-name="ce6" office:value-type="string">
            <text:p>NIF</text:p>
          </table:table-cell>
          <table:table-cell table:style-name="ce6" office:value-type="string">
            <text:p>DOMICILIO SOCIAL</text:p>
          </table:table-cell>
          <table:table-cell table:style-name="ce6" office:value-type="string">
            <text:p>TELEFONO/FAX</text:p>
          </table:table-cell>
          <table:table-cell table:style-name="ce6" office:value-type="string">
            <text:p>CORREO ELECTRÓNICO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Consejería</text:p>
          </table:table-cell>
          <table:table-cell table:style-name="ce4" office:value-type="string">
            <text:p>PRESIDENCIA</text:p>
          </table:table-cell>
          <table:table-cell table:style-name="ce4" office:value-type="string">
            <text:p>CPRE</text:p>
          </table:table-cell>
          <table:table-cell table:style-name="ce4" office:value-type="string">
            <text:p>n.a.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vd. De Roma s/n. (Palacio de San Telmo) </text:p>
            <text:p>41004 - SevillaAvd. De Roma s/n. (Palacio de San Telmo) </text:p>
            <text:p>41004 - SevillaAvd. De Roma s/n. (Palacio de San Telmo) </text:p>
            <text:p>41004 - SevillaAvd. De Roma s/n. (Palacio de San Telmo) </text:p>
            <text:p>41004 - SevillaAvd. De Roma s/n. (Palacio de San Telmo) </text:p>
            <text:p>41004 - SevillaAvd. De Roma s/n. (Palacio de San Telmo) </text:p>
            <text:p>41004 - SevillaAvd. De Roma s/n. (Palacio de San Telmo) </text:p>
            <text:p>41004 - SevillaAvd. De Roma s/n. (Palacio de San Telmo) </text:p>
            <text:p>41004 - Sevilla</text:p>
          </table:table-cell>
          <table:table-cell table:style-name="ce4" office:value-type="string">
            <text:p>955 03 55 00/</text:p>
            <text:p>Fax: 955 03 52 94955 03 55 00/</text:p>
            <text:p>Fax: 955 03 52 94955 03 55 00/</text:p>
            <text:p>Fax: 955 03 52 94955 03 55 00/</text:p>
            <text:p>Fax: 955 03 52 94955 03 55 00/</text:p>
            <text:p>Fax: 955 03 52 94955 03 55 00/</text:p>
            <text:p>Fax: 955 03 52 94955 03 55 00/</text:p>
            <text:p>Fax: 955 03 52 94955 03 55 00/</text:p>
            <text:p>Fax: 955 03 52 94</text:p>
          </table:table-cell>
          <table:table-cell table:style-name="ce4" office:value-type="string">
            <text:p>NO DISPON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ejería</text:p>
          </table:table-cell>
          <table:table-cell table:style-name="ce4" office:value-type="string">
            <text:p>ADMINISTRACIÓN LOCAL Y RELACIONES INSTITUCIONALES</text:p>
          </table:table-cell>
          <table:table-cell table:style-name="ce4" office:value-type="string">
            <text:p>CALRI</text:p>
          </table:table-cell>
          <table:table-cell table:style-name="ce4" office:value-type="string">
            <text:p>n.a.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Plaza Nueva, nº 4 </text:p>
            <text:p>41001 - SevillaPlaza Nueva, nº 4 </text:p>
            <text:p>41001 - SevillaPlaza Nueva, nº 4 </text:p>
            <text:p>41001 - SevillaPlaza Nueva, nº 4 </text:p>
            <text:p>41001 - SevillaPlaza Nueva, nº 4 </text:p>
            <text:p>41001 - SevillaPlaza Nueva, nº 4 </text:p>
            <text:p>41001 - SevillaPlaza Nueva, nº 4 </text:p>
            <text:p>41001 - SevillaPlaza Nueva, nº 4 </text:p>
            <text:p>41001 - Sevilla</text:p>
          </table:table-cell>
          <table:table-cell table:style-name="ce4" office:value-type="string">
            <text:p>955 04 10 00/</text:p>
            <text:p>Fax: 955 04 13 11(General) / </text:p>
            <text:p>955 04 13 16 (Fax de Consejero)955 04 10 00/</text:p>
            <text:p>Fax: 955 04 13 11(General) / </text:p>
            <text:p>955 04 13 16 (Fax de Consejero)955 04 10 00/</text:p>
            <text:p>Fax: 955 04 13 11(General) / </text:p>
            <text:p>955 04 13 16 (Fax de Consejero)955 04 10 00/</text:p>
            <text:p>Fax: 955 04 13 11(General) / </text:p>
            <text:p>955 04 13 16 (Fax de Consejero)955 04 10 00/</text:p>
            <text:p>Fax: 955 04 13 11(General) / </text:p>
            <text:p>955 04 13 16 (Fax de Consejero)955 04 10 00/</text:p>
            <text:p>Fax: 955 04 13 11(General) / </text:p>
            <text:p>955 04 13 16 (Fax de Consejero)955 04 10 00/</text:p>
            <text:p>Fax: 955 04 13 11(General) / </text:p>
            <text:p>955 04 13 16 (Fax de Consejero)955 04 10 00/</text:p>
            <text:p>Fax: 955 04 13 11(General) / </text:p>
            <text:p>955 04 13 16 (Fax de Consejero)</text:p>
          </table:table-cell>
          <table:table-cell table:style-name="ce4" office:value-type="string">
            <text:p>consejeria.calri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ejería</text:p>
          </table:table-cell>
          <table:table-cell table:style-name="ce4" office:value-type="string">
            <text:p>HACIENDA Y ADMINISTRACIÓN PÚBLICA</text:p>
          </table:table-cell>
          <table:table-cell table:style-name="ce4" office:value-type="string">
            <text:p>CHAP</text:p>
          </table:table-cell>
          <table:table-cell table:style-name="ce4" office:value-type="string">
            <text:p>n.a.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C/ Juan Antonio de Vizarron s/n. Edificio Torretriana. Isla de la Cartuja </text:p>
            <text:p>41092 - SevillaC/ Juan Antonio de Vizarron s/n. Edificio Torretriana. Isla de la Cartuja </text:p>
            <text:p>41092 - SevillaC/ Juan Antonio de Vizarron s/n. Edificio Torretriana. Isla de la Cartuja </text:p>
            <text:p>41092 - SevillaC/ Juan Antonio de Vizarron s/n. Edificio Torretriana. Isla de la Cartuja </text:p>
            <text:p>41092 - SevillaC/ Juan Antonio de Vizarron s/n. Edificio Torretriana. Isla de la Cartuja </text:p>
            <text:p>41092 - SevillaC/ Juan Antonio de Vizarron s/n. Edificio Torretriana. Isla de la Cartuja </text:p>
            <text:p>41092 - SevillaC/ Juan Antonio de Vizarron s/n. Edificio Torretriana. Isla de la Cartuja </text:p>
            <text:p>41092 - SevillaC/ Juan Antonio de Vizarron s/n. Edificio Torretriana. Isla de la Cartuja </text:p>
            <text:p>41092 - Sevilla</text:p>
          </table:table-cell>
          <table:table-cell table:style-name="ce4" office:value-type="string">
            <text:p>955 06 50 00/</text:p>
            <text:p>Fax: 955 06 61 86955 06 50 00/</text:p>
            <text:p>Fax: 955 06 61 86955 06 50 00/</text:p>
            <text:p>Fax: 955 06 61 86955 06 50 00/</text:p>
            <text:p>Fax: 955 06 61 86955 06 50 00/</text:p>
            <text:p>Fax: 955 06 61 86955 06 50 00/</text:p>
            <text:p>Fax: 955 06 61 86955 06 50 00/</text:p>
            <text:p>Fax: 955 06 61 86955 06 50 00/</text:p>
            <text:p>Fax: 955 06 61 86</text:p>
          </table:table-cell>
          <table:table-cell table:style-name="ce4" office:value-type="string">
            <text:p>NO DISPON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ejería</text:p>
          </table:table-cell>
          <table:table-cell table:style-name="ce4" office:value-type="string">
            <text:p>EDUCACIÓN, CULTURA Y DEPORTE</text:p>
          </table:table-cell>
          <table:table-cell table:style-name="ce4" office:value-type="string">
            <text:p>CED</text:p>
          </table:table-cell>
          <table:table-cell table:style-name="ce4" office:value-type="string">
            <text:p>n.a.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Sede de la antigua Consejería de Educación </text:p>
            <text:p>C/ Juan Antonio de Vizarrón s/n. Edificio Torretriana. Isla de la Cartuja. </text:p>
            <text:p>41092 - SevillaSede de la antigua Consejería de Educación </text:p>
            <text:p>C/ Juan Antonio de Vizarrón s/n. Edificio Torretriana. Isla de la Cartuja. </text:p>
            <text:p>41092 - SevillaSede de la antigua Consejería de Educación </text:p>
            <text:p>C/ Juan Antonio de Vizarrón s/n. Edificio Torretriana. Isla de la Cartuja. </text:p>
            <text:p>41092 - SevillaSede de la antigua Consejería de Educación </text:p>
            <text:p>C/ Juan Antonio de Vizarrón s/n. Edificio Torretriana. Isla de la Cartuja. </text:p>
            <text:p>41092 - SevillaSede de la antigua Consejería de Educación </text:p>
            <text:p>C/ Juan Antonio de Vizarrón s/n. Edificio Torretriana. Isla de la Cartuja. </text:p>
            <text:p>41092 - SevillaSede de la antigua Consejería de Educación </text:p>
            <text:p>C/ Juan Antonio de Vizarrón s/n. Edificio Torretriana. Isla de la Cartuja. </text:p>
            <text:p>41092 - SevillaSede de la antigua Consejería de Educación </text:p>
            <text:p>C/ Juan Antonio de Vizarrón s/n. Edificio Torretriana. Isla de la Cartuja. </text:p>
            <text:p>41092 - SevillaSede de la antigua Consejería de Educación </text:p>
            <text:p>C/ Juan Antonio de Vizarrón s/n. Edificio Torretriana. Isla de la Cartuja. </text:p>
            <text:p>41092 - Sevilla</text:p>
          </table:table-cell>
          <table:table-cell table:style-name="ce4" office:value-type="string">
            <text:p>955 06 40 00/</text:p>
            <text:p>Fax: 955 06 40 03955 06 40 00/</text:p>
            <text:p>Fax: 955 06 40 03955 06 40 00/</text:p>
            <text:p>Fax: 955 06 40 03955 06 40 00/</text:p>
            <text:p>Fax: 955 06 40 03955 06 40 00/</text:p>
            <text:p>Fax: 955 06 40 03955 06 40 00/</text:p>
            <text:p>Fax: 955 06 40 03955 06 40 00/</text:p>
            <text:p>Fax: 955 06 40 03955 06 40 00/</text:p>
            <text:p>Fax: 955 06 40 03</text:p>
          </table:table-cell>
          <table:table-cell table:style-name="ce4" office:value-type="string">
            <text:p>NO DISPON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ejería</text:p>
          </table:table-cell>
          <table:table-cell table:style-name="ce4" office:value-type="string">
            <text:p>ECONOMÍA, INNOVACIÓN, CIENCIA Y EMPLEO</text:p>
          </table:table-cell>
          <table:table-cell table:style-name="ce4" office:value-type="string">
            <text:p>CEICE</text:p>
          </table:table-cell>
          <table:table-cell table:style-name="ce4" office:value-type="string">
            <text:p>n.a.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vda. Albert Einstein, 4. Isla de la Cartuja </text:p>
            <text:p>41092 - SevillaAvda. Albert Einstein, 4. Isla de la Cartuja </text:p>
            <text:p>41092 - SevillaAvda. Albert Einstein, 4. Isla de la Cartuja </text:p>
            <text:p>41092 - SevillaAvda. Albert Einstein, 4. Isla de la Cartuja </text:p>
            <text:p>41092 - SevillaAvda. Albert Einstein, 4. Isla de la Cartuja </text:p>
            <text:p>41092 - SevillaAvda. Albert Einstein, 4. Isla de la Cartuja </text:p>
            <text:p>41092 - SevillaAvda. Albert Einstein, 4. Isla de la Cartuja </text:p>
            <text:p>41092 - SevillaAvda. Albert Einstein, 4. Isla de la Cartuja </text:p>
            <text:p>41092 - Sevilla</text:p>
          </table:table-cell>
          <table:table-cell table:style-name="ce4" office:value-type="string">
            <text:p>902 11 30 00 / </text:p>
            <text:p>955 063 910902 11 30 00 / </text:p>
            <text:p>955 063 910902 11 30 00 / </text:p>
            <text:p>955 063 910902 11 30 00 / </text:p>
            <text:p>955 063 910902 11 30 00 / </text:p>
            <text:p>955 063 910902 11 30 00 / </text:p>
            <text:p>955 063 910902 11 30 00 / </text:p>
            <text:p>955 063 910902 11 30 00 / </text:p>
            <text:p>955 063 910</text:p>
          </table:table-cell>
          <table:table-cell table:style-name="ce4" office:value-type="string">
            <text:p>NO DISPON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ejería</text:p>
          </table:table-cell>
          <table:table-cell table:style-name="ce4" office:value-type="string">
            <text:p>AGRICULTURA, PESCA Y DESARROLLO RURAL</text:p>
          </table:table-cell>
          <table:table-cell table:style-name="ce4" office:value-type="string">
            <text:p>CAP</text:p>
          </table:table-cell>
          <table:table-cell table:style-name="ce4" office:value-type="string">
            <text:p>n.a.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C/ Tabladilla s/n </text:p>
            <text:p>41071 - SevillaC/ Tabladilla s/n </text:p>
            <text:p>41071 - SevillaC/ Tabladilla s/n </text:p>
            <text:p>41071 - SevillaC/ Tabladilla s/n </text:p>
            <text:p>41071 - SevillaC/ Tabladilla s/n </text:p>
            <text:p>41071 - SevillaC/ Tabladilla s/n </text:p>
            <text:p>41071 - SevillaC/ Tabladilla s/n </text:p>
            <text:p>41071 - SevillaC/ Tabladilla s/n </text:p>
            <text:p>41071 - Sevilla</text:p>
          </table:table-cell>
          <table:table-cell table:style-name="ce4" office:value-type="string">
            <text:p>955 03 20 00/</text:p>
            <text:p>Fax: 955 03 21 34 //955 03 25 98955 03 20 00/</text:p>
            <text:p>Fax: 955 03 21 34 //955 03 25 98955 03 20 00/</text:p>
            <text:p>Fax: 955 03 21 34 //955 03 25 98955 03 20 00/</text:p>
            <text:p>Fax: 955 03 21 34 //955 03 25 98955 03 20 00/</text:p>
            <text:p>Fax: 955 03 21 34 //955 03 25 98955 03 20 00/</text:p>
            <text:p>Fax: 955 03 21 34 //955 03 25 98955 03 20 00/</text:p>
            <text:p>Fax: 955 03 21 34 //955 03 25 98955 03 20 00/</text:p>
            <text:p>Fax: 955 03 21 34 //955 03 25 98</text:p>
          </table:table-cell>
          <table:table-cell table:style-name="ce4" office:value-type="string">
            <text:p>NO DISPON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ejería</text:p>
          </table:table-cell>
          <table:table-cell table:style-name="ce4" office:value-type="string">
            <text:p>TURISMO Y COMERCIO</text:p>
          </table:table-cell>
          <table:table-cell table:style-name="ce4" office:value-type="string">
            <text:p>CTCD</text:p>
          </table:table-cell>
          <table:table-cell table:style-name="ce4" office:value-type="string">
            <text:p>n.a.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C/ Juan Antonio de Vizarrón s/n. Edificio Torretriana. Isla de la Cartuja. </text:p>
            <text:p>41071 - SevillaC/ Juan Antonio de Vizarrón s/n. Edificio Torretriana. Isla de la Cartuja. </text:p>
            <text:p>41071 - SevillaC/ Juan Antonio de Vizarrón s/n. Edificio Torretriana. Isla de la Cartuja. </text:p>
            <text:p>41071 - SevillaC/ Juan Antonio de Vizarrón s/n. Edificio Torretriana. Isla de la Cartuja. </text:p>
            <text:p>41071 - SevillaC/ Juan Antonio de Vizarrón s/n. Edificio Torretriana. Isla de la Cartuja. </text:p>
            <text:p>41071 - SevillaC/ Juan Antonio de Vizarrón s/n. Edificio Torretriana. Isla de la Cartuja. </text:p>
            <text:p>41071 - SevillaC/ Juan Antonio de Vizarrón s/n. Edificio Torretriana. Isla de la Cartuja. </text:p>
            <text:p>41071 - SevillaC/ Juan Antonio de Vizarrón s/n. Edificio Torretriana. Isla de la Cartuja. </text:p>
            <text:p>41071 - Sevilla</text:p>
          </table:table-cell>
          <table:table-cell table:style-name="ce4" office:value-type="string">
            <text:p>955 06 51 00/</text:p>
            <text:p>Fax: 955 06 51 67955 06 51 00/</text:p>
            <text:p>Fax: 955 06 51 67955 06 51 00/</text:p>
            <text:p>Fax: 955 06 51 67955 06 51 00/</text:p>
            <text:p>Fax: 955 06 51 67955 06 51 00/</text:p>
            <text:p>Fax: 955 06 51 67955 06 51 00/</text:p>
            <text:p>Fax: 955 06 51 67955 06 51 00/</text:p>
            <text:p>Fax: 955 06 51 67955 06 51 00/</text:p>
            <text:p>Fax: 955 06 51 67</text:p>
          </table:table-cell>
          <table:table-cell table:style-name="ce4" office:value-type="string">
            <text:p>NO DISPON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ejería</text:p>
          </table:table-cell>
          <table:table-cell table:style-name="ce4" office:value-type="string">
            <text:p>JUSTICIA E INTERIOR</text:p>
          </table:table-cell>
          <table:table-cell table:style-name="ce4" office:value-type="string">
            <text:p>CJI</text:p>
          </table:table-cell>
          <table:table-cell table:style-name="ce4" office:value-type="string">
            <text:p>n.a.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Plaza de la Gavidia nº 10 </text:p>
            <text:p>41071 - SevillaPlaza de la Gavidia nº 10 </text:p>
            <text:p>41071 - SevillaPlaza de la Gavidia nº 10 </text:p>
            <text:p>41071 - SevillaPlaza de la Gavidia nº 10 </text:p>
            <text:p>41071 - SevillaPlaza de la Gavidia nº 10 </text:p>
            <text:p>41071 - SevillaPlaza de la Gavidia nº 10 </text:p>
            <text:p>41071 - SevillaPlaza de la Gavidia nº 10 </text:p>
            <text:p>41071 - SevillaPlaza de la Gavidia nº 10 </text:p>
            <text:p>41071 - Sevilla</text:p>
          </table:table-cell>
          <table:table-cell table:style-name="ce4" office:value-type="string">
            <text:p>955 031 800/</text:p>
            <text:p>Fax: 955 031 953955 031 800/</text:p>
            <text:p>Fax: 955 031 953955 031 800/</text:p>
            <text:p>Fax: 955 031 953955 031 800/</text:p>
            <text:p>Fax: 955 031 953955 031 800/</text:p>
            <text:p>Fax: 955 031 953955 031 800/</text:p>
            <text:p>Fax: 955 031 953955 031 800/</text:p>
            <text:p>Fax: 955 031 953955 031 800/</text:p>
            <text:p>Fax: 955 031 953</text:p>
          </table:table-cell>
          <table:table-cell table:style-name="ce4" office:value-type="string">
            <text:p>NO DISPON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ejería</text:p>
          </table:table-cell>
          <table:table-cell table:style-name="ce4" office:value-type="string">
            <text:p>FOMENTO Y VIVIENDA</text:p>
          </table:table-cell>
          <table:table-cell table:style-name="ce7" office:value-type="string">
            <text:p>COPV</text:p>
          </table:table-cell>
          <table:table-cell table:style-name="ce4" office:value-type="string">
            <text:p>n.a.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vd. Diego Martínez Barrio nº 10 </text:p>
            <text:p>41071 - SevillaAvd. Diego Martínez Barrio nº 10 </text:p>
            <text:p>41071 - SevillaAvd. Diego Martínez Barrio nº 10 </text:p>
            <text:p>41071 - SevillaAvd. Diego Martínez Barrio nº 10 </text:p>
            <text:p>41071 - SevillaAvd. Diego Martínez Barrio nº 10 </text:p>
            <text:p>41071 - SevillaAvd. Diego Martínez Barrio nº 10 </text:p>
            <text:p>41071 - SevillaAvd. Diego Martínez Barrio nº 10 </text:p>
            <text:p>41071 - SevillaAvd. Diego Martínez Barrio nº 10 </text:p>
            <text:p>41071 - Sevilla</text:p>
          </table:table-cell>
          <table:table-cell table:style-name="ce4" office:value-type="string">
            <text:p>955 92 68 00/</text:p>
            <text:p>Fax: 955 92 67 77955 92 68 00/</text:p>
            <text:p>Fax: 955 92 67 77955 92 68 00/</text:p>
            <text:p>Fax: 955 92 67 77955 92 68 00/</text:p>
            <text:p>Fax: 955 92 67 77955 92 68 00/</text:p>
            <text:p>Fax: 955 92 67 77955 92 68 00/</text:p>
            <text:p>Fax: 955 92 67 77955 92 68 00/</text:p>
            <text:p>Fax: 955 92 67 77955 92 68 00/</text:p>
            <text:p>Fax: 955 92 67 77</text:p>
          </table:table-cell>
          <table:table-cell table:style-name="ce4" office:value-type="string">
            <text:p>NO DISPON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ejería</text:p>
          </table:table-cell>
          <table:table-cell table:style-name="ce4" office:value-type="string">
            <text:p>IGUALDAD, SALUD Y POLÍTICAS SOCIALES</text:p>
          </table:table-cell>
          <table:table-cell table:style-name="ce4" office:value-type="string">
            <text:p>CIBS</text:p>
          </table:table-cell>
          <table:table-cell table:style-name="ce4" office:value-type="string">
            <text:p>n.a.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v. De Hytasa nº 14. </text:p>
            <text:p>41071 - Sevilla 4Av. De Hytasa nº 14. </text:p>
            <text:p>41071 - Sevilla 4Av. De Hytasa nº 14. </text:p>
            <text:p>41071 - Sevilla 4Av. De Hytasa nº 14. </text:p>
            <text:p>41071 - Sevilla 4Av. De Hytasa nº 14. </text:p>
            <text:p>41071 - Sevilla 4Av. De Hytasa nº 14. </text:p>
            <text:p>41071 - Sevilla 4Av. De Hytasa nº 14. </text:p>
            <text:p>41071 - Sevilla 4Av. De Hytasa nº 14. </text:p>
            <text:p>41071 - Sevilla 4</text:p>
          </table:table-cell>
          <table:table-cell table:style-name="ce4" office:value-type="string">
            <text:p>955 04 80 00/</text:p>
            <text:p>Fax: 955 04 82 3955 04 80 00/</text:p>
            <text:p>Fax: 955 04 82 3955 04 80 00/</text:p>
            <text:p>Fax: 955 04 82 3955 04 80 00/</text:p>
            <text:p>Fax: 955 04 82 3955 04 80 00/</text:p>
            <text:p>Fax: 955 04 82 3955 04 80 00/</text:p>
            <text:p>Fax: 955 04 82 3955 04 80 00/</text:p>
            <text:p>Fax: 955 04 82 3955 04 80 00/</text:p>
            <text:p>Fax: 955 04 82 3</text:p>
          </table:table-cell>
          <table:table-cell table:style-name="ce4" office:value-type="string">
            <text:p>consejera.csbs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ejería</text:p>
          </table:table-cell>
          <table:table-cell table:style-name="ce4" office:value-type="string">
            <text:p>MEDIO AMBIENTE Y ORDENACIÓN DEL TERRITORIO</text:p>
          </table:table-cell>
          <table:table-cell table:style-name="ce7" office:value-type="string">
            <text:p>CMA/ CVOT</text:p>
          </table:table-cell>
          <table:table-cell table:style-name="ce4" office:value-type="string">
            <text:p>n.a.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vda. Manuel Siurot, 50</text:p>
            <text:p>41071 SevillaAvda. Manuel Siurot, 50</text:p>
            <text:p>41071 SevillaAvda. Manuel Siurot, 50</text:p>
            <text:p>41071 SevillaAvda. Manuel Siurot, 50</text:p>
            <text:p>41071 SevillaAvda. Manuel Siurot, 50</text:p>
            <text:p>41071 SevillaAvda. Manuel Siurot, 50</text:p>
            <text:p>41071 SevillaAvda. Manuel Siurot, 50</text:p>
            <text:p>41071 SevillaAvda. Manuel Siurot, 50</text:p>
            <text:p>41071 Sevilla</text:p>
          </table:table-cell>
          <table:table-cell table:style-name="ce4" office:value-type="string">
            <text:p>Telf: 955 00 34 00 / 955 00 35 00</text:p>
            <text:p>Fax: 955 00 37 77Telf: 955 00 34 00 / 955 00 35 00</text:p>
            <text:p>Fax: 955 00 37 77Telf: 955 00 34 00 / 955 00 35 00</text:p>
            <text:p>Fax: 955 00 37 77Telf: 955 00 34 00 / 955 00 35 00</text:p>
            <text:p>Fax: 955 00 37 77Telf: 955 00 34 00 / 955 00 35 00</text:p>
            <text:p>Fax: 955 00 37 77Telf: 955 00 34 00 / 955 00 35 00</text:p>
            <text:p>Fax: 955 00 37 77Telf: 955 00 34 00 / 955 00 35 00</text:p>
            <text:p>Fax: 955 00 37 77Telf: 955 00 34 00 / 955 00 35 00</text:p>
            <text:p>Fax: 955 00 37 77</text:p>
          </table:table-cell>
          <table:table-cell table:style-name="ce4" office:value-type="string">
            <text:p>NO DISPON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ejo</text:p>
          </table:table-cell>
          <table:table-cell table:style-name="ce4" office:value-type="string">
            <text:p>CONSEJO AUDIOVISUAL DE ANDALUCÍA</text:p>
          </table:table-cell>
          <table:table-cell table:style-name="ce4" office:value-type="string">
            <text:p>CAUA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S4111001F</text:p>
          </table:table-cell>
          <table:table-cell table:style-name="ce4" office:value-type="string">
            <text:p>Avda. Republica Argentina 26, entreplanta</text:p>
            <text:p>41011-SevillaAvda. Republica Argentina 26, entreplanta</text:p>
            <text:p>41011-SevillaAvda. Republica Argentina 26, entreplanta</text:p>
            <text:p>41011-SevillaAvda. Republica Argentina 26, entreplanta</text:p>
            <text:p>41011-SevillaAvda. Republica Argentina 26, entreplanta</text:p>
            <text:p>41011-SevillaAvda. Republica Argentina 26, entreplanta</text:p>
            <text:p>41011-SevillaAvda. Republica Argentina 26, entreplanta</text:p>
            <text:p>41011-SevillaAvda. Republica Argentina 26, entreplanta</text:p>
            <text:p>41011-Sevilla</text:p>
          </table:table-cell>
          <table:table-cell table:style-name="ce4" office:value-type="string">
            <text:p>955407310</text:p>
            <text:p>Fax:955338327955407310</text:p>
            <text:p>Fax:955338327955407310</text:p>
            <text:p>Fax:955338327955407310</text:p>
            <text:p>Fax:955338327955407310</text:p>
            <text:p>Fax:955338327955407310</text:p>
            <text:p>Fax:955338327955407310</text:p>
            <text:p>Fax:955338327955407310</text:p>
            <text:p>Fax:955338327</text:p>
          </table:table-cell>
          <table:table-cell table:style-name="ce4" office:value-type="string">
            <text:p>info.caa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Administrativa</text:p>
          </table:table-cell>
          <table:table-cell table:style-name="ce4" office:value-type="string">
            <text:p>INSTITUTO ANDALUZ ADMINISTRACIÓN PÚBLICA</text:p>
          </table:table-cell>
          <table:table-cell table:style-name="ce4" office:value-type="string">
            <text:p>IAAP</text:p>
          </table:table-cell>
          <table:table-cell table:style-name="ce4" office:value-type="string">
            <text:p>HACIENDA Y ADM. PUBLICA</text:p>
          </table:table-cell>
          <table:table-cell table:style-name="ce4" office:value-type="string">
            <text:p>Q9150007D</text:p>
          </table:table-cell>
          <table:table-cell table:style-name="ce4" office:value-type="string">
            <text:p>Avda. Ramón y Cajal nº 35 41005 Sevilla</text:p>
          </table:table-cell>
          <table:table-cell table:style-name="ce4" office:value-type="float" office:value="955042400">
            <text:p>955042400</text:p>
          </table:table-cell>
          <table:table-cell table:style-name="ce4" office:value-type="string">
            <text:p>NO DISPON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Administrativa</text:p>
          </table:table-cell>
          <table:table-cell table:style-name="ce4" office:value-type="string">
            <text:p>INSTITUTO ESTADÍSTICA Y CARTOGRAFÍA DE ANDALUCÍA</text:p>
          </table:table-cell>
          <table:table-cell table:style-name="ce4" office:value-type="string">
            <text:p>IECA</text:p>
          </table:table-cell>
          <table:table-cell table:style-name="ce4" office:value-type="string">
            <text:p>ECONOMIA, INNOVACION, CIENCIA Y EMPLEO</text:p>
          </table:table-cell>
          <table:table-cell table:style-name="ce4" office:value-type="string">
            <text:p>Q9150014J</text:p>
          </table:table-cell>
          <table:table-cell table:style-name="ce4" office:value-type="string">
            <text:p>Sede 1:Pabellon Nueva Zelanda, c/ Leonardo da Vinci 21 Isla Cartuja, 41092 Sevilla <text:s text:c="16"/><text:s text:c="98"/>Sede 2: San Gregorio nº 7, 41071, Sevilla</text:p>
          </table:table-cell>
          <table:table-cell table:style-name="ce4" office:value-type="string">
            <text:p>Tlf. Sede 1:900101407 / <text:s/>955033800</text:p>
            <text:p>Fax Sede 1:955033816 Tlf. Sede 2: 955057600Tlf. Sede 1:900101407 / 955033800</text:p>
            <text:p>Fax Sede 1:955033816 Tlf. Sede 2: 955057600Tlf. Sede 1:900101407 / 955033800</text:p>
            <text:p>Fax Sede 1:955033816 Tlf. Sede 2: 955057600Tlf. Sede 1:900101407 / 955033800</text:p>
            <text:p>Fax Sede 1:955033816 Tlf. Sede 2: 955057600Tlf. Sede 1:900101407 / 955033800</text:p>
            <text:p>Fax Sede 1:955033816 Tlf. Sede 2: 955057600Tlf. Sede 1:900101407 / 955033800</text:p>
            <text:p>Fax Sede 1:955033816 Tlf. Sede 2: 955057600Tlf. Sede 1:900101407 / 955033800</text:p>
            <text:p>Fax Sede 1:955033816 Tlf. Sede 2: 955057600Tlf. Sede 1:900101407 / 955033800</text:p>
            <text:p>Fax Sede 1:955033816 Tlf. Sede 2: 955057600</text:p>
          </table:table-cell>
          <table:table-cell table:style-name="ce4" office:value-type="string">
            <text:p>informacion.ieca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Administrativa</text:p>
          </table:table-cell>
          <table:table-cell table:style-name="ce4" office:value-type="string">
            <text:p>PATRONATO DE LA ALHAMBRA Y GENERALIFE</text:p>
          </table:table-cell>
          <table:table-cell table:style-name="ce4" office:value-type="string">
            <text:p>PAG</text:p>
          </table:table-cell>
          <table:table-cell table:style-name="ce4" office:value-type="string">
            <text:p>EDUCACIÓN, CULTURA Y DEPORTE</text:p>
          </table:table-cell>
          <table:table-cell table:style-name="ce4" office:value-type="string">
            <text:p>Q1818001H</text:p>
          </table:table-cell>
          <table:table-cell table:style-name="ce4" office:value-type="string">
            <text:p>C/ Real de la Alhambra s/n </text:p>
            <text:p>18009 GranadaC/ Real de la Alhambra s/n </text:p>
            <text:p>18009 GranadaC/ Real de la Alhambra s/n </text:p>
            <text:p>18009 GranadaC/ Real de la Alhambra s/n </text:p>
            <text:p>18009 GranadaC/ Real de la Alhambra s/n </text:p>
            <text:p>18009 GranadaC/ Real de la Alhambra s/n </text:p>
            <text:p>18009 GranadaC/ Real de la Alhambra s/n </text:p>
            <text:p>18009 Granada</text:p>
          </table:table-cell>
          <table:table-cell table:style-name="ce4" office:value-type="string">
            <text:p>958027900 // Fax: 958027950</text:p>
          </table:table-cell>
          <table:table-cell table:style-name="ce4" office:value-type="string">
            <text:p>informacion.alhambrapag@juntadeandalucia.es; direccion.pag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Administrativa</text:p>
          </table:table-cell>
          <table:table-cell table:style-name="ce4" office:value-type="string">
            <text:p>INSTITUTO ANDALUZ MUJER</text:p>
          </table:table-cell>
          <table:table-cell table:style-name="ce4" office:value-type="string">
            <text:p>IAM</text:p>
          </table:table-cell>
          <table:table-cell table:style-name="ce4" office:value-type="string">
            <text:p>IGUALDAD, SALUD Y POLÍTICAS SOCIALES</text:p>
          </table:table-cell>
          <table:table-cell table:style-name="ce4" office:value-type="string">
            <text:p>Q9150012D</text:p>
          </table:table-cell>
          <table:table-cell table:style-name="ce4" office:value-type="string">
            <text:p>C/ Doña María Coronel 6, 41003 Sevilla</text:p>
          </table:table-cell>
          <table:table-cell table:style-name="ce4" office:value-type="string">
            <text:p>900200999 / <text:s/>954544910</text:p>
          </table:table-cell>
          <table:table-cell table:style-name="ce4" office:value-type="string">
            <text:p>consulta.iam@juntadeandalucia.es; correo.iam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Administrativa</text:p>
          </table:table-cell>
          <table:table-cell table:style-name="ce4" office:value-type="string">
            <text:p>CENTRO ANDALUZ ARTE CONTEMPORÁNEO</text:p>
          </table:table-cell>
          <table:table-cell table:style-name="ce4" office:value-type="string">
            <text:p>CAAC</text:p>
          </table:table-cell>
          <table:table-cell table:style-name="ce4" office:value-type="string">
            <text:p>EDUCACIÓN, CULTURA Y DEPORTE</text:p>
          </table:table-cell>
          <table:table-cell table:style-name="ce4" office:value-type="string">
            <text:p>Q9150015G</text:p>
          </table:table-cell>
          <table:table-cell table:style-name="ce4" office:value-type="string">
            <text:p>Monasterio de la Cartuja, Avda. Américo Vespucio 2, Camino de los Descubrimientos, s/n 41092 Sevilla</text:p>
          </table:table-cell>
          <table:table-cell table:style-name="ce4" office:value-type="string">
            <text:p>Tlf:955037070 / <text:s text:c="51"/>Fax: 955037052</text:p>
          </table:table-cell>
          <table:table-cell table:style-name="ce4" office:value-type="string">
            <text:p>informacion.caac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Administrativa</text:p>
          </table:table-cell>
          <table:table-cell table:style-name="ce4" office:value-type="string">
            <text:p>INSTITUTO ANDALUZ JUVENTUD</text:p>
          </table:table-cell>
          <table:table-cell table:style-name="ce4" office:value-type="string">
            <text:p>IAJ</text:p>
          </table:table-cell>
          <table:table-cell table:style-name="ce4" office:value-type="string">
            <text:p>IGUALDAD, SALUD Y POLÍTICAS SOCIALES</text:p>
          </table:table-cell>
          <table:table-cell table:style-name="ce4" office:value-type="string">
            <text:p>Q9150017C</text:p>
          </table:table-cell>
          <table:table-cell table:style-name="ce4" office:value-type="string">
            <text:p>C/ Bilbao nº 8 y 10 41071 - Sevilla</text:p>
          </table:table-cell>
          <table:table-cell table:style-name="ce4" office:value-type="string">
            <text:p>Tef: 955035700 <text:s text:c="50"/>Fax: 955035728 / 955035760</text:p>
          </table:table-cell>
          <table:table-cell table:style-name="ce4" office:value-type="string">
            <text:p>informacion.iaj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Administrativa</text:p>
          </table:table-cell>
          <table:table-cell table:style-name="ce4" office:value-type="string">
            <text:p>SERVICIO ANDALUZ SALUD</text:p>
          </table:table-cell>
          <table:table-cell table:style-name="ce4" office:value-type="string">
            <text:p>SAS</text:p>
          </table:table-cell>
          <table:table-cell table:style-name="ce4" office:value-type="string">
            <text:p>IGUALDAD, SALUD Y POLÍTICAS SOCIALES</text:p>
          </table:table-cell>
          <table:table-cell table:style-name="ce4" office:value-type="string">
            <text:p>Q9150013B</text:p>
          </table:table-cell>
          <table:table-cell table:style-name="ce4" office:value-type="string">
            <text:p>Avda. de la Constitución 18</text:p>
            <text:p>41001 SevillaAvda. de la Constitución 18</text:p>
            <text:p>41001 SevillaAvda. de la Constitución 18</text:p>
            <text:p>41001 SevillaAvda. de la Constitución 18</text:p>
            <text:p>41001 SevillaAvda. de la Constitución 18</text:p>
            <text:p>41001 SevillaAvda. de la Constitución 18</text:p>
            <text:p>41001 SevillaAvda. de la Constitución 18</text:p>
            <text:p>41001 Sevilla</text:p>
          </table:table-cell>
          <table:table-cell table:style-name="ce4" office:value-type="string">
            <text:p>955018000 / 955018435</text:p>
          </table:table-cell>
          <table:table-cell table:style-name="ce4" office:value-type="string">
            <text:p>websas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Administrativa</text:p>
          </table:table-cell>
          <table:table-cell table:style-name="ce4" office:value-type="string">
            <text:p>INSTITUTO ANDALUZ INVESTIGACIÓN Y FORMACIÓN AGRARIA, PESQUERA, ALIMENTARIA Y PRODUCCIÓN ECOLÓGICA</text:p>
          </table:table-cell>
          <table:table-cell table:style-name="ce4" office:value-type="string">
            <text:p>IFAPA</text:p>
          </table:table-cell>
          <table:table-cell table:style-name="ce4" office:value-type="string">
            <text:p>AGRICULTURA, PESCA Y DESARROLLO RURAL</text:p>
          </table:table-cell>
          <table:table-cell table:style-name="ce4" office:value-type="string">
            <text:p>Q4100689A</text:p>
          </table:table-cell>
          <table:table-cell table:style-name="ce4" office:value-type="string">
            <text:p>Edificio Servicios Múltiples Los Bermejales. Avda. De Grecia s/n Planta 1ª. 41012 Sevilla.</text:p>
          </table:table-cell>
          <table:table-cell table:style-name="ce4" office:value-type="string">
            <text:p>Tlf. 954994600</text:p>
          </table:table-cell>
          <table:table-cell table:style-name="ce4" office:value-type="string">
            <text:p>webmaster.ifapa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Administrativa</text:p>
          </table:table-cell>
          <table:table-cell table:style-name="ce4" office:value-type="string">
            <text:p>INSTITUTO ANDALUZ DE PREVENCIÓN DE RIESGOS LABORALES</text:p>
          </table:table-cell>
          <table:table-cell table:style-name="ce4"/>
          <table:table-cell table:style-name="ce4" office:value-type="string">
            <text:p>ECONOMIA, INNOVACION, CIENCIA Y EMPLEO</text:p>
          </table:table-cell>
          <table:table-cell table:style-name="ce4" office:value-type="string">
            <text:p>Q4100718H</text:p>
          </table:table-cell>
          <table:table-cell table:style-name="ce4" office:value-type="string">
            <text:p>C/Johannes Kepler, nº 1 2ª planta Isla de La Cartuja, 41092 Sevilla</text:p>
          </table:table-cell>
          <table:table-cell table:style-name="ce4" office:value-type="string">
            <text:p>Tlf.: 955049077-78</text:p>
            <text:p>954995591 Fax:955048977Tlf.: 955049077-78</text:p>
            <text:p>954995591 Fax:955048977Tlf.: 955049077-78</text:p>
            <text:p>954995591 Fax:955048977Tlf.: 955049077-78</text:p>
            <text:p>954995591 Fax:955048977Tlf.: 955049077-78</text:p>
            <text:p>954995591 Fax:955048977Tlf.: 955049077-78</text:p>
            <text:p>954995591 Fax:955048977Tlf.: 955049077-78</text:p>
            <text:p>954995591 Fax:955048977</text:p>
          </table:table-cell>
          <table:table-cell table:style-name="ce4" office:value-type="string">
            <text:p>iaprl.ceice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Administrativa</text:p>
          </table:table-cell>
          <table:table-cell table:style-name="ce4" office:value-type="string">
            <text:p>AGENCIA DE DEFENSA DE LA COMPETENCIA DE ANDALUCÍA</text:p>
          </table:table-cell>
          <table:table-cell table:style-name="ce4" office:value-type="string">
            <text:p>ADCA</text:p>
          </table:table-cell>
          <table:table-cell table:style-name="ce4" office:value-type="string">
            <text:p>ECONOMIA, INNOVACION, CIENCIA Y EMPLEO</text:p>
          </table:table-cell>
          <table:table-cell table:style-name="ce4" office:value-type="string">
            <text:p>Q4100713I</text:p>
          </table:table-cell>
          <table:table-cell table:style-name="ce4" office:value-type="string">
            <text:p>Avda. de la Borbolla nº1, 41004 Sevilla</text:p>
          </table:table-cell>
          <table:table-cell table:style-name="ce4" office:value-type="string">
            <text:p>955407721 / 25</text:p>
            <text:p>Fax:955407720955407721 / 25</text:p>
            <text:p>Fax:955407720955407721 / 25</text:p>
            <text:p>Fax:955407720955407721 / 25</text:p>
            <text:p>Fax:955407720955407721 / 25</text:p>
            <text:p>Fax:955407720955407721 / 25</text:p>
            <text:p>Fax:955407720955407721 / 25</text:p>
            <text:p>Fax:955407720</text:p>
          </table:table-cell>
          <table:table-cell table:style-name="ce4" office:value-type="string">
            <text:p>defensacompetencia.adca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Administrativa</text:p>
          </table:table-cell>
          <table:table-cell table:style-name="ce4" office:value-type="string">
            <text:p>AGENCIA ANDALUZA DE EVALUACIÓN EDUCATIVA</text:p>
          </table:table-cell>
          <table:table-cell table:style-name="ce4" office:value-type="string">
            <text:p>AGAEVE</text:p>
          </table:table-cell>
          <table:table-cell table:style-name="ce4" office:value-type="string">
            <text:p>EDUCACIÓN, CULTURA Y DEPORTE</text:p>
          </table:table-cell>
          <table:table-cell table:style-name="ce4" office:value-type="string">
            <text:p>S4100025H</text:p>
          </table:table-cell>
          <table:table-cell table:style-name="ce4" office:value-type="string">
            <text:p>c/ Juderia s/n, Edif Vega del Rey nº1, 1ª planta 41900 Camas (Sevilla)</text:p>
          </table:table-cell>
          <table:table-cell table:style-name="ce4" office:value-type="float" office:value="955405003">
            <text:p>955405003</text:p>
          </table:table-cell>
          <table:table-cell table:style-name="ce4" office:value-type="string">
            <text:p>agaeve.ced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Administrativa</text:p>
          </table:table-cell>
          <table:table-cell table:style-name="ce4" office:value-type="string">
            <text:p>INSTITUTO ANDALUZ DE ENSEÑANZAS ARTÍSTICAS SUPERIORES</text:p>
          </table:table-cell>
          <table:table-cell table:style-name="ce4"/>
          <table:table-cell table:style-name="ce4" office:value-type="string">
            <text:p>EDUCACIÓN, CULTURA Y DEPORTE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c/ Juderia s/n, Edif Vega del Rey nº1, 1ª planta 410900 Camas(Sevilla)</text:p>
          </table:table-cell>
          <table:table-cell table:number-columns-repeated="2" table:style-name="ce4" office:value-type="string">
            <text:p>NO DISPON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<text:s/>Pública <text:s/>Emp.</text:p>
          </table:table-cell>
          <table:table-cell table:style-name="ce4" office:value-type="string">
            <text:p>INSTITUTO ANDALUZ DEL PATRIMONIO HISTÓRICO</text:p>
          </table:table-cell>
          <table:table-cell table:style-name="ce4" office:value-type="string">
            <text:p>IAPH</text:p>
          </table:table-cell>
          <table:table-cell table:style-name="ce4" office:value-type="string">
            <text:p>EDUCACIÓN, CULTURA Y DEPORTE</text:p>
          </table:table-cell>
          <table:table-cell table:style-name="ce4" office:value-type="string">
            <text:p>Q4100720D</text:p>
          </table:table-cell>
          <table:table-cell table:style-name="ce4" office:value-type="string">
            <text:p>Camino de los Descubrimientos s/n <text:s/>41071- Sevilla</text:p>
          </table:table-cell>
          <table:table-cell table:style-name="ce4" office:value-type="string">
            <text:p>955037000/955037001</text:p>
          </table:table-cell>
          <table:table-cell table:style-name="ce4" office:value-type="string">
            <text:p>informacion.iaph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<text:s/>Pública <text:s/>Emp.</text:p>
          </table:table-cell>
          <table:table-cell table:style-name="ce4" office:value-type="string">
            <text:p>AGENCIA ANDALUZA DE COOPERACIÓN INTERNACIONAL PARA EL DESARROLLO</text:p>
          </table:table-cell>
          <table:table-cell table:style-name="ce4" office:value-type="string">
            <text:p>AACI</text:p>
          </table:table-cell>
          <table:table-cell table:style-name="ce4" office:value-type="string">
            <text:p>ADMINISTRACIÓN LOCAL Y RELACIONES INSTITUCIONALES</text:p>
          </table:table-cell>
          <table:table-cell table:style-name="ce4" office:value-type="string">
            <text:p>Q4100719F</text:p>
          </table:table-cell>
          <table:table-cell table:style-name="ce4" office:value-type="string">
            <text:p>Avda de la Palmera 24, Pabellón de Cuba - 41012 Sevilla</text:p>
          </table:table-cell>
          <table:table-cell table:style-name="ce4" office:value-type="string">
            <text:p>955051851 / 351851 / Fax: 955051898</text:p>
          </table:table-cell>
          <table:table-cell table:style-name="ce4" office:value-type="string">
            <text:p>aacid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<text:s/>Pública <text:s/>Emp.</text:p>
          </table:table-cell>
          <table:table-cell table:style-name="ce4" office:value-type="string">
            <text:p>AGENCIA PÚBLICA EMPRESARIAL DE LA RADIO Y TELEVISIÓN DE ANDALUCÍA</text:p>
          </table:table-cell>
          <table:table-cell table:style-name="ce4" office:value-type="string">
            <text:p>RTVA</text:p>
          </table:table-cell>
          <table:table-cell table:style-name="ce4" office:value-type="string">
            <text:p>PRESIDENCIA</text:p>
          </table:table-cell>
          <table:table-cell table:style-name="ce4" office:value-type="string">
            <text:p>Q4191001I</text:p>
          </table:table-cell>
          <table:table-cell table:style-name="ce4" office:value-type="string">
            <text:p>Carretera San Juan de Aznalfarache- Tomares km 1,3 <text:s/>41920 San Juan de Aznalfarache (Sevilla)</text:p>
          </table:table-cell>
          <table:table-cell table:style-name="ce4" office:value-type="float" office:value="955054600">
            <text:p>955054600</text:p>
          </table:table-cell>
          <table:table-cell table:style-name="ce4" office:value-type="string">
            <text:p>comunicacionrtva@gmail.com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<text:s/>Pública <text:s/>Emp.</text:p>
          </table:table-cell>
          <table:table-cell table:style-name="ce4" office:value-type="string">
            <text:p>AGENCIA ANDALUZA DEL CONOCIMIENTO</text:p>
          </table:table-cell>
          <table:table-cell table:style-name="ce4" office:value-type="string">
            <text:p>AAC</text:p>
          </table:table-cell>
          <table:table-cell table:style-name="ce4" office:value-type="string">
            <text:p>ECONOMIA, INNOVACION, CIENCIA Y EMPLEO</text:p>
          </table:table-cell>
          <table:table-cell table:style-name="ce4" office:value-type="string">
            <text:p>Q4100812I</text:p>
          </table:table-cell>
          <table:table-cell table:style-name="ce4" office:value-type="string">
            <text:p>Calle Max Planck 3, Edificio Iris 1. Isla de la Cartuja </text:p>
            <text:p>41092-SevillaCalle Max Planck 3, Edificio Iris 1. Isla de la Cartuja </text:p>
            <text:p>41092-SevillaCalle Max Planck 3, Edificio Iris 1. Isla de la Cartuja </text:p>
            <text:p>41092-SevillaCalle Max Planck 3, Edificio Iris 1. Isla de la Cartuja </text:p>
            <text:p>41092-SevillaCalle Max Planck 3, Edificio Iris 1. Isla de la Cartuja </text:p>
            <text:p>41092-SevillaCalle Max Planck 3, Edificio Iris 1. Isla de la Cartuja </text:p>
            <text:p>41092-SevillaCalle Max Planck 3, Edificio Iris 1. Isla de la Cartuja </text:p>
            <text:p>41092-Sevilla</text:p>
          </table:table-cell>
          <table:table-cell table:style-name="ce4" office:value-type="string">
            <text:p>955045800/ 345801 <text:s text:c="20"/>/955058201</text:p>
          </table:table-cell>
          <table:table-cell table:style-name="ce4" office:value-type="string">
            <text:p>info.aac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<text:s/>Pública <text:s/>Emp.</text:p>
          </table:table-cell>
          <table:table-cell table:style-name="ce4" office:value-type="string">
            <text:p>AGENCIA DE SERVICIOS SOCIALES Y DEPENDENCIA DE ANDALUCÍA</text:p>
          </table:table-cell>
          <table:table-cell table:style-name="ce4" office:value-type="string">
            <text:p>ASSDA</text:p>
          </table:table-cell>
          <table:table-cell table:style-name="ce4" office:value-type="string">
            <text:p>IGUALDAD, SALUD Y POLÍTICAS SOCIALES</text:p>
          </table:table-cell>
          <table:table-cell table:style-name="ce4" office:value-type="string">
            <text:p>Q4100811A</text:p>
          </table:table-cell>
          <table:table-cell table:style-name="ce4" office:value-type="string">
            <text:p>Avda. Hytasa, 10. 3ª Planta </text:p>
            <text:p>Edificio Tigesa. 41006- SevillaAvda. Hytasa, 10. 3ª Planta </text:p>
            <text:p>Edificio Tigesa. 41006- SevillaAvda. Hytasa, 10. 3ª Planta </text:p>
            <text:p>Edificio Tigesa. 41006- SevillaAvda. Hytasa, 10. 3ª Planta </text:p>
            <text:p>Edificio Tigesa. 41006- SevillaAvda. Hytasa, 10. 3ª Planta </text:p>
            <text:p>Edificio Tigesa. 41006- SevillaAvda. Hytasa, 10. 3ª Planta </text:p>
            <text:p>Edificio Tigesa. 41006- SevillaAvda. Hytasa, 10. 3ª Planta </text:p>
            <text:p>Edificio Tigesa. 41006- Sevilla</text:p>
          </table:table-cell>
          <table:table-cell table:style-name="ce4" office:value-type="string">
            <text:p>955048770 / 955048909</text:p>
          </table:table-cell>
          <table:table-cell table:style-name="ce4" office:value-type="string">
            <text:p>comunicacion.assda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<text:s/>Pública <text:s/>Emp.</text:p>
          </table:table-cell>
          <table:table-cell table:style-name="ce4" office:value-type="string">
            <text:p>AGENCIA DE MEDIO AMBIENTE Y AGUA DE ANDALUCÍA</text:p>
          </table:table-cell>
          <table:table-cell table:style-name="ce4" office:value-type="string">
            <text:p>AMYA</text:p>
          </table:table-cell>
          <table:table-cell table:style-name="ce4" office:value-type="string">
            <text:p>MEDIO AMBIENTE Y ORDENACIÓN DEL TERRITORIO</text:p>
          </table:table-cell>
          <table:table-cell table:style-name="ce4" office:value-type="string">
            <text:p>Q4100799H</text:p>
          </table:table-cell>
          <table:table-cell table:style-name="ce4" office:value-type="string">
            <text:p>C/ Johan G.Gutemberg, 1. Isla de la Cartuja. 41092- Sevilla</text:p>
          </table:table-cell>
          <table:table-cell table:style-name="ce4" office:value-type="string">
            <text:p>768142 (Corporativo)</text:p>
            <text:p>902525100 (centralita)768142 (Corporativo)</text:p>
            <text:p>902525100 (centralita)768142 (Corporativo)</text:p>
            <text:p>902525100 (centralita)768142 (Corporativo)</text:p>
            <text:p>902525100 (centralita)768142 (Corporativo)</text:p>
            <text:p>902525100 (centralita)768142 (Corporativo)</text:p>
            <text:p>902525100 (centralita)768142 (Corporativo)</text:p>
            <text:p>902525100 (centralita)</text:p>
          </table:table-cell>
          <table:table-cell table:style-name="ce4" office:value-type="string">
            <text:p>NO DISPON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<text:s/>Pública <text:s/>Emp.</text:p>
          </table:table-cell>
          <table:table-cell table:style-name="ce4" office:value-type="string">
            <text:p>AGENCIA DE OBRA PÚBLICA DE LA JUNTA DE ANDALUCÍA</text:p>
          </table:table-cell>
          <table:table-cell table:style-name="ce4" office:value-type="string">
            <text:p>AOPJA</text:p>
          </table:table-cell>
          <table:table-cell table:style-name="ce4" office:value-type="string">
            <text:p>FOMENTO Y VIVIENDA</text:p>
          </table:table-cell>
          <table:table-cell table:style-name="ce4" office:value-type="string">
            <text:p>Q4100686G</text:p>
          </table:table-cell>
          <table:table-cell table:style-name="ce4" office:value-type="string">
            <text:p>Avda. Diego Martinez Barrios 10 <text:s/>4ª planta </text:p>
            <text:p>41013- SevillaAvda. Diego Martinez Barrios 10 4ª planta </text:p>
            <text:p>41013- SevillaAvda. Diego Martinez Barrios 10 4ª planta </text:p>
            <text:p>41013- SevillaAvda. Diego Martinez Barrios 10 4ª planta </text:p>
            <text:p>41013- SevillaAvda. Diego Martinez Barrios 10 4ª planta </text:p>
            <text:p>41013- SevillaAvda. Diego Martinez Barrios 10 4ª planta </text:p>
            <text:p>41013- Sevilla</text:p>
          </table:table-cell>
          <table:table-cell table:style-name="ce4" office:value-type="string">
            <text:p>955007400 / 955007477</text:p>
          </table:table-cell>
          <table:table-cell table:style-name="ce4" office:value-type="string">
            <text:p>informacion@aop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<text:s/>Pública <text:s/>Emp.</text:p>
          </table:table-cell>
          <table:table-cell table:style-name="ce4" office:value-type="string">
            <text:p>AGENCIA PÚBLICA EMPRESARIAL SANITARIA COSTA DEL SOL</text:p>
          </table:table-cell>
          <table:table-cell table:style-name="ce4" office:value-type="string">
            <text:p>ASCS</text:p>
          </table:table-cell>
          <table:table-cell table:style-name="ce4" office:value-type="string">
            <text:p>IGUALDAD, SALUD Y POLÍTICAS SOCIALES</text:p>
          </table:table-cell>
          <table:table-cell table:style-name="ce4" office:value-type="string">
            <text:p>Q7955060D</text:p>
          </table:table-cell>
          <table:table-cell table:style-name="ce4" office:value-type="string">
            <text:p>Autovia A-7 <text:s/>Km 187 <text:s text:c="2"/>Hospital Costa del Sol 29603-Marbella(Málaga)</text:p>
          </table:table-cell>
          <table:table-cell table:style-name="ce4" office:value-type="string">
            <text:p>Centralita: 951976669 - 951976670</text:p>
            <text:p>Información: 951 97 66 02Centralita: 951976669 - 951976670</text:p>
            <text:p>Información: 951 97 66 02Centralita: 951976669 - 951976670</text:p>
            <text:p>Información: 951 97 66 02Centralita: 951976669 - 951976670</text:p>
            <text:p>Información: 951 97 66 02Centralita: 951976669 - 951976670</text:p>
            <text:p>Información: 951 97 66 02Centralita: 951976669 - 951976670</text:p>
            <text:p>Información: 951 97 66 02</text:p>
          </table:table-cell>
          <table:table-cell table:style-name="ce4" office:value-type="string">
            <text:p>info@hcs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<text:s/>Pública <text:s/>Emp.</text:p>
          </table:table-cell>
          <table:table-cell table:style-name="ce4" office:value-type="string">
            <text:p>AGENCIA PÚBLICA EMPRESARIAL SANITARIA HOSPITAL ALTO GUADALQUIVIR</text:p>
          </table:table-cell>
          <table:table-cell table:style-name="ce4" office:value-type="string">
            <text:p>EPHAG</text:p>
          </table:table-cell>
          <table:table-cell table:style-name="ce4" office:value-type="string">
            <text:p>IGUALDAD, SALUD Y POLÍTICAS SOCIALES</text:p>
          </table:table-cell>
          <table:table-cell table:style-name="ce4" office:value-type="string">
            <text:p>Q2300601H</text:p>
          </table:table-cell>
          <table:table-cell table:style-name="ce4" office:value-type="string">
            <text:p>Avda. Blas Infante s/n </text:p>
            <text:p>23740- Andújar (Jaén)Avda. Blas Infante s/n </text:p>
            <text:p>23740- Andújar (Jaén)Avda. Blas Infante s/n </text:p>
            <text:p>23740- Andújar (Jaén)Avda. Blas Infante s/n </text:p>
            <text:p>23740- Andújar (Jaén)Avda. Blas Infante s/n </text:p>
            <text:p>23740- Andújar (Jaén)Avda. Blas Infante s/n </text:p>
            <text:p>23740- Andújar (Jaén)</text:p>
          </table:table-cell>
          <table:table-cell table:style-name="ce4" office:value-type="string">
            <text:p>Tel. 953 02 14 00 </text:p>
            <text:p>Fax. 953 02 14 05Tel. 953 02 14 00 </text:p>
            <text:p>Fax. 953 02 14 05Tel. 953 02 14 00 </text:p>
            <text:p>Fax. 953 02 14 05Tel. 953 02 14 00 </text:p>
            <text:p>Fax. 953 02 14 05Tel. 953 02 14 00 </text:p>
            <text:p>Fax. 953 02 14 05Tel. 953 02 14 00 </text:p>
            <text:p>Fax. 953 02 14 05</text:p>
          </table:table-cell>
          <table:table-cell table:style-name="ce4" office:value-type="string">
            <text:p>altoguadalquivir@ephag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<text:s/>Pública <text:s/>Emp.</text:p>
          </table:table-cell>
          <table:table-cell table:style-name="ce4" office:value-type="string">
            <text:p>AGENCIA PÚBLICA EMPRESARIAL SANITARIA BAJO GUADALQUIVIR</text:p>
          </table:table-cell>
          <table:table-cell table:style-name="ce4" office:value-type="string">
            <text:p>EPHBG</text:p>
          </table:table-cell>
          <table:table-cell table:style-name="ce4" office:value-type="string">
            <text:p>IGUALDAD, SALUD Y POLÍTICAS SOCIALES</text:p>
          </table:table-cell>
          <table:table-cell table:style-name="ce4" office:value-type="string">
            <text:p>Q4100710E</text:p>
          </table:table-cell>
          <table:table-cell table:style-name="ce4" office:value-type="string">
            <text:p>Avda. Brigadas Internacionales s/n <text:s/></text:p>
            <text:p>41710- Utrera (Sevilla)Avda. Brigadas Internacionales s/n </text:p>
            <text:p>41710- Utrera (Sevilla)Avda. Brigadas Internacionales s/n </text:p>
            <text:p>41710- Utrera (Sevilla)Avda. Brigadas Internacionales s/n </text:p>
            <text:p>41710- Utrera (Sevilla)Avda. Brigadas Internacionales s/n </text:p>
            <text:p>41710- Utrera (Sevilla)Avda. Brigadas Internacionales s/n </text:p>
            <text:p>41710- Utrera (Sevilla)</text:p>
          </table:table-cell>
          <table:table-cell table:style-name="ce4" office:value-type="string">
            <text:p>Secretaría Gerencia 955839104</text:p>
            <text:p>Fax 955 839 147Secretaría Gerencia 955839104</text:p>
            <text:p>Fax 955 839 147Secretaría Gerencia 955839104</text:p>
            <text:p>Fax 955 839 147Secretaría Gerencia 955839104</text:p>
            <text:p>Fax 955 839 147Secretaría Gerencia 955839104</text:p>
            <text:p>Fax 955 839 147Secretaría Gerencia 955839104</text:p>
            <text:p>Fax 955 839 147</text:p>
          </table:table-cell>
          <table:table-cell table:style-name="ce4" office:value-type="string">
            <text:p>yurena.sanchez.sspa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<text:s/>Pública <text:s/>Emp.</text:p>
          </table:table-cell>
          <table:table-cell table:style-name="ce4" office:value-type="string">
            <text:p>AGENCIA ANDALUZA DE INSTITUCIONES CULTURALES</text:p>
          </table:table-cell>
          <table:table-cell table:style-name="ce4"/>
          <table:table-cell table:style-name="ce4" office:value-type="string">
            <text:p>EDUCACIÓN, CULTURA Y DEPORTE</text:p>
          </table:table-cell>
          <table:table-cell table:style-name="ce4" office:value-type="string">
            <text:p>Q9155027G</text:p>
          </table:table-cell>
          <table:table-cell table:style-name="ce4" office:value-type="string">
            <text:p>C/ Isla de la Cartuja s/n <text:s text:c="2"/>Edif.Estadio Olimpico Puerta M, 41092- Sevilla</text:p>
          </table:table-cell>
          <table:table-cell table:style-name="ce4" office:value-type="string">
            <text:p>Teléfono: 955 929 000</text:p>
            <text:p>Fax: 955 929 219Teléfono: 955 929 000</text:p>
            <text:p>Fax: 955 929 219Teléfono: 955 929 000</text:p>
            <text:p>Fax: 955 929 219Teléfono: 955 929 000</text:p>
            <text:p>Fax: 955 929 219Teléfono: 955 929 000</text:p>
            <text:p>Fax: 955 929 219Teléfono: 955 929 000</text:p>
            <text:p>Fax: 955 929 219</text:p>
          </table:table-cell>
          <table:table-cell table:style-name="ce4" office:value-type="string">
            <text:p>aaiicc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<text:s/>Pública <text:s/>Emp.</text:p>
          </table:table-cell>
          <table:table-cell table:style-name="ce4" office:value-type="string">
            <text:p>AGENCIA PÚBLICA EMPRESARIAL SANITARIA HOSPITAL DE PONIENTE</text:p>
          </table:table-cell>
          <table:table-cell table:style-name="ce4" office:value-type="string">
            <text:p>EPHP</text:p>
          </table:table-cell>
          <table:table-cell table:style-name="ce4" office:value-type="string">
            <text:p>IGUALDAD, SALUD Y POLÍTICAS SOCIALES</text:p>
          </table:table-cell>
          <table:table-cell table:style-name="ce4" office:value-type="string">
            <text:p>Q5450010C</text:p>
          </table:table-cell>
          <table:table-cell table:style-name="ce4" office:value-type="string">
            <text:p>Carretera de Almerimar s/n </text:p>
            <text:p>04700 El Ejido (Almería)Carretera de Almerimar s/n </text:p>
            <text:p>04700 El Ejido (Almería)Carretera de Almerimar s/n </text:p>
            <text:p>04700 El Ejido (Almería)Carretera de Almerimar s/n </text:p>
            <text:p>04700 El Ejido (Almería)Carretera de Almerimar s/n </text:p>
            <text:p>04700 El Ejido (Almería)Carretera de Almerimar s/n </text:p>
            <text:p>04700 El Ejido (Almería)</text:p>
          </table:table-cell>
          <table:table-cell table:style-name="ce4" office:value-type="string">
            <text:p>950022500 / 950022603</text:p>
            <text:p>(Secretaría Gerencia 950022710)950022500 / 950022603</text:p>
            <text:p>(Secretaría Gerencia 950022710)950022500 / 950022603</text:p>
            <text:p>(Secretaría Gerencia 950022710)950022500 / 950022603</text:p>
            <text:p>(Secretaría Gerencia 950022710)950022500 / 950022603</text:p>
            <text:p>(Secretaría Gerencia 950022710)950022500 / 950022603</text:p>
            <text:p>(Secretaría Gerencia 950022710)</text:p>
          </table:table-cell>
          <table:table-cell table:style-name="ce4" office:value-type="string">
            <text:p>sugerencias@ephpo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<text:s/>Pública <text:s/>Emp.</text:p>
          </table:table-cell>
          <table:table-cell table:style-name="ce4" office:value-type="string">
            <text:p>ENTE PÚBLICO ANDALUZ DE INFRAESTRUCTURAS Y SERVICIOS EDUCATIVOS ISE</text:p>
          </table:table-cell>
          <table:table-cell table:style-name="ce4" office:value-type="string">
            <text:p>EPAI</text:p>
          </table:table-cell>
          <table:table-cell table:style-name="ce4" office:value-type="string">
            <text:p>EDUCACIÓN, CULTURA Y DEPORTE</text:p>
          </table:table-cell>
          <table:table-cell table:style-name="ce4" office:value-type="string">
            <text:p>Q4100702B</text:p>
          </table:table-cell>
          <table:table-cell table:style-name="ce4" office:value-type="string">
            <text:p>C/ Juderia s/n, Edif Vega del Rey nº1, 1ª planta 41900 Camas(Sevilla)</text:p>
          </table:table-cell>
          <table:table-cell table:style-name="ce4" office:value-type="string">
            <text:p>955625600 / Fax: 955 62 56 45 / 46</text:p>
          </table:table-cell>
          <table:table-cell table:style-name="ce4" office:value-type="string">
            <text:p>info.ise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<text:s/>Pública <text:s/>Emp.</text:p>
          </table:table-cell>
          <table:table-cell table:style-name="ce4" office:value-type="string">
            <text:p>EMPRESA PÚBLICA DE EMERGENCIAS SANITARIAS (EPES)</text:p>
          </table:table-cell>
          <table:table-cell table:style-name="ce4" office:value-type="string">
            <text:p>EPES</text:p>
          </table:table-cell>
          <table:table-cell table:style-name="ce4" office:value-type="string">
            <text:p>IGUALDAD, SALUD Y POLÍTICAS SOCIALES</text:p>
          </table:table-cell>
          <table:table-cell table:style-name="ce4" office:value-type="string">
            <text:p>Q2900463G</text:p>
          </table:table-cell>
          <table:table-cell table:style-name="ce4" office:value-type="string">
            <text:p>C/ Severo Ochoa nº28. Parque Tecnológico Andalucía. 29590 Campanillas, Málaga</text:p>
          </table:table-cell>
          <table:table-cell table:style-name="ce4" office:value-type="float" office:value="951042200">
            <text:p>951042200</text:p>
          </table:table-cell>
          <table:table-cell table:style-name="ce4" office:value-type="string">
            <text:p>scentral@epes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<text:s/>Pública <text:s/>Emp.</text:p>
          </table:table-cell>
          <table:table-cell table:style-name="ce4" office:value-type="string">
            <text:p>AGENCIA DE VIVIENDA Y REHABILITACIÓN DE ANDALUCÍA (AVRA)</text:p>
          </table:table-cell>
          <table:table-cell table:style-name="ce4" office:value-type="string">
            <text:p>AVRA</text:p>
          </table:table-cell>
          <table:table-cell table:style-name="ce4" office:value-type="string">
            <text:p>FOMENTO Y VIVIENDA</text:p>
          </table:table-cell>
          <table:table-cell table:style-name="ce4" office:value-type="string">
            <text:p>Q9155006A</text:p>
          </table:table-cell>
          <table:table-cell table:style-name="ce4" office:value-type="string">
            <text:p>Avda.de Grecia s/n, esquina a c/Bergantín (Barrio de Los Bermejales). 41012 Sevilla</text:p>
          </table:table-cell>
          <table:table-cell table:style-name="ce4" office:value-type="string">
            <text:p>955405400 / 955405200</text:p>
          </table:table-cell>
          <table:table-cell table:style-name="ce4" office:value-type="string">
            <text:p>contacto.avra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<text:s/>Pública <text:s/>Emp.</text:p>
          </table:table-cell>
          <table:table-cell table:style-name="ce4" office:value-type="string">
            <text:p>AGENCIA PÚBLICA PUERTOS DE ANDALUCÍA</text:p>
          </table:table-cell>
          <table:table-cell table:style-name="ce4" office:value-type="string">
            <text:p>EPPTOA</text:p>
          </table:table-cell>
          <table:table-cell table:style-name="ce4" office:value-type="string">
            <text:p>FOMENTO Y VIVIENDA</text:p>
          </table:table-cell>
          <table:table-cell table:style-name="ce4" office:value-type="string">
            <text:p>Q9155023F</text:p>
          </table:table-cell>
          <table:table-cell table:style-name="ce4" office:value-type="string">
            <text:p>Avda. San Francisco Javier nº 20 Planta 2ª, 41018 Sevilla</text:p>
          </table:table-cell>
          <table:table-cell table:style-name="ce4" office:value-type="string">
            <text:p>Teléfono: 955007200</text:p>
            <text:p>Fax: 955007201Teléfono: 955007200</text:p>
            <text:p>Fax: 955007201Teléfono: 955007200</text:p>
            <text:p>Fax: 955007201Teléfono: 955007200</text:p>
            <text:p>Fax: 955007201Teléfono: 955007200</text:p>
            <text:p>Fax: 955007201Teléfono: 955007200</text:p>
            <text:p>Fax: 955007201</text:p>
          </table:table-cell>
          <table:table-cell table:style-name="ce4" office:value-type="string">
            <text:p>eppa@epp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<text:s/>Pública <text:s/>Emp.</text:p>
          </table:table-cell>
          <table:table-cell table:style-name="ce4" office:value-type="string">
            <text:p>AGENCIA DE INNOVACIÓN Y DESARROLLO DE ANDALUCÍA IDEA</text:p>
          </table:table-cell>
          <table:table-cell table:style-name="ce4" office:value-type="string">
            <text:p>IDEA</text:p>
          </table:table-cell>
          <table:table-cell table:style-name="ce4" office:value-type="string">
            <text:p>ECONOMIA, INNOVACION, CIENCIA Y EMPLEO</text:p>
          </table:table-cell>
          <table:table-cell table:style-name="ce4" office:value-type="string">
            <text:p>Q9150009J</text:p>
          </table:table-cell>
          <table:table-cell table:style-name="ce4" office:value-type="string">
            <text:p>Parque Científico y Tecnológico de la Cartuja. </text:p>
            <text:p>C\ Leonardo Da Vinci 17A </text:p>
            <text:p>41092 (Sevilla)Parque Científico y Tecnológico de la Cartuja. </text:p>
            <text:p>C\ Leonardo Da Vinci 17A </text:p>
            <text:p>41092 (Sevilla)Parque Científico y Tecnológico de la Cartuja. </text:p>
            <text:p>C\ Leonardo Da Vinci 17A </text:p>
            <text:p>41092 (Sevilla)Parque Científico y Tecnológico de la Cartuja. </text:p>
            <text:p>C\ Leonardo Da Vinci 17A </text:p>
            <text:p>41092 (Sevilla)Parque Científico y Tecnológico de la Cartuja. </text:p>
            <text:p>C\ Leonardo Da Vinci 17A </text:p>
            <text:p>41092 (Sevilla)Parque Científico y Tecnológico de la Cartuja. </text:p>
            <text:p>C\ Leonardo Da Vinci 17A </text:p>
            <text:p>41092 (Sevilla)</text:p>
          </table:table-cell>
          <table:table-cell table:style-name="ce4" office:value-type="string">
            <text:p>Teléfono de Atención al Cliente: 900 850 011</text:p>
            <text:p>Teléfono del centro: 955 030 700Teléfono de Atención al Cliente: 900 850 011</text:p>
            <text:p>Teléfono del centro: 955 030 700Teléfono de Atención al Cliente: 900 850 011</text:p>
            <text:p>Teléfono del centro: 955 030 700Teléfono de Atención al Cliente: 900 850 011</text:p>
            <text:p>Teléfono del centro: 955 030 700Teléfono de Atención al Cliente: 900 850 011</text:p>
            <text:p>Teléfono del centro: 955 030 700Teléfono de Atención al Cliente: 900 850 011</text:p>
            <text:p>Teléfono del centro: 955 030 700</text:p>
          </table:table-cell>
          <table:table-cell table:style-name="ce4" office:value-type="string">
            <text:p>informacion@agenciaide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<text:s/>Pública <text:s/>Emp.</text:p>
          </table:table-cell>
          <table:table-cell table:style-name="ce4" office:value-type="string">
            <text:p>AGENCIA ANDALUZA DE LA ENERGÍA</text:p>
          </table:table-cell>
          <table:table-cell table:style-name="ce4" office:value-type="string">
            <text:p>AGEN</text:p>
          </table:table-cell>
          <table:table-cell table:style-name="ce4" office:value-type="string">
            <text:p>ECONOMIA, INNOVACION, CIENCIA Y EMPLEO</text:p>
          </table:table-cell>
          <table:table-cell table:style-name="ce4" office:value-type="string">
            <text:p>Q4100698B</text:p>
          </table:table-cell>
          <table:table-cell table:style-name="ce4" office:value-type="string">
            <text:p>C/ Isaac Newton, 6</text:p>
            <text:p>41092- SevillaC/ Isaac Newton, 6</text:p>
            <text:p>41092- SevillaC/ Isaac Newton, 6</text:p>
            <text:p>41092- SevillaC/ Isaac Newton, 6</text:p>
            <text:p>41092- SevillaC/ Isaac Newton, 6</text:p>
            <text:p>41092- SevillaC/ Isaac Newton, 6</text:p>
            <text:p>41092- Sevilla</text:p>
          </table:table-cell>
          <table:table-cell table:style-name="ce4" office:value-type="float" office:value="954786335">
            <text:p>954786335</text:p>
          </table:table-cell>
          <table:table-cell table:style-name="ce4" office:value-type="string">
            <text:p>informacion.aae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<text:s/>Pública <text:s/>Emp.</text:p>
          </table:table-cell>
          <table:table-cell table:style-name="ce4" office:value-type="string">
            <text:p>INSTITUTO ANDALUZ DE FINANZAS (INAFIN)</text:p>
          </table:table-cell>
          <table:table-cell table:style-name="ce7"/>
          <table:table-cell table:style-name="ce4" office:value-type="string">
            <text:p>HACIENDA Y ADM. PUBLICA</text:p>
          </table:table-cell>
          <table:table-cell table:number-columns-repeated="4" table:style-name="ce4" office:value-type="string">
            <text:p>NO DISPON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Régimen Especial</text:p>
          </table:table-cell>
          <table:table-cell table:style-name="ce4" office:value-type="string">
            <text:p>AGENCIA TRIBUTARIA DE ANDALUCÍA</text:p>
          </table:table-cell>
          <table:table-cell table:style-name="ce4"/>
          <table:table-cell table:style-name="ce4" office:value-type="string">
            <text:p>HACIENDA Y ADM. PUBLICA</text:p>
          </table:table-cell>
          <table:table-cell table:style-name="ce4" office:value-type="string">
            <text:p>Q4100778B</text:p>
          </table:table-cell>
          <table:table-cell table:style-name="ce4" office:value-type="string">
            <text:p>C/ Albareda 18-20 <text:s/>41001- Sevilla</text:p>
          </table:table-cell>
          <table:table-cell table:style-name="ce4" office:value-type="string">
            <text:p>955064855 / </text:p>
            <text:p>955890804 (346804)955064855 / </text:p>
            <text:p>955890804 (346804)955064855 / </text:p>
            <text:p>955890804 (346804)955064855 / </text:p>
            <text:p>955890804 (346804)955064855 / </text:p>
            <text:p>955890804 (346804)955064855 / </text:p>
            <text:p>955890804 (346804)</text:p>
          </table:table-cell>
          <table:table-cell table:style-name="ce4" office:value-type="string">
            <text:p>agenciatributariadeandalucia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Régimen Especial</text:p>
          </table:table-cell>
          <table:table-cell table:style-name="ce4" office:value-type="string">
            <text:p>AGENCIA DE GESTIÓN AGRARIA Y PESQUERA DE ANDALUCÍA</text:p>
          </table:table-cell>
          <table:table-cell table:style-name="ce4" office:value-type="string">
            <text:p>AGAPA</text:p>
          </table:table-cell>
          <table:table-cell table:style-name="ce4" office:value-type="string">
            <text:p>AGRICULTURA, PESCA Y DESARROLLO RURAL</text:p>
          </table:table-cell>
          <table:table-cell table:style-name="ce4" office:value-type="string">
            <text:p>Q4100797B</text:p>
          </table:table-cell>
          <table:table-cell table:style-name="ce4" office:value-type="string">
            <text:p>C/ Bergantin 39 <text:s text:c="2"/>41012- Sevilla</text:p>
          </table:table-cell>
          <table:table-cell table:style-name="ce4" office:value-type="float" office:value="955059700">
            <text:p>955059700</text:p>
          </table:table-cell>
          <table:table-cell table:style-name="ce4" office:value-type="string">
            <text:p>agencia.agapa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Agencia Régimen Especial</text:p>
          </table:table-cell>
          <table:table-cell table:style-name="ce4" office:value-type="string">
            <text:p>SERVICIO ANDALUZ DE EMPLEO</text:p>
          </table:table-cell>
          <table:table-cell table:style-name="ce4" office:value-type="string">
            <text:p>SAE</text:p>
          </table:table-cell>
          <table:table-cell table:style-name="ce4" office:value-type="string">
            <text:p>ECONOMIA, INNOVACION, CIENCIA Y EMPLEO</text:p>
          </table:table-cell>
          <table:table-cell table:style-name="ce4" office:value-type="string">
            <text:p>Q4100684B</text:p>
          </table:table-cell>
          <table:table-cell table:style-name="ce4" office:value-type="string">
            <text:p>C/ Isaac Newton, nº 2. Edificio Bluenet. Planta 2ª, 41092 Sevilla </text:p>
            <text:p>C/ Johannes Kepler, nº 1. Edificio Kepler. 41092 SevillaC/ Isaac Newton, nº 2. Edificio Bluenet. Planta 2ª, 41092 Sevilla </text:p>
            <text:p>C/ Johannes Kepler, nº 1. Edificio Kepler. 41092 SevillaC/ Isaac Newton, nº 2. Edificio Bluenet. Planta 2ª, 41092 Sevilla </text:p>
            <text:p>C/ Johannes Kepler, nº 1. Edificio Kepler. 41092 SevillaC/ Isaac Newton, nº 2. Edificio Bluenet. Planta 2ª, 41092 Sevilla </text:p>
            <text:p>C/ Johannes Kepler, nº 1. Edificio Kepler. 41092 SevillaC/ Isaac Newton, nº 2. Edificio Bluenet. Planta 2ª, 41092 Sevilla </text:p>
            <text:p>C/ Johannes Kepler, nº 1. Edificio Kepler. 41092 SevillaC/ Isaac Newton, nº 2. Edificio Bluenet. Planta 2ª, 41092 Sevilla </text:p>
            <text:p>C/ Johannes Kepler, nº 1. Edificio Kepler. 41092 Sevilla</text:p>
          </table:table-cell>
          <table:table-cell table:style-name="ce4" office:value-type="string">
            <text:p>955 04 84 07/80</text:p>
            <text:p>Fax: 954 99 57 91955 04 84 07/80</text:p>
            <text:p>Fax: 954 99 57 91955 04 84 07/80</text:p>
            <text:p>Fax: 954 99 57 91955 04 84 07/80</text:p>
            <text:p>Fax: 954 99 57 91955 04 84 07/80</text:p>
            <text:p>Fax: 954 99 57 91955 04 84 07/80</text:p>
            <text:p>Fax: 954 99 57 91</text:p>
          </table:table-cell>
          <table:table-cell table:style-name="ce4" office:value-type="string">
            <text:p>sgempleo.ceice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Fundaciones</text:p>
          </table:table-cell>
          <table:table-cell table:style-name="ce4" office:value-type="string">
            <text:p>F. PÚBLICA ANDALUZA INTEGRACIÓN <text:s/>SOCIAL PERSONAS ENFERMEDAD MENTAL (FAISEM)</text:p>
          </table:table-cell>
          <table:table-cell table:style-name="ce4" office:value-type="string">
            <text:p>FAISEM</text:p>
          </table:table-cell>
          <table:table-cell table:style-name="ce4" office:value-type="string">
            <text:p>IGUALDAD, SALUD Y POLÍTICAS SOCIALES</text:p>
          </table:table-cell>
          <table:table-cell table:style-name="ce4" office:value-type="string">
            <text:p>G41633710</text:p>
          </table:table-cell>
          <table:table-cell table:style-name="ce4" office:value-type="string">
            <text:p>Avd.de las Ciencias 27, acc A <text:s text:c="2"/>41020- Sevilla</text:p>
          </table:table-cell>
          <table:table-cell table:style-name="ce4" office:value-type="float" office:value="955007500">
            <text:p>955007500</text:p>
          </table:table-cell>
          <table:table-cell table:style-name="ce4" office:value-type="string">
            <text:p>faisem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Fundaciones</text:p>
          </table:table-cell>
          <table:table-cell table:style-name="ce4" office:value-type="string">
            <text:p>ANDALUCÍA EMPRENDE, FUNDACIÓN PÚBLICA ANDALUZA</text:p>
          </table:table-cell>
          <table:table-cell table:style-name="ce4" office:value-type="string">
            <text:p>FAEE</text:p>
          </table:table-cell>
          <table:table-cell table:style-name="ce4" office:value-type="string">
            <text:p>ECONOMIA, INNOVACION, CIENCIA Y EMPLEO</text:p>
          </table:table-cell>
          <table:table-cell table:style-name="ce4" office:value-type="string">
            <text:p>G91019794</text:p>
          </table:table-cell>
          <table:table-cell table:style-name="ce4" office:value-type="string">
            <text:p>C/ Graham Bell, 5. Edificio Rubén Darío, 1. Planta 1ª y 2ª</text:p>
            <text:p>41010- SevillaC/ Graham Bell, 5. Edificio Rubén Darío, 1. Planta 1ª y 2ª</text:p>
            <text:p>41010- SevillaC/ Graham Bell, 5. Edificio Rubén Darío, 1. Planta 1ª y 2ª</text:p>
            <text:p>41010- SevillaC/ Graham Bell, 5. Edificio Rubén Darío, 1. Planta 1ª y 2ª</text:p>
            <text:p>41010- SevillaC/ Graham Bell, 5. Edificio Rubén Darío, 1. Planta 1ª y 2ª</text:p>
            <text:p>41010- Sevilla</text:p>
          </table:table-cell>
          <table:table-cell table:style-name="ce4" office:value-type="string">
            <text:p>955 929806 / 955 929808</text:p>
          </table:table-cell>
          <table:table-cell table:style-name="ce4" office:value-type="string">
            <text:p>sariza@andaluciaemprende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Fundaciones</text:p>
          </table:table-cell>
          <table:table-cell table:style-name="ce4" office:value-type="string">
            <text:p>FUNDACIÓN BARENBOIM-SAID</text:p>
          </table:table-cell>
          <table:table-cell table:style-name="ce4" office:value-type="string">
            <text:p>FBAR</text:p>
          </table:table-cell>
          <table:table-cell table:style-name="ce4" office:value-type="string">
            <text:p>PRESIDENCIA</text:p>
          </table:table-cell>
          <table:table-cell table:style-name="ce4" office:value-type="string">
            <text:p>G91381228</text:p>
          </table:table-cell>
          <table:table-cell table:style-name="ce4" office:value-type="string">
            <text:p>Patio de Banderas, 14</text:p>
            <text:p>41004 - SevillaPatio de Banderas, 14</text:p>
            <text:p>41004 - SevillaPatio de Banderas, 14</text:p>
            <text:p>41004 - SevillaPatio de Banderas, 14</text:p>
            <text:p>41004 - SevillaPatio de Banderas, 14</text:p>
            <text:p>41004 - Sevilla</text:p>
          </table:table-cell>
          <table:table-cell table:style-name="ce4" office:value-type="string">
            <text:p>955 03 73 85</text:p>
          </table:table-cell>
          <table:table-cell table:style-name="ce4" office:value-type="string">
            <text:p>info.fbs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Fundaciones</text:p>
          </table:table-cell>
          <table:table-cell table:style-name="ce4" office:value-type="string">
            <text:p>FUNDACIÓN ANDALUCÍA OLÍMPICA</text:p>
          </table:table-cell>
          <table:table-cell table:style-name="ce4" office:value-type="string">
            <text:p>FAO</text:p>
          </table:table-cell>
          <table:table-cell table:style-name="ce4" office:value-type="string">
            <text:p>EDUCACIÓN, CULTURA Y DEPORTE</text:p>
          </table:table-cell>
          <table:table-cell table:style-name="ce4" office:value-type="string">
            <text:p>G41861873</text:p>
          </table:table-cell>
          <table:table-cell table:style-name="ce4" office:value-type="string">
            <text:p>Estadio Olímpico de Sevilla, <text:s/>puerta J, local A, 41092- Sevilla</text:p>
          </table:table-cell>
          <table:table-cell table:style-name="ce4" office:value-type="string">
            <text:p>954 46 01 66 / 954 46 03 56</text:p>
          </table:table-cell>
          <table:table-cell table:style-name="ce4" office:value-type="string">
            <text:p>jmanuel@fundacionandaluciaolimpica.org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Fundaciones</text:p>
          </table:table-cell>
          <table:table-cell table:style-name="ce4" office:value-type="string">
            <text:p>FUNDACIÓN BENÉFICA SAN RAFAEL</text:p>
          </table:table-cell>
          <table:table-cell table:style-name="ce4"/>
          <table:table-cell table:style-name="ce4" office:value-type="string">
            <text:p>IGUALDAD, SALUD Y POLÍTICAS SOCIALES</text:p>
          </table:table-cell>
          <table:table-cell table:style-name="ce4" office:value-type="string">
            <text:p>G41801341</text:p>
          </table:table-cell>
          <table:table-cell table:style-name="ce4" office:value-type="string">
            <text:p>Avenida Luis Montoto nº 87 C.P.: 41071 - Sevilla</text:p>
          </table:table-cell>
          <table:table-cell table:style-name="ce4" office:value-type="string">
            <text:p>955 00 68 00</text:p>
            <text:p>Fax: 955 00 68 46955 00 68 00</text:p>
            <text:p>Fax: 955 00 68 46955 00 68 00</text:p>
            <text:p>Fax: 955 00 68 46955 00 68 00</text:p>
            <text:p>Fax: 955 00 68 46955 00 68 00</text:p>
            <text:p>Fax: 955 00 68 46</text:p>
          </table:table-cell>
          <table:table-cell table:style-name="ce4" office:value-type="string">
            <text:p>NO DISPON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Fundaciones</text:p>
          </table:table-cell>
          <table:table-cell table:style-name="ce4" office:value-type="string">
            <text:p>FUNDACIÓN AGREGACIÓN DE FUNDACIONES DE SEVILLA</text:p>
          </table:table-cell>
          <table:table-cell table:style-name="ce4"/>
          <table:table-cell table:style-name="ce4" office:value-type="string">
            <text:p>IGUALDAD, SALUD Y POLÍTICAS SOCIALES</text:p>
          </table:table-cell>
          <table:table-cell table:style-name="ce4" office:value-type="string">
            <text:p>G41819244</text:p>
          </table:table-cell>
          <table:table-cell table:style-name="ce4" office:value-type="string">
            <text:p>Avenida Luis Montoto nº 87 C.P.: 41071 - Sevilla</text:p>
          </table:table-cell>
          <table:table-cell table:style-name="ce4" office:value-type="string">
            <text:p>955 00 68 00</text:p>
            <text:p>Fax: 955 00 68 46955 00 68 00</text:p>
            <text:p>Fax: 955 00 68 46955 00 68 00</text:p>
            <text:p>Fax: 955 00 68 46955 00 68 00</text:p>
            <text:p>Fax: 955 00 68 46955 00 68 00</text:p>
            <text:p>Fax: 955 00 68 46</text:p>
          </table:table-cell>
          <table:table-cell table:style-name="ce4" office:value-type="string">
            <text:p>NO DISPON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Fundaciones</text:p>
          </table:table-cell>
          <table:table-cell table:style-name="ce4" office:value-type="string">
            <text:p>FUNDACIÓN JUAN NEPOMUCENO ROJAS</text:p>
          </table:table-cell>
          <table:table-cell table:style-name="ce4"/>
          <table:table-cell table:style-name="ce4" office:value-type="string">
            <text:p>IGUALDAD, SALUD Y POLÍTICAS SOCIALES</text:p>
          </table:table-cell>
          <table:table-cell table:style-name="ce4" office:value-type="string">
            <text:p>G41801325</text:p>
          </table:table-cell>
          <table:table-cell table:style-name="ce4" office:value-type="string">
            <text:p>Avenida Luis Montoto nº 87 C.P.: 41071 - Sevilla</text:p>
          </table:table-cell>
          <table:table-cell table:style-name="ce4" office:value-type="string">
            <text:p>955 00 68 00</text:p>
            <text:p>Fax: 955 00 68 46955 00 68 00</text:p>
            <text:p>Fax: 955 00 68 46955 00 68 00</text:p>
            <text:p>Fax: 955 00 68 46955 00 68 00</text:p>
            <text:p>Fax: 955 00 68 46955 00 68 00</text:p>
            <text:p>Fax: 955 00 68 46</text:p>
          </table:table-cell>
          <table:table-cell table:style-name="ce4" office:value-type="string">
            <text:p>NO DISPON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Fundaciones</text:p>
          </table:table-cell>
          <table:table-cell table:style-name="ce4" office:value-type="string">
            <text:p>FUNDACIÓN REAL ESCUELA ANDALUZA DE ARTE ECUESTRE</text:p>
          </table:table-cell>
          <table:table-cell table:style-name="ce4" office:value-type="string">
            <text:p>FREAAE</text:p>
          </table:table-cell>
          <table:table-cell table:style-name="ce4" office:value-type="string">
            <text:p>TURISMO Y COMERCIO</text:p>
          </table:table-cell>
          <table:table-cell table:style-name="ce4" office:value-type="string">
            <text:p>G11614286</text:p>
          </table:table-cell>
          <table:table-cell table:style-name="ce4" office:value-type="string">
            <text:p>Avda. Duque de Abrante s/n</text:p>
            <text:p>11407 Jerez de la Frontera (Cádiz)Avda. Duque de Abrante s/n</text:p>
            <text:p>11407 Jerez de la Frontera (Cádiz)Avda. Duque de Abrante s/n</text:p>
            <text:p>11407 Jerez de la Frontera (Cádiz)Avda. Duque de Abrante s/n</text:p>
            <text:p>11407 Jerez de la Frontera (Cádiz)Avda. Duque de Abrante s/n</text:p>
            <text:p>11407 Jerez de la Frontera (Cádiz)</text:p>
          </table:table-cell>
          <table:table-cell table:style-name="ce4" office:value-type="float" office:value="956319635">
            <text:p>956319635</text:p>
          </table:table-cell>
          <table:table-cell table:style-name="ce4" office:value-type="string">
            <text:p>info@realescuela.org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Fundaciones</text:p>
          </table:table-cell>
          <table:table-cell table:style-name="ce4" office:value-type="string">
            <text:p>FUNDACIÓN SAN ANDRÉS Y LA MAGDALENA</text:p>
          </table:table-cell>
          <table:table-cell table:style-name="ce4"/>
          <table:table-cell table:style-name="ce4" office:value-type="string">
            <text:p>IGUALDAD, SALUD Y POLÍTICAS SOCIALES</text:p>
          </table:table-cell>
          <table:table-cell table:style-name="ce4" office:value-type="string">
            <text:p>G14690457</text:p>
          </table:table-cell>
          <table:table-cell table:style-name="ce4" office:value-type="string">
            <text:p>Plaza Ramon y Cajal 6 <text:s/>14003- Córdoba</text:p>
          </table:table-cell>
          <table:table-cell table:style-name="ce4" office:value-type="string">
            <text:p>957479300</text:p>
            <text:p>FAX: 957 476090957479300</text:p>
            <text:p>FAX: 957 476090957479300</text:p>
            <text:p>FAX: 957 476090957479300</text:p>
            <text:p>FAX: 957 476090957479300</text:p>
            <text:p>FAX: 957 476090</text:p>
          </table:table-cell>
          <table:table-cell table:style-name="ce4" office:value-type="string">
            <text:p>lsabater@gerenciafba.org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Fundaciones</text:p>
          </table:table-cell>
          <table:table-cell table:style-name="ce4" office:value-type="string">
            <text:p>FUNDACIÓN SAN JUAN DE DIOS Y SAN RAFAEL</text:p>
          </table:table-cell>
          <table:table-cell table:style-name="ce4"/>
          <table:table-cell table:style-name="ce4" office:value-type="string">
            <text:p>IGUALDAD, SALUD Y POLÍTICAS SOCIALES</text:p>
          </table:table-cell>
          <table:table-cell table:style-name="ce4" office:value-type="string">
            <text:p>G14570071</text:p>
          </table:table-cell>
          <table:table-cell table:style-name="ce4" office:value-type="string">
            <text:p>Plaza Ramón y Cajal ,nº 6 14003 Córdoba</text:p>
          </table:table-cell>
          <table:table-cell table:style-name="ce4" office:value-type="float" office:value="957479300">
            <text:p>957479300</text:p>
          </table:table-cell>
          <table:table-cell table:style-name="ce4" office:value-type="string">
            <text:p>lsabater@gerenciafba.org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Fundaciones</text:p>
          </table:table-cell>
          <table:table-cell table:style-name="ce4" office:value-type="string">
            <text:p>FUNDACIÓN OBRA PÍA SIMÓN OBEJO Y VALERA</text:p>
          </table:table-cell>
          <table:table-cell table:style-name="ce4"/>
          <table:table-cell table:style-name="ce4" office:value-type="string">
            <text:p>IGUALDAD, SALUD Y POLÍTICAS SOCIALES</text:p>
          </table:table-cell>
          <table:table-cell table:style-name="ce4" office:value-type="string">
            <text:p>G14222533</text:p>
          </table:table-cell>
          <table:table-cell table:style-name="ce4" office:value-type="string">
            <text:p>Plaza <text:s/>RAMÓN Y CAJAL Nº 6 <text:s text:c="2"/>14003- Córdoba</text:p>
          </table:table-cell>
          <table:table-cell table:style-name="ce4" office:value-type="string">
            <text:p>957479300</text:p>
            <text:p>Fax: 957 476 090957479300</text:p>
            <text:p>Fax: 957 476 090957479300</text:p>
            <text:p>Fax: 957 476 090957479300</text:p>
            <text:p>Fax: 957 476 090957479300</text:p>
            <text:p>Fax: 957 476 090</text:p>
          </table:table-cell>
          <table:table-cell table:style-name="ce4" office:value-type="string">
            <text:p>lsabater@gerenciafba.org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Fundaciones</text:p>
          </table:table-cell>
          <table:table-cell table:style-name="ce4" office:value-type="string">
            <text:p>FUNDACIÓN PATRONATO VALERIANO PÉREZ</text:p>
          </table:table-cell>
          <table:table-cell table:style-name="ce4"/>
          <table:table-cell table:style-name="ce4" office:value-type="string">
            <text:p>IGUALDAD, SALUD Y POLÍTICAS SOCIALES</text:p>
          </table:table-cell>
          <table:table-cell table:style-name="ce4" office:value-type="string">
            <text:p>G14488050</text:p>
          </table:table-cell>
          <table:table-cell table:style-name="ce4" office:value-type="string">
            <text:p>Plaza <text:s/>RAMÓN Y CAJAL Nº 6 <text:s text:c="2"/>14003- Córdoba</text:p>
          </table:table-cell>
          <table:table-cell table:style-name="ce4" office:value-type="string">
            <text:p>957479300</text:p>
            <text:p>Fax: 957 476 090957479300</text:p>
            <text:p>Fax: 957 476 090957479300</text:p>
            <text:p>Fax: 957 476 090957479300</text:p>
            <text:p>Fax: 957 476 090957479300</text:p>
            <text:p>Fax: 957 476 090</text:p>
          </table:table-cell>
          <table:table-cell table:style-name="ce4" office:value-type="string">
            <text:p>lsabater@gerenciafba.org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Fundaciones</text:p>
          </table:table-cell>
          <table:table-cell table:style-name="ce4" office:value-type="string">
            <text:p>F.P.A PARA LA INVESTIGACIÓN BIOSANITARIA EN ANDALUCÍA ORIENTAL ALEJANDRO OTERO <text:s text:c="2"/>(FIBAO)</text:p>
          </table:table-cell>
          <table:table-cell table:style-name="ce7"/>
          <table:table-cell table:style-name="ce4" office:value-type="string">
            <text:p>IGUALDAD, SALUD Y POLÍTICAS SOCIALES</text:p>
          </table:table-cell>
          <table:table-cell table:style-name="ce4" office:value-type="string">
            <text:p>G18374199</text:p>
          </table:table-cell>
          <table:table-cell table:style-name="ce4" office:value-type="string">
            <text:p>Dr. Azpitarte 4-4ªplanta, Edificio Licinio de la Fuente, <text:s/>18014- Granada</text:p>
          </table:table-cell>
          <table:table-cell table:style-name="ce4" office:value-type="float" office:value="958020182">
            <text:p>958020182</text:p>
          </table:table-cell>
          <table:table-cell table:style-name="ce4" office:value-type="string">
            <text:p>NO DISPON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Fundaciones</text:p>
          </table:table-cell>
          <table:table-cell table:style-name="ce4" office:value-type="string">
            <text:p>F. PÚBLICA. ANDALUZA EL LEGADO ANDALUSÍ</text:p>
          </table:table-cell>
          <table:table-cell table:style-name="ce4"/>
          <table:table-cell table:style-name="ce4" office:value-type="string">
            <text:p>EDUCACIÓN, CULTURA Y DEPORTE</text:p>
          </table:table-cell>
          <table:table-cell table:style-name="ce4" office:value-type="string">
            <text:p>G18411975</text:p>
          </table:table-cell>
          <table:table-cell table:style-name="ce4" office:value-type="string">
            <text:p>Avda. de las Ciencias s/n, <text:s/>18006- Granada</text:p>
          </table:table-cell>
          <table:table-cell table:style-name="ce4" office:value-type="float" office:value="958225995">
            <text:p>958225995</text:p>
          </table:table-cell>
          <table:table-cell table:style-name="ce4" office:value-type="string">
            <text:p>ccarreno@legadoandalusi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Fundaciones</text:p>
          </table:table-cell>
          <table:table-cell table:style-name="ce4" office:value-type="string">
            <text:p>F. DESARROLLO SOSTENIBLE DOÑANA Y SU ENTORNO- DOÑANA 21 FUNDACIÓN PUBLICA ANDALUZA</text:p>
          </table:table-cell>
          <table:table-cell table:style-name="ce4" office:value-type="string">
            <text:p>FDANA</text:p>
          </table:table-cell>
          <table:table-cell table:style-name="ce4" office:value-type="string">
            <text:p>MEDIO AMBIENTE Y ORDENACIÓN DEL TERRITORIO</text:p>
          </table:table-cell>
          <table:table-cell table:style-name="ce4" office:value-type="string">
            <text:p>G21246137</text:p>
          </table:table-cell>
          <table:table-cell table:style-name="ce4" office:value-type="string">
            <text:p>Parque Dunar s/n. Edif.CIECEM</text:p>
            <text:p>21760 Matalascañas Almonte (Huelva)Parque Dunar s/n. Edif.CIECEM</text:p>
            <text:p>21760 Matalascañas Almonte (Huelva)Parque Dunar s/n. Edif.CIECEM</text:p>
            <text:p>21760 Matalascañas Almonte (Huelva)Parque Dunar s/n. Edif.CIECEM</text:p>
            <text:p>21760 Matalascañas Almonte (Huelva)Parque Dunar s/n. Edif.CIECEM</text:p>
            <text:p>21760 Matalascañas Almonte (Huelva)</text:p>
          </table:table-cell>
          <table:table-cell table:style-name="ce4" office:value-type="string">
            <text:p>959451815 / 959451821</text:p>
          </table:table-cell>
          <table:table-cell table:style-name="ce4" office:value-type="string">
            <text:p>fundo21@donana.es</text:p>
          </table:table-cell>
          <table:table-cell table:number-columns-repeated="1016"/>
        </table:table-row>
        <table:table-row table:style-name="ro6">
          <table:table-cell table:style-name="ce4" office:value-type="string">
            <text:p>Fundaciones</text:p>
          </table:table-cell>
          <table:table-cell table:style-name="ce4" office:value-type="string">
            <text:p>FUNDACIÓN PÚBLICA ANDALUZA PARA LA INVESTIGACIÓN DE MÁLAGA EN BIOMEDICINA Y SALUD (FIMABIS) (ANTIGUA IMABIS)</text:p>
          </table:table-cell>
          <table:table-cell table:style-name="ce7"/>
          <table:table-cell table:style-name="ce4" office:value-type="string">
            <text:p>IGUALDAD, SALUD Y POLÍTICAS SOCIALES</text:p>
          </table:table-cell>
          <table:table-cell table:style-name="ce4" office:value-type="string">
            <text:p>G29830643</text:p>
          </table:table-cell>
          <table:table-cell table:style-name="ce4" office:value-type="string">
            <text:p>Av. Jorge Luis Borges nº15 Bl.3 Pl.3</text:p>
            <text:p>29010 MálagaAv. Jorge Luis Borges nº15 Bl.3 Pl.3</text:p>
            <text:p>29010 MálagaAv. Jorge Luis Borges nº15 Bl.3 Pl.3</text:p>
            <text:p>29010 MálagaAv. Jorge Luis Borges nº15 Bl.3 Pl.3</text:p>
            <text:p>29010 MálagaAv. Jorge Luis Borges nº15 Bl.3 Pl.3</text:p>
            <text:p>29010 Málaga</text:p>
          </table:table-cell>
          <table:table-cell table:style-name="ce4" office:value-type="float" office:value="951440260">
            <text:p>951440260</text:p>
          </table:table-cell>
          <table:table-cell table:style-name="ce4" office:value-type="string">
            <text:p>francisco.crespo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Fundaciones</text:p>
          </table:table-cell>
          <table:table-cell table:style-name="ce4" office:value-type="string">
            <text:p>FUNDACIÓN REY FAHD BIN ABDULAZIZ</text:p>
          </table:table-cell>
          <table:table-cell table:style-name="ce4"/>
          <table:table-cell table:style-name="ce4" office:value-type="string">
            <text:p>IGUALDAD, SALUD Y POLÍTICAS SOCIALES</text:p>
          </table:table-cell>
          <table:table-cell table:style-name="ce4" office:value-type="string">
            <text:p>G29817806</text:p>
          </table:table-cell>
          <table:table-cell table:style-name="ce4" office:value-type="string">
            <text:p>Autovia A-7 <text:s/>Km 187500 <text:s text:c="2"/>Hospital Costa del Sol </text:p>
            <text:p>29603-Marbella(Málaga)Autovia A-7 Km 187500 Hospital Costa del Sol </text:p>
            <text:p>29603-Marbella(Málaga)Autovia A-7 Km 187500 Hospital Costa del Sol </text:p>
            <text:p>29603-Marbella(Málaga)Autovia A-7 Km 187500 Hospital Costa del Sol </text:p>
            <text:p>29603-Marbella(Málaga)</text:p>
          </table:table-cell>
          <table:table-cell table:style-name="ce4" office:value-type="string">
            <text:p>951976633 / 978633</text:p>
          </table:table-cell>
          <table:table-cell table:style-name="ce4" office:value-type="string">
            <text:p>freyfahd@hcs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Fundaciones</text:p>
          </table:table-cell>
          <table:table-cell table:style-name="ce4" office:value-type="string">
            <text:p>FUNDACIÓN PÚBLICA ANDALUZA PARA LA GESTIÓN DE LA INVESTIGACIÓN EN SALUD DE SEVILLA (FISEVI)</text:p>
          </table:table-cell>
          <table:table-cell table:style-name="ce4" office:value-type="string">
            <text:p>FISEVI</text:p>
          </table:table-cell>
          <table:table-cell table:style-name="ce4" office:value-type="string">
            <text:p>IGUALDAD, SALUD Y POLÍTICAS SOCIALES</text:p>
          </table:table-cell>
          <table:table-cell table:style-name="ce4" office:value-type="string">
            <text:p>G41918830</text:p>
          </table:table-cell>
          <table:table-cell table:style-name="ce4" office:value-type="string">
            <text:p>Avda. Manuel Siurot . Hospital Virgen del Rocio (Edificios Laboratorios 6 ª Planta) <text:s text:c="2"/>41013- Sevilla</text:p>
          </table:table-cell>
          <table:table-cell table:style-name="ce4" office:value-type="float" office:value="955013284">
            <text:p>955013284</text:p>
          </table:table-cell>
          <table:table-cell table:style-name="ce4" office:value-type="string">
            <text:p>gerencia.fisevi.exts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Fundaciones</text:p>
          </table:table-cell>
          <table:table-cell table:style-name="ce4" office:value-type="string">
            <text:p>FUNDACIÓN PÚBLICA ANDALUZA CENTRO DE ESTUDIOS ANDALUCES</text:p>
          </table:table-cell>
          <table:table-cell table:style-name="ce4" office:value-type="string">
            <text:p>FCEA</text:p>
          </table:table-cell>
          <table:table-cell table:style-name="ce4" office:value-type="string">
            <text:p>PRESIDENCIA</text:p>
          </table:table-cell>
          <table:table-cell table:style-name="ce4" office:value-type="string">
            <text:p>G91122069</text:p>
          </table:table-cell>
          <table:table-cell table:style-name="ce4" office:value-type="string">
            <text:p>C/ Bailén nº 50 41001 - Sevilla</text:p>
          </table:table-cell>
          <table:table-cell table:style-name="ce4" office:value-type="string">
            <text:p>955 055 210/955 05 52 11</text:p>
          </table:table-cell>
          <table:table-cell table:style-name="ce4" office:value-type="string">
            <text:p>direccion@centrodeestudiosandaluces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Fundaciones</text:p>
          </table:table-cell>
          <table:table-cell table:style-name="ce4" office:value-type="string">
            <text:p>FUNDACIÓN AUDIOVISUAL DE ANDALUCÍA</text:p>
          </table:table-cell>
          <table:table-cell table:style-name="ce4" office:value-type="string">
            <text:p>FAVA</text:p>
          </table:table-cell>
          <table:table-cell table:style-name="ce4" office:value-type="string">
            <text:p>PRESIDENCIA</text:p>
          </table:table-cell>
          <table:table-cell table:style-name="ce4" office:value-type="string">
            <text:p>G41756842</text:p>
          </table:table-cell>
          <table:table-cell table:style-name="ce4" office:value-type="string">
            <text:p>Av. Matemáticos Rey Pastor y Castro, 6.</text:p>
            <text:p>Pabellón Canal Sur - Isla de la Cartuja.</text:p>
            <text:p>41092 - SevillaAv. Matemáticos Rey Pastor y Castro, 6.</text:p>
            <text:p>Pabellón Canal Sur - Isla de la Cartuja.</text:p>
            <text:p>41092 - SevillaAv. Matemáticos Rey Pastor y Castro, 6.</text:p>
            <text:p>Pabellón Canal Sur - Isla de la Cartuja.</text:p>
            <text:p>41092 - SevillaAv. Matemáticos Rey Pastor y Castro, 6.</text:p>
            <text:p>Pabellón Canal Sur - Isla de la Cartuja.</text:p>
            <text:p>41092 - Sevilla</text:p>
          </table:table-cell>
          <table:table-cell table:style-name="ce4" office:value-type="string">
            <text:p>954 467 310 / 954 461 516</text:p>
          </table:table-cell>
          <table:table-cell table:style-name="ce4" office:value-type="string">
            <text:p>funda@fundacionava.org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Fundaciones</text:p>
          </table:table-cell>
          <table:table-cell table:style-name="ce4" office:value-type="string">
            <text:p>FUNDACIÓN PÚBLICA <text:s/>ANDALUZA PROGRESO Y SALUD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IGUALDAD, SALUD Y POLÍTICAS SOCIALES</text:p>
          </table:table-cell>
          <table:table-cell table:style-name="ce4" office:value-type="string">
            <text:p>G41825811</text:p>
          </table:table-cell>
          <table:table-cell table:style-name="ce4" office:value-type="string">
            <text:p>Avda. Americo Vespucio 5, bloque 2 - 2ª planta 41092- Sevilla</text:p>
          </table:table-cell>
          <table:table-cell table:style-name="ce4" office:value-type="string">
            <text:p>955040450 (340450)</text:p>
          </table:table-cell>
          <table:table-cell table:style-name="ce4" office:value-type="string">
            <text:p>fundacion.progreso.salud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Fundaciones</text:p>
          </table:table-cell>
          <table:table-cell table:style-name="ce4" office:value-type="string">
            <text:p>F. PÚBLICA ANDALUZA CENTRO PARA LA MEDIACIÓN Y EL ARBITRAJE DE ANDALUCÍA</text:p>
          </table:table-cell>
          <table:table-cell table:style-name="ce4" office:value-type="string">
            <text:p>FMAA</text:p>
          </table:table-cell>
          <table:table-cell table:style-name="ce4" office:value-type="string">
            <text:p>JUSTICIA E INTERIOR</text:p>
          </table:table-cell>
          <table:table-cell table:style-name="ce4" office:value-type="string">
            <text:p>G91847541</text:p>
          </table:table-cell>
          <table:table-cell table:style-name="ce4" office:value-type="string">
            <text:p>Plaza Nueva 4-4ªplanta <text:s text:c="3"/>41071- Sevilla</text:p>
          </table:table-cell>
          <table:table-cell table:style-name="ce4" office:value-type="float" office:value="955540201">
            <text:p>955540201</text:p>
          </table:table-cell>
          <table:table-cell table:style-name="ce4" office:value-type="string">
            <text:p>mediacionyarbitraje.fmaa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ESCUELA ANDALUZA DE SALUD PÚBLICA, S.A. <text:s/>(EASP)</text:p>
          </table:table-cell>
          <table:table-cell table:style-name="ce4" office:value-type="string">
            <text:p>EASP</text:p>
          </table:table-cell>
          <table:table-cell table:style-name="ce4" office:value-type="string">
            <text:p>IGUALDAD, SALUD Y POLÍTICAS SOCIALES</text:p>
          </table:table-cell>
          <table:table-cell table:style-name="ce4" office:value-type="string">
            <text:p>A18049635</text:p>
          </table:table-cell>
          <table:table-cell table:style-name="ce4" office:value-type="string">
            <text:p>C/Cuesta del Observatorio nº4 (Campus Universitario de Cartuja)18011- Granada</text:p>
          </table:table-cell>
          <table:table-cell table:style-name="ce4" office:value-type="float" office:value="958027400">
            <text:p>958027400</text:p>
          </table:table-cell>
          <table:table-cell table:style-name="ce4" office:value-type="string">
            <text:p>comunicacion.easp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VERIFICACIONES INDUSTRIALES DE ANDALUCÍA, S.A. (VEIASA)</text:p>
          </table:table-cell>
          <table:table-cell table:style-name="ce7" office:value-type="string">
            <text:p>VEIA</text:p>
          </table:table-cell>
          <table:table-cell table:style-name="ce4" office:value-type="string">
            <text:p>ECONOMIA, INNOVACION, CIENCIA Y EMPLEO</text:p>
          </table:table-cell>
          <table:table-cell table:style-name="ce4" office:value-type="string">
            <text:p>A41398645</text:p>
          </table:table-cell>
          <table:table-cell table:style-name="ce4" office:value-type="string">
            <text:p>C/ Albert Einstein, 2. Edificio Veiasa</text:p>
            <text:p>Isla de la Cartuja - 41092 (Sevilla)C/ Albert Einstein, 2. Edificio Veiasa</text:p>
            <text:p>Isla de la Cartuja - 41092 (Sevilla)C/ Albert Einstein, 2. Edificio Veiasa</text:p>
            <text:p>Isla de la Cartuja - 41092 (Sevilla)C/ Albert Einstein, 2. Edificio Veiasa</text:p>
            <text:p>Isla de la Cartuja - 41092 (Sevilla)</text:p>
          </table:table-cell>
          <table:table-cell table:style-name="ce4" office:value-type="string">
            <text:p>955044000 // 955044070</text:p>
          </table:table-cell>
          <table:table-cell table:style-name="ce4" office:value-type="string">
            <text:p>veiasa@veias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EMPRESA ANDALUZA GESTIÓN INSTALACIONES TURISMO JUVENIL., S.A</text:p>
          </table:table-cell>
          <table:table-cell table:style-name="ce4"/>
          <table:table-cell table:style-name="ce4" office:value-type="string">
            <text:p>IGUALDAD, SALUD Y POLÍTICAS SOCIALES</text:p>
          </table:table-cell>
          <table:table-cell table:style-name="ce4" office:value-type="string">
            <text:p>A41445800</text:p>
          </table:table-cell>
          <table:table-cell table:style-name="ce4" office:value-type="string">
            <text:p>C/Virgen de la Victoria 46, 41011 Sevilla</text:p>
          </table:table-cell>
          <table:table-cell table:style-name="ce4" office:value-type="string">
            <text:p>955 035 800 / 955 035 850</text:p>
          </table:table-cell>
          <table:table-cell table:style-name="ce4" office:value-type="string">
            <text:p>secretariainturjoven.itj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SOCIEDAD PROMOCIÓN Y RECONVERSIÓN ECONÓMICA DE ANDALUCÍA, S.A. (SOPREA)</text:p>
          </table:table-cell>
          <table:table-cell table:style-name="ce4" office:value-type="string">
            <text:p>SOPREA</text:p>
          </table:table-cell>
          <table:table-cell table:style-name="ce4" office:value-type="string">
            <text:p>ECONOMIA, INNOVACION, CIENCIA Y EMPLEO</text:p>
          </table:table-cell>
          <table:table-cell table:style-name="ce4" office:value-type="string">
            <text:p>A41117441</text:p>
          </table:table-cell>
          <table:table-cell table:style-name="ce4" office:value-type="string">
            <text:p>Parque Científico y Tecnológico de la Cartuja</text:p>
            <text:p>C\ Leonardo Da Vinci 17A, c.p. 41092, SevillaParque Científico y Tecnológico de la Cartuja</text:p>
            <text:p>C\ Leonardo Da Vinci 17A, c.p. 41092, SevillaParque Científico y Tecnológico de la Cartuja</text:p>
            <text:p>C\ Leonardo Da Vinci 17A, c.p. 41092, SevillaParque Científico y Tecnológico de la Cartuja</text:p>
            <text:p>C\ Leonardo Da Vinci 17A, c.p. 41092, Sevilla</text:p>
          </table:table-cell>
          <table:table-cell table:style-name="ce4" office:value-type="string">
            <text:p>955405895/ <text:s/>955405896</text:p>
          </table:table-cell>
          <table:table-cell table:style-name="ce4" office:value-type="string">
            <text:p>manunez@sopre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CANAL SUR RADIO, S.A.</text:p>
          </table:table-cell>
          <table:table-cell table:style-name="ce4"/>
          <table:table-cell table:style-name="ce4" office:value-type="string">
            <text:p>PRESIDENCIA</text:p>
          </table:table-cell>
          <table:table-cell table:style-name="ce4" office:value-type="string">
            <text:p>A41248907</text:p>
          </table:table-cell>
          <table:table-cell table:style-name="ce4" office:value-type="string">
            <text:p>Carretera S.Juan Aznalfarache -Tomares km 1,3, 41920- San Juan Aznalfarachez(Sevilla)</text:p>
          </table:table-cell>
          <table:table-cell table:style-name="ce4" office:value-type="float" office:value="955054600">
            <text:p>955054600</text:p>
          </table:table-cell>
          <table:table-cell table:style-name="ce4" office:value-type="string">
            <text:p>directorgeneral@rtv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CANAL SUR TELEVISIÓN, S.A.</text:p>
          </table:table-cell>
          <table:table-cell table:style-name="ce4"/>
          <table:table-cell table:style-name="ce4" office:value-type="string">
            <text:p>PRESIDENCIA</text:p>
          </table:table-cell>
          <table:table-cell table:style-name="ce4" office:value-type="string">
            <text:p>A41248899</text:p>
          </table:table-cell>
          <table:table-cell table:style-name="ce4" office:value-type="string">
            <text:p>Carretera S.Juan Aznalfarache -Tomares km 1,3, 41920- San Juan Aznalfarachez(Sevilla)</text:p>
          </table:table-cell>
          <table:table-cell table:style-name="ce4" office:value-type="float" office:value="955054600">
            <text:p>955054600</text:p>
          </table:table-cell>
          <table:table-cell table:style-name="ce4" office:value-type="string">
            <text:p>directorgeneral@rtv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PARQUE TECNOLÓGICO DE ANDALUCÍA</text:p>
          </table:table-cell>
          <table:table-cell table:style-name="ce4"/>
          <table:table-cell table:style-name="ce4" office:value-type="string">
            <text:p>ECONOMIA, INNOVACION, CIENCIA Y EMPLEO</text:p>
          </table:table-cell>
          <table:table-cell table:style-name="ce4" office:value-type="string">
            <text:p>A29429990</text:p>
          </table:table-cell>
          <table:table-cell table:style-name="ce4" office:value-type="string">
            <text:p>C/Marie Curie,35. 29590-Campanillas (MÁLAGA)</text:p>
          </table:table-cell>
          <table:table-cell table:style-name="ce4" office:value-type="float" office:value="951231300">
            <text:p>951231300</text:p>
          </table:table-cell>
          <table:table-cell table:style-name="ce4" office:value-type="string">
            <text:p>lvalverde@pt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RED LOGÍSTICA DE ANDALUCÍA S.A</text:p>
          </table:table-cell>
          <table:table-cell table:style-name="ce4" office:value-type="string">
            <text:p>RLA</text:p>
          </table:table-cell>
          <table:table-cell table:style-name="ce4" office:value-type="string">
            <text:p>FOMENTO Y VIVIENDA</text:p>
          </table:table-cell>
          <table:table-cell table:style-name="ce4" office:value-type="string">
            <text:p>A41439142</text:p>
          </table:table-cell>
          <table:table-cell table:style-name="ce4" office:value-type="string">
            <text:p>Avda. San Francisco Javier, 20. Edificio Catalana Occidente, 2ª planta. 41018 Sevilla</text:p>
          </table:table-cell>
          <table:table-cell table:style-name="ce4" office:value-type="float" office:value="955007211">
            <text:p>955007211</text:p>
          </table:table-cell>
          <table:table-cell table:style-name="ce4" office:value-type="string">
            <text:p>info@redlogistic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AGENCIA ANDALUZA DE PROMOCIÓN EXTERIOR, S.A. (EXTENDA)</text:p>
          </table:table-cell>
          <table:table-cell table:style-name="ce4" office:value-type="string">
            <text:p>EXTENDA</text:p>
          </table:table-cell>
          <table:table-cell table:style-name="ce4" office:value-type="string">
            <text:p>ECONOMIA, INNOVACION, CIENCIA Y EMPLEO</text:p>
          </table:table-cell>
          <table:table-cell table:style-name="ce4" office:value-type="string">
            <text:p>A41147596</text:p>
          </table:table-cell>
          <table:table-cell table:style-name="ce4" office:value-type="string">
            <text:p>C/ Marie Curie s/n, 41092- Sevilla</text:p>
          </table:table-cell>
          <table:table-cell table:style-name="ce4" office:value-type="string">
            <text:p>902508525 / 902508535</text:p>
          </table:table-cell>
          <table:table-cell table:style-name="ce4" office:value-type="string">
            <text:p>info@extend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SOCIEDAD PARA EL DESARROLLO ENERGÉTICO DE ANDALUCÍA (SODEAN)</text:p>
          </table:table-cell>
          <table:table-cell table:style-name="ce4"/>
          <table:table-cell table:style-name="ce4" office:value-type="string">
            <text:p>ECONOMIA, INNOVACION, CIENCIA Y EMPLEO</text:p>
          </table:table-cell>
          <table:table-cell table:style-name="ce4" office:value-type="string">
            <text:p>A41101072</text:p>
          </table:table-cell>
          <table:table-cell table:style-name="ce4" office:value-type="string">
            <text:p>C/ Isaac Newton, 6</text:p>
            <text:p>41092 SevillaC/ Isaac Newton, 6</text:p>
            <text:p>41092 SevillaC/ Isaac Newton, 6</text:p>
            <text:p>41092 SevillaC/ Isaac Newton, 6</text:p>
            <text:p>41092 Sevilla</text:p>
          </table:table-cell>
          <table:table-cell table:style-name="ce4" office:value-type="float" office:value="954786335">
            <text:p>954786335</text:p>
          </table:table-cell>
          <table:table-cell table:style-name="ce4" office:value-type="string">
            <text:p>marbella.escobar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CETURSA SIERRA NEVADA, S.A.</text:p>
          </table:table-cell>
          <table:table-cell table:style-name="ce4"/>
          <table:table-cell table:style-name="ce4" office:value-type="string">
            <text:p>EDUCACIÓN, CULTURA Y DEPORTE</text:p>
          </table:table-cell>
          <table:table-cell table:style-name="ce4" office:value-type="string">
            <text:p>A18005256</text:p>
          </table:table-cell>
          <table:table-cell table:style-name="ce4" office:value-type="string">
            <text:p>Plaza de Andalucía, 4. 18196 Sierra Nevada (GRANADA)</text:p>
          </table:table-cell>
          <table:table-cell table:style-name="ce4" office:value-type="float" office:value="958249100">
            <text:p>958249100</text:p>
          </table:table-cell>
          <table:table-cell table:style-name="ce4" office:value-type="string">
            <text:p>sierranevada@ceturs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SIERRA NEVADA CLUB AGENCIA DE VIAJES, S.A.</text:p>
          </table:table-cell>
          <table:table-cell table:style-name="ce4"/>
          <table:table-cell table:style-name="ce4" office:value-type="string">
            <text:p>EDUCACIÓN, CULTURA Y DEPORTE</text:p>
          </table:table-cell>
          <table:table-cell table:style-name="ce4" office:value-type="string">
            <text:p>A18095166</text:p>
          </table:table-cell>
          <table:table-cell table:style-name="ce4" office:value-type="string">
            <text:p>Plaza de Andalucía, 4. 18196 Sierra Nevada (GRANADA)</text:p>
          </table:table-cell>
          <table:table-cell table:style-name="ce4" office:value-type="float" office:value="958249100">
            <text:p>958249100</text:p>
          </table:table-cell>
          <table:table-cell table:style-name="ce4" office:value-type="string">
            <text:p>agencia@ceturs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CARTUJA 93, S.A.</text:p>
          </table:table-cell>
          <table:table-cell table:style-name="ce4" office:value-type="string">
            <text:p>CAR93</text:p>
          </table:table-cell>
          <table:table-cell table:style-name="ce4" office:value-type="string">
            <text:p>ECONOMIA, INNOVACION, CIENCIA Y EMPLEO</text:p>
          </table:table-cell>
          <table:table-cell table:style-name="ce4" office:value-type="string">
            <text:p>A41502790</text:p>
          </table:table-cell>
          <table:table-cell table:style-name="ce4" office:value-type="string">
            <text:p>Pabellón de la Unión Europea. Parque Científico y Tecnológico Cartuja.</text:p>
            <text:p>C/ Isaac Newton, s/n</text:p>
            <text:p>41092 SevillaPabellón de la Unión Europea. Parque Científico y Tecnológico Cartuja.</text:p>
            <text:p>C/ Isaac Newton, s/n</text:p>
            <text:p>41092 SevillaPabellón de la Unión Europea. Parque Científico y Tecnológico Cartuja.</text:p>
            <text:p>C/ Isaac Newton, s/n</text:p>
            <text:p>41092 Sevilla</text:p>
          </table:table-cell>
          <table:table-cell table:style-name="ce4" office:value-type="string">
            <text:p>671592943/ 955039600/ </text:p>
            <text:p>Fax: 955122013671592943/ 955039600/ </text:p>
            <text:p>Fax: 955122013671592943/ 955039600/ </text:p>
            <text:p>Fax: 955122013</text:p>
          </table:table-cell>
          <table:table-cell table:style-name="ce4" office:value-type="string">
            <text:p>c93@pctcartuj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PROMONEVADA, S.A.</text:p>
          </table:table-cell>
          <table:table-cell table:style-name="ce4"/>
          <table:table-cell table:style-name="ce4" office:value-type="string">
            <text:p>EDUCACIÓN, CULTURA Y DEPORTE</text:p>
          </table:table-cell>
          <table:table-cell table:style-name="ce4" office:value-type="string">
            <text:p>A18278085</text:p>
          </table:table-cell>
          <table:table-cell table:style-name="ce4" office:value-type="string">
            <text:p>Plaza de Andalucía, 4. 18196 Sierra Nevada (GRANADA)</text:p>
          </table:table-cell>
          <table:table-cell table:style-name="ce4" office:value-type="float" office:value="958249209">
            <text:p>958249209</text:p>
          </table:table-cell>
          <table:table-cell table:style-name="ce4" office:value-type="string">
            <text:p>jagutierrez@ceturs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APARTAHOTEL TREVENQUE, S.A.</text:p>
          </table:table-cell>
          <table:table-cell table:style-name="ce4"/>
          <table:table-cell table:style-name="ce4" office:value-type="string">
            <text:p>EDUCACIÓN, CULTURA Y DEPORTE</text:p>
          </table:table-cell>
          <table:table-cell table:style-name="ce4" office:value-type="string">
            <text:p>A18378562</text:p>
          </table:table-cell>
          <table:table-cell table:style-name="ce4" office:value-type="string">
            <text:p>Plaza de Andalucía, 4. 18196 Sierra Nevada (GRANADA)</text:p>
          </table:table-cell>
          <table:table-cell table:style-name="ce4" office:value-type="float" office:value="958249100">
            <text:p>958249100</text:p>
          </table:table-cell>
          <table:table-cell table:style-name="ce4" office:value-type="string">
            <text:p>jagutierrez@ceturs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SANTANA MOTOR, S.A.</text:p>
          </table:table-cell>
          <table:table-cell table:style-name="ce4"/>
          <table:table-cell table:style-name="ce4" office:value-type="string">
            <text:p>ECONOMIA, INNOVACION, CIENCIA Y EMPLEO</text:p>
          </table:table-cell>
          <table:table-cell table:style-name="ce4" office:value-type="string">
            <text:p>A28069524</text:p>
          </table:table-cell>
          <table:table-cell table:style-name="ce4" office:value-type="string">
            <text:p>Avda. 1ºde Mayo s/n. 23700-Linares (SEVILLA)</text:p>
          </table:table-cell>
          <table:table-cell table:style-name="ce4" office:value-type="float" office:value="953892190">
            <text:p>953892190</text:p>
          </table:table-cell>
          <table:table-cell table:style-name="ce4" office:value-type="string">
            <text:p>NO DISPON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SOCIEDAD ANDALUZA PARA EL DESARROLLO DE LAS TELECOMUNICACIONES, S.A <text:s/>(SANDETEL)</text:p>
          </table:table-cell>
          <table:table-cell table:style-name="ce4" office:value-type="string">
            <text:p>SAND</text:p>
          </table:table-cell>
          <table:table-cell table:style-name="ce4" office:value-type="string">
            <text:p>ECONOMIA, INNOVACION, CIENCIA Y EMPLEO</text:p>
          </table:table-cell>
          <table:table-cell table:style-name="ce4" office:value-type="string">
            <text:p>A41857988</text:p>
          </table:table-cell>
          <table:table-cell table:style-name="ce4" office:value-type="string">
            <text:p>Avda. de la Arboleda. Edificio Zoco (Tomares)</text:p>
          </table:table-cell>
          <table:table-cell table:style-name="ce4" office:value-type="float" office:value="955061025">
            <text:p>955061025</text:p>
          </table:table-cell>
          <table:table-cell table:style-name="ce4" office:value-type="string">
            <text:p>sandetel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INFRAESTRUCTURAS TURÍSTICAS ANDALUCÍA, S.A (INTASA)</text:p>
          </table:table-cell>
          <table:table-cell table:style-name="ce7"/>
          <table:table-cell table:style-name="ce4" office:value-type="string">
            <text:p>TURISMO Y COMERCIO</text:p>
          </table:table-cell>
          <table:table-cell table:style-name="ce4" office:value-type="string">
            <text:p>A91252155</text:p>
          </table:table-cell>
          <table:table-cell table:style-name="ce4" office:value-type="string">
            <text:p>Pasaje de Chinitas nº 4, 29015- Málaga</text:p>
          </table:table-cell>
          <table:table-cell table:style-name="ce4" office:value-type="string">
            <text:p>951299396/697953046</text:p>
          </table:table-cell>
          <table:table-cell table:style-name="ce4" office:value-type="string">
            <text:p>sdiaz@andalucia.org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INVERSIÓN , GESTIÓN Y DESARROLLO DE CAPITAL RIESGO DE ANDALUCÍA S.G.E.C.R, S.A.</text:p>
          </table:table-cell>
          <table:table-cell table:style-name="ce4" office:value-type="string">
            <text:p>INVERGE</text:p>
          </table:table-cell>
          <table:table-cell table:style-name="ce4" office:value-type="string">
            <text:p>ECONOMIA, INNOVACION, CIENCIA Y EMPLEO</text:p>
          </table:table-cell>
          <table:table-cell table:style-name="ce4" office:value-type="string">
            <text:p>A91814244</text:p>
          </table:table-cell>
          <table:table-cell table:style-name="ce4" office:value-type="string">
            <text:p>C/Acústica nº 24, 4ª planta, Parque Empresarial Nuevo Torneo, 41015 Sevilla</text:p>
          </table:table-cell>
          <table:table-cell table:style-name="ce4" office:value-type="string">
            <text:p>955402400/379400/ fax: 955402398</text:p>
          </table:table-cell>
          <table:table-cell table:style-name="ce4" office:value-type="string">
            <text:p>invercaria.igra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TECNO BAHÍA DE CÁDIZ, S.L.</text:p>
          </table:table-cell>
          <table:table-cell table:style-name="ce4" office:value-type="string">
            <text:p>TBAHIA</text:p>
          </table:table-cell>
          <table:table-cell table:style-name="ce4" office:value-type="string">
            <text:p>ECONOMIA, INNOVACION, CIENCIA Y EMPLEO</text:p>
          </table:table-cell>
          <table:table-cell table:style-name="ce4" office:value-type="string">
            <text:p>B11766474</text:p>
          </table:table-cell>
          <table:table-cell table:style-name="ce4" office:value-type="string">
            <text:p>Alameda <text:s/>Apodaca, 20. 11003 Cádiz.</text:p>
          </table:table-cell>
          <table:table-cell table:style-name="ce4" office:value-type="string">
            <text:p>956818820 / 956818825</text:p>
          </table:table-cell>
          <table:table-cell table:style-name="ce4" office:value-type="string">
            <text:p>m.simarro@tecnobah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PARQUE TECNOLÓGICO Y AERONÁUTICO DE ANDALUCÍA S.L <text:s text:c="64"/>(AEROPOLIS)</text:p>
          </table:table-cell>
          <table:table-cell table:style-name="ce4" office:value-type="string">
            <text:p>AERO</text:p>
          </table:table-cell>
          <table:table-cell table:style-name="ce4" office:value-type="string">
            <text:p>ECONOMIA, INNOVACION, CIENCIA Y EMPLEO</text:p>
          </table:table-cell>
          <table:table-cell table:style-name="ce4" office:value-type="string">
            <text:p>B91225367</text:p>
          </table:table-cell>
          <table:table-cell table:style-name="ce4" office:value-type="string">
            <text:p>Calle Ingeniero Rafael Rubio Elola, 1, 1ª planta. 41300 La Rinconada (Sevilla)</text:p>
          </table:table-cell>
          <table:table-cell table:style-name="ce4" office:value-type="string">
            <text:p>955624430 / Fax: 955624426</text:p>
          </table:table-cell>
          <table:table-cell table:style-name="ce4" office:value-type="string">
            <text:p>administracion@aeropolis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SOCIEDAD DE GESTIÓN, FINANCIACIÓN E INVERSIÓN PATRIMONIAL, S.A. (SOGEFINPA)</text:p>
          </table:table-cell>
          <table:table-cell table:style-name="ce4"/>
          <table:table-cell table:style-name="ce4" office:value-type="string">
            <text:p>HACIENDA Y ADM. PUBLICA</text:p>
          </table:table-cell>
          <table:table-cell table:style-name="ce4" office:value-type="string">
            <text:p>A91849125</text:p>
          </table:table-cell>
          <table:table-cell table:style-name="ce4" office:value-type="string">
            <text:p>C/ Inca Garcilarso 3. Edificio Expo. Isla de la Cartuja </text:p>
            <text:p>41092 - SevillaC/ Inca Garcilarso 3. Edificio Expo. Isla de la Cartuja </text:p>
            <text:p>41092 - SevillaC/ Inca Garcilarso 3. Edificio Expo. Isla de la Cartuja </text:p>
            <text:p>41092 - Sevilla</text:p>
          </table:table-cell>
          <table:table-cell table:style-name="ce4" office:value-type="string">
            <text:p>954081985-954489022 / 954081108</text:p>
          </table:table-cell>
          <table:table-cell table:style-name="ce4" office:value-type="string">
            <text:p>belen.serrano.ext@juntadeandalucia.es;</text:p>
            <text:p>jm.villalobos@sogefinpa.esbelen.serrano.ext@juntadeandalucia.es;</text:p>
            <text:p>jm.villalobos@sogefinpa.esbelen.serrano.ext@juntadeandalucia.es;</text:p>
            <text:p>jm.villalobos@sogefinp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EMPRESA PÚBLICA GESTIÓN DE ACTIVOS S.A</text:p>
          </table:table-cell>
          <table:table-cell table:style-name="ce4" office:value-type="string">
            <text:p>EPGASA</text:p>
          </table:table-cell>
          <table:table-cell table:style-name="ce4" office:value-type="string">
            <text:p>HACIENDA Y ADM. PUBLICA</text:p>
          </table:table-cell>
          <table:table-cell table:style-name="ce4" office:value-type="string">
            <text:p>A28784957</text:p>
          </table:table-cell>
          <table:table-cell table:style-name="ce4" office:value-type="string">
            <text:p>C/ Inca Garcilaso, 3. Edificio Expo. Isla de la Cartuja</text:p>
            <text:p>41092 - SevillaC/ Inca Garcilaso, 3. Edificio Expo. Isla de la Cartuja</text:p>
            <text:p>41092 - SevillaC/ Inca Garcilaso, 3. Edificio Expo. Isla de la Cartuja</text:p>
            <text:p>41092 - Sevilla</text:p>
          </table:table-cell>
          <table:table-cell table:style-name="ce4" office:value-type="float" office:value="954081989">
            <text:p>954081989</text:p>
          </table:table-cell>
          <table:table-cell table:style-name="ce4" office:value-type="string">
            <text:p>pfuentes@agesa-s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METRO DE GRANADA S.A</text:p>
          </table:table-cell>
          <table:table-cell table:style-name="ce4" office:value-type="string">
            <text:p>METROGR</text:p>
          </table:table-cell>
          <table:table-cell table:style-name="ce4" office:value-type="string">
            <text:p>FOMENTO Y VIVIENDA</text:p>
          </table:table-cell>
          <table:table-cell table:style-name="ce4" office:value-type="string">
            <text:p>A18952374</text:p>
          </table:table-cell>
          <table:table-cell table:style-name="ce4" office:value-type="string">
            <text:p>C/ San Antón 72, 1ª planta. 18005- Granada</text:p>
          </table:table-cell>
          <table:table-cell table:style-name="ce4" office:value-type="float" office:value="958897092">
            <text:p>958897092</text:p>
          </table:table-cell>
          <table:table-cell table:style-name="ce4" office:value-type="string">
            <text:p>josejtrigo@aopandalucia.es; rosa.cruz@aop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PARQUE DE INNOVACIÓN EMPRESARIAL SANLÚCAR LA MAYOR S.A <text:s text:c="2"/>(SOLAND)</text:p>
          </table:table-cell>
          <table:table-cell table:style-name="ce4"/>
          <table:table-cell table:style-name="ce4" office:value-type="string">
            <text:p>ECONOMIA, INNOVACION, CIENCIA Y EMPLEO</text:p>
          </table:table-cell>
          <table:table-cell table:style-name="ce4" office:value-type="string">
            <text:p>A91848838</text:p>
          </table:table-cell>
          <table:table-cell table:style-name="ce4" office:value-type="string">
            <text:p>PLAZA VIRGEN DE LOS REYES 8, SANLUCAR LA MAYOR</text:p>
          </table:table-cell>
          <table:table-cell table:style-name="ce4" office:value-type="float" office:value="955030741">
            <text:p>955030741</text:p>
          </table:table-cell>
          <table:table-cell table:style-name="ce4" office:value-type="string">
            <text:p>rgonzalez@agenciaide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EMPRESA PÚBLICA PARA LA GESTIÓN DEL TURISMO Y DEL DEPORTE DE ANDALUCÍA, S. A. (TUDASA)</text:p>
          </table:table-cell>
          <table:table-cell table:style-name="ce4"/>
          <table:table-cell table:style-name="ce4" office:value-type="string">
            <text:p>TURISMO Y COMERCIO</text:p>
          </table:table-cell>
          <table:table-cell table:style-name="ce4" office:value-type="string">
            <text:p>A93090744</text:p>
          </table:table-cell>
          <table:table-cell table:style-name="ce4" office:value-type="string">
            <text:p>C/ Compañia, 40 <text:s/>29008 Málaga</text:p>
          </table:table-cell>
          <table:table-cell table:style-name="ce4" office:value-type="string">
            <text:p>951299300</text:p>
            <text:p>Fax: 951 299 315951299300</text:p>
            <text:p>Fax: 951 299 315951299300</text:p>
            <text:p>Fax: 951 299 315</text:p>
          </table:table-cell>
          <table:table-cell table:style-name="ce4" office:value-type="string">
            <text:p>direccion@andalucia.org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INVERSIÓN Y GESTIÓN DE CAPITAL RIESGO DE ANDALUCÍA <text:s/>S.A (INVERCARIA)</text:p>
          </table:table-cell>
          <table:table-cell table:style-name="ce4"/>
          <table:table-cell table:style-name="ce4" office:value-type="string">
            <text:p>ECONOMIA, INNOVACION, CIENCIA Y EMPLEO</text:p>
          </table:table-cell>
          <table:table-cell table:style-name="ce4" office:value-type="string">
            <text:p>A91442350</text:p>
          </table:table-cell>
          <table:table-cell table:style-name="ce4" office:value-type="string">
            <text:p>C/Acústica nº 24, 4ª planta, Parque Empresarial Nuevo Torneo, 41015 Sevilla</text:p>
          </table:table-cell>
          <table:table-cell table:style-name="ce4" office:value-type="string">
            <text:p>955402400/379400/ fax: 955402398</text:p>
          </table:table-cell>
          <table:table-cell table:style-name="ce4" office:value-type="string">
            <text:p>presidencia.invercaria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01INNOVA24H, S.L.U.</text:p>
          </table:table-cell>
          <table:table-cell table:style-name="ce4"/>
          <table:table-cell table:style-name="ce4" office:value-type="string">
            <text:p>ECONOMIA, INNOVACION, CIENCIA Y EMPLEO</text:p>
          </table:table-cell>
          <table:table-cell table:style-name="ce4" office:value-type="string">
            <text:p>B91805655</text:p>
          </table:table-cell>
          <table:table-cell table:style-name="ce4" office:value-type="string">
            <text:p>Calle Leonardo Da Vinci, 17-A, 41092, Sevilla</text:p>
          </table:table-cell>
          <table:table-cell table:style-name="ce4" office:value-type="float" office:value="955030753">
            <text:p>955030753</text:p>
          </table:table-cell>
          <table:table-cell table:style-name="ce4" office:value-type="string">
            <text:p>ssalgueiro@agenciaide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INVERSEED (INVERSIÓN Y GESTIÓN EN CAPITAL SEMILLA SCR DE RÉGIMEN COMÚN SA)</text:p>
          </table:table-cell>
          <table:table-cell table:style-name="ce4"/>
          <table:table-cell table:style-name="ce4" office:value-type="string">
            <text:p>ECONOMIA, INNOVACION, CIENCIA Y EMPLEO</text:p>
          </table:table-cell>
          <table:table-cell table:style-name="ce4" office:value-type="string">
            <text:p>A23288301</text:p>
          </table:table-cell>
          <table:table-cell table:style-name="ce4" office:value-type="string">
            <text:p>Parque Empresarial Nuevo Torneo, C/ Acústica, 24, Edificio Puerta de Indias, 4ª Planta, 41015 - Sevilla</text:p>
          </table:table-cell>
          <table:table-cell table:style-name="ce4" office:value-type="string">
            <text:p>955402400/ fax 955402398</text:p>
          </table:table-cell>
          <table:table-cell table:style-name="ce4" office:value-type="string">
            <text:p>presidencia.invercaria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Sociedades Mercantiles</text:p>
          </table:table-cell>
          <table:table-cell table:style-name="ce4" office:value-type="string">
            <text:p>PARQUE CIENTÍFICO Y TECNOLÓGICO DE HUELVA S.A</text:p>
          </table:table-cell>
          <table:table-cell table:style-name="ce4" office:value-type="string">
            <text:p>PCTH</text:p>
          </table:table-cell>
          <table:table-cell table:style-name="ce4" office:value-type="string">
            <text:p>ECONOMIA, INNOVACION, CIENCIA Y EMPLEO</text:p>
          </table:table-cell>
          <table:table-cell table:style-name="ce4" office:value-type="string">
            <text:p>A21462288</text:p>
          </table:table-cell>
          <table:table-cell table:style-name="ce4" office:value-type="string">
            <text:p>C/ Industria, 59 - 21110 Aljaraque (Huelva)</text:p>
          </table:table-cell>
          <table:table-cell table:style-name="ce4" office:value-type="string">
            <text:p>959 52 00 75</text:p>
          </table:table-cell>
          <table:table-cell table:style-name="ce4" office:value-type="string">
            <text:p>info@pcthuelv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ONSORCIO DE TRANSPORTE METROPOLITANO DEL CAMPO DE GIBRALTAR</text:p>
          </table:table-cell>
          <table:table-cell table:style-name="ce4" office:value-type="string">
            <text:p>CTCG</text:p>
          </table:table-cell>
          <table:table-cell table:style-name="ce4" office:value-type="string">
            <text:p>FOMENTO Y VIVIENDA</text:p>
          </table:table-cell>
          <table:table-cell table:style-name="ce4" office:value-type="string">
            <text:p>Q1100503J</text:p>
          </table:table-cell>
          <table:table-cell table:style-name="ce4" office:value-type="string">
            <text:p>Plaza Rafael Montoya, bloque 4, Local 14, 11204 Algeciras (Cádiz)</text:p>
          </table:table-cell>
          <table:table-cell table:style-name="ce4" office:value-type="string">
            <text:p>856583746 Corporativo:6404 <text:s/>/ </text:p>
            <text:p>Fax: 856584049856583746 Corporativo:6404 / </text:p>
            <text:p>Fax: 856584049</text:p>
          </table:table-cell>
          <table:table-cell table:style-name="ce4" office:value-type="string">
            <text:p>registro@ctmcg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ONSORCIO DE TRANSPORTE METROPOLITANO DE LA COSTA DE HUELVA</text:p>
          </table:table-cell>
          <table:table-cell table:style-name="ce4" office:value-type="string">
            <text:p>CTHU</text:p>
          </table:table-cell>
          <table:table-cell table:style-name="ce4" office:value-type="string">
            <text:p>FOMENTO Y VIVIENDA</text:p>
          </table:table-cell>
          <table:table-cell table:style-name="ce4" office:value-type="string">
            <text:p>P-2100036-I</text:p>
          </table:table-cell>
          <table:table-cell table:style-name="ce4" office:value-type="string">
            <text:p>C/ Doctor Rubio s/n (Estación Autobuses 1ª Planta) </text:p>
            <text:p>21002 HuelvaC/ Doctor Rubio s/n (Estación Autobuses 1ª Planta) </text:p>
            <text:p>21002 Huelva</text:p>
          </table:table-cell>
          <table:table-cell table:style-name="ce4" office:value-type="string">
            <text:p>959 52 47 44</text:p>
          </table:table-cell>
          <table:table-cell table:style-name="ce4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ONSORCIO GUADALQUIVIR</text:p>
          </table:table-cell>
          <table:table-cell table:style-name="ce4"/>
          <table:table-cell table:style-name="ce4" office:value-type="string">
            <text:p>TURISMO Y COMERCIO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string">
            <text:p>NO DISPON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ONSORCIO ESCUELA DEL MÁRMOL DE FINES (CEMAF)</text:p>
          </table:table-cell>
          <table:table-cell table:style-name="ce4" office:value-type="string">
            <text:p>CEMAF</text:p>
          </table:table-cell>
          <table:table-cell table:style-name="ce4" office:value-type="string">
            <text:p>EDUCACIÓN, CULTURA Y DEPORTE</text:p>
          </table:table-cell>
          <table:table-cell table:style-name="ce4" office:value-type="string">
            <text:p>Q5455059E</text:p>
          </table:table-cell>
          <table:table-cell table:style-name="ce4" office:value-type="string">
            <text:p>Poligono Ind Las Cruces V-I <text:s text:c="4"/>Fines Almeria</text:p>
          </table:table-cell>
          <table:table-cell table:style-name="ce4" office:value-type="float" office:value="950444292">
            <text:p>950444292</text:p>
          </table:table-cell>
          <table:table-cell table:style-name="ce4" office:value-type="string">
            <text:p>info@marmol.net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ONSORCIO DE TRANSPORTE METROPOLITANO DEL ÁREA DE ALMERÍA</text:p>
          </table:table-cell>
          <table:table-cell table:style-name="ce4" office:value-type="string">
            <text:p>CTAL</text:p>
          </table:table-cell>
          <table:table-cell table:style-name="ce4" office:value-type="string">
            <text:p>FOMENTO Y VIVIENDA</text:p>
          </table:table-cell>
          <table:table-cell table:style-name="ce4" office:value-type="string">
            <text:p>Q0400122H</text:p>
          </table:table-cell>
          <table:table-cell table:style-name="ce4" office:value-type="string">
            <text:p>Social: Calle Hermnaos Machado nº 4 6ª planta, 04004 Almería <text:s text:c="50"/><text:s text:c="42"/>Fiscal: (dónde se encuentran) Estación Intermodal 1ª planta, 04005 Almería</text:p>
          </table:table-cell>
          <table:table-cell table:style-name="ce4" office:value-type="string">
            <text:p>Tlf: 950186570 <text:s text:c="127"/><text:s text:c="46"/>Fax 950186576</text:p>
          </table:table-cell>
          <table:table-cell table:style-name="ce4" office:value-type="string">
            <text:p>secretaria@ctal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ONSORCIO ESCUELA DE HOSTELERÍA DE CÁDIZ</text:p>
          </table:table-cell>
          <table:table-cell table:style-name="ce4"/>
          <table:table-cell table:style-name="ce4" office:value-type="string">
            <text:p>EDUCACIÓN, CULTURA Y DEPORTE</text:p>
          </table:table-cell>
          <table:table-cell table:style-name="ce4" office:value-type="string">
            <text:p>Q6155017D</text:p>
          </table:table-cell>
          <table:table-cell table:style-name="ce4" office:value-type="string">
            <text:p>Alameda Marques de Comillas nº 2 11003 Cadiz</text:p>
          </table:table-cell>
          <table:table-cell table:style-name="ce4" office:value-type="string">
            <text:p>956808002 <text:s text:c="41"/>Fax 956 80 8250</text:p>
          </table:table-cell>
          <table:table-cell table:style-name="ce4" office:value-type="string">
            <text:p>administracion@ehcadiz.com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. PROMOCIÓN DEL EMPLEO PROVINCIA CÁDIZ PLEMCA</text:p>
          </table:table-cell>
          <table:table-cell table:style-name="ce7"/>
          <table:table-cell table:style-name="ce4" office:value-type="string">
            <text:p>ECONOMIA, INNOVACION, CIENCIA Y EMPLEO</text:p>
          </table:table-cell>
          <table:table-cell table:style-name="ce4" office:value-type="string">
            <text:p>G11374261</text:p>
          </table:table-cell>
          <table:table-cell table:style-name="ce4" office:value-type="string">
            <text:p>Delegacion provincial de Trabajo y Asuntos Sociales Cadiz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O DISPON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. CENTRO FORMACIÓN <text:s text:c="7"/>( EN TÉCNICAS INDUSTRIALES SAN FERNANDO) DE SOLDADURA</text:p>
          </table:table-cell>
          <table:table-cell table:style-name="ce4"/>
          <table:table-cell table:style-name="ce4" office:value-type="string">
            <text:p>EDUCACIÓN, CULTURA Y DEPORTE</text:p>
          </table:table-cell>
          <table:table-cell table:style-name="ce4" office:value-type="string">
            <text:p>V11389293</text:p>
          </table:table-cell>
          <table:table-cell table:style-name="ce4" office:value-type="string">
            <text:p>Polígono Industrial Fadricas <text:s/>c/Chapistas 4 </text:p>
            <text:p>San Fdo 11100Polígono Industrial Fadricas c/Chapistas 4 </text:p>
            <text:p>San Fdo 11100</text:p>
          </table:table-cell>
          <table:table-cell table:style-name="ce4" office:value-type="string">
            <text:p>956800034 / <text:s/>956800036</text:p>
          </table:table-cell>
          <table:table-cell table:style-name="ce4" office:value-type="string">
            <text:p>contacto@ctindustriales.com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. METROPOLITANO TRANSPORTES LA BAHÍA DE CÁDIZ</text:p>
          </table:table-cell>
          <table:table-cell table:style-name="ce4" office:value-type="string">
            <text:p>CTBC</text:p>
          </table:table-cell>
          <table:table-cell table:style-name="ce4" office:value-type="string">
            <text:p>FOMENTO Y VIVIENDA</text:p>
          </table:table-cell>
          <table:table-cell table:style-name="ce4" office:value-type="string">
            <text:p>V11579893</text:p>
          </table:table-cell>
          <table:table-cell table:style-name="ce4" office:value-type="string">
            <text:p>Edificio Glorieta, Planta 5ª modulos 4 y 5</text:p>
          </table:table-cell>
          <table:table-cell table:style-name="ce4" office:value-type="string">
            <text:p>856100495/856582000</text:p>
          </table:table-cell>
          <table:table-cell table:style-name="ce4" office:value-type="string">
            <text:p>usuarios@cmtbc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ONSORCIO ESCUELA DE JOYERÍA DE CÓRDOBA</text:p>
          </table:table-cell>
          <table:table-cell table:style-name="ce4"/>
          <table:table-cell table:style-name="ce4" office:value-type="string">
            <text:p>EDUCACIÓN, CULTURA Y DEPORTE</text:p>
          </table:table-cell>
          <table:table-cell table:style-name="ce4" office:value-type="string">
            <text:p>Q6455041A</text:p>
          </table:table-cell>
          <table:table-cell table:style-name="ce4" office:value-type="string">
            <text:p>Carretera Palma del Rio Km 3,5 <text:s text:c="5"/>14005 Cordoba</text:p>
          </table:table-cell>
          <table:table-cell table:style-name="ce4" office:value-type="float" office:value="957326265">
            <text:p>957326265</text:p>
          </table:table-cell>
          <table:table-cell table:style-name="ce4" office:value-type="string">
            <text:p>direccion@cejcordoba.com; administracion@cejcordoba.com; servicios@cejcordoba.com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ONSORCIO ESCUELA DE MADERA DE ENCINAS REALES(CEMER)</text:p>
          </table:table-cell>
          <table:table-cell table:style-name="ce7"/>
          <table:table-cell table:style-name="ce4" office:value-type="string">
            <text:p>EDUCACIÓN, CULTURA Y DEPORTE</text:p>
          </table:table-cell>
          <table:table-cell table:style-name="ce4" office:value-type="string">
            <text:p>Q6455040C</text:p>
          </table:table-cell>
          <table:table-cell table:style-name="ce4" office:value-type="string">
            <text:p>Sede principal: Roda de la Manga, Nº 12 <text:s/>14913 Encinas Reales Cordoba <text:s text:c="33"/><text:s text:c="10"/>Sede 2: Polígono Industrial La Vega, Plaza Josamper, 14640 Villa del Río (Córdoba)</text:p>
          </table:table-cell>
          <table:table-cell table:style-name="ce4" office:value-type="string">
            <text:p>Tlf Sede principal: 957598297 </text:p>
            <text:p>Tlf. Sede 2: 957177109Tlf Sede principal: 957598297 </text:p>
            <text:p>Tlf. Sede 2: 957177109</text:p>
          </table:table-cell>
          <table:table-cell table:style-name="ce4" office:value-type="string">
            <text:p>info@cemer.es; cemervr@cemer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ONSORCIO DE TRANSPORTE METROPOLITANO DEL ÁREA DE CÓRDOBA</text:p>
          </table:table-cell>
          <table:table-cell table:style-name="ce4" office:value-type="string">
            <text:p>CTMACO</text:p>
          </table:table-cell>
          <table:table-cell table:style-name="ce4" office:value-type="string">
            <text:p>FOMENTO Y VIVIENDA</text:p>
          </table:table-cell>
          <table:table-cell table:style-name="ce4" office:value-type="string">
            <text:p>Q1400513F</text:p>
          </table:table-cell>
          <table:table-cell table:style-name="ce4" office:value-type="string">
            <text:p>Glorieta de las Tres Culturas, s/nº, Estación de Autobuses de Córdoba.</text:p>
            <text:p>Locales 4,5 y 6, Código Postal 14011 - CórdobaGlorieta de las Tres Culturas, s/nº, Estación de Autobuses de Córdoba.</text:p>
            <text:p>Locales 4,5 y 6, Código Postal 14011 - Córdoba</text:p>
          </table:table-cell>
          <table:table-cell table:style-name="ce4" office:value-type="string">
            <text:p>957354134</text:p>
            <text:p>957354135957354134</text:p>
            <text:p>957354135</text:p>
          </table:table-cell>
          <table:table-cell table:style-name="ce4" office:value-type="string">
            <text:p>usuarios@ctco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ONSORCIO PALACIO DE EXPOSICIONES Y CONGRESOS DE GRANADA</text:p>
          </table:table-cell>
          <table:table-cell table:style-name="ce4"/>
          <table:table-cell table:style-name="ce4" office:value-type="string">
            <text:p>TURISMO Y COMERCIO</text:p>
          </table:table-cell>
          <table:table-cell table:style-name="ce4" office:value-type="string">
            <text:p>P6808904D</text:p>
          </table:table-cell>
          <table:table-cell table:style-name="ce4" office:value-type="string">
            <text:p>Paseo del Violon <text:s text:c="3"/>18006 Granada</text:p>
          </table:table-cell>
          <table:table-cell table:style-name="ce4" office:value-type="string">
            <text:p>958246701 / 958246702</text:p>
          </table:table-cell>
          <table:table-cell table:style-name="ce4" office:value-type="string">
            <text:p>mjose.consorcio.pcgr@gmail.com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ONSORCIO CENTRO DE FORMACIÓN ALBAYZIN</text:p>
          </table:table-cell>
          <table:table-cell table:style-name="ce4"/>
          <table:table-cell table:style-name="ce4" office:value-type="string">
            <text:p>EDUCACIÓN, CULTURA Y DEPORTE</text:p>
          </table:table-cell>
          <table:table-cell table:style-name="ce4" office:value-type="string">
            <text:p>Q1800630D</text:p>
          </table:table-cell>
          <table:table-cell table:style-name="ce4" office:value-type="string">
            <text:p>Placeta de la Concepción n 1 <text:s text:c="7"/>18010 Granada</text:p>
          </table:table-cell>
          <table:table-cell table:style-name="ce4" office:value-type="string">
            <text:p>958215726 / <text:s/>958210164</text:p>
          </table:table-cell>
          <table:table-cell table:style-name="ce4" office:value-type="string">
            <text:p>administracion@crnartesania.com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ONSORCIO DE TRANSPORTE METROPOLITANO DEL ÁREA DE GRANADA</text:p>
          </table:table-cell>
          <table:table-cell table:style-name="ce4" office:value-type="string">
            <text:p>CTAG</text:p>
          </table:table-cell>
          <table:table-cell table:style-name="ce4" office:value-type="string">
            <text:p>FOMENTO Y VIVIENDA</text:p>
          </table:table-cell>
          <table:table-cell table:style-name="ce4" office:value-type="string">
            <text:p>Q1800638G</text:p>
          </table:table-cell>
          <table:table-cell table:style-name="ce4" office:value-type="string">
            <text:p>C/ Mª Teresa León 6 Bajo 18013 Granada</text:p>
          </table:table-cell>
          <table:table-cell table:style-name="ce4" office:value-type="string">
            <text:p>958575001 / Fax: 958575011</text:p>
          </table:table-cell>
          <table:table-cell table:style-name="ce4" office:value-type="string">
            <text:p>leconomicas@ctagr.com; sgenerales@ctagr.com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ONSORCIO ESCUELA DE HOSTELERÍA DE ISLANTILLA CEHI</text:p>
          </table:table-cell>
          <table:table-cell table:style-name="ce4" office:value-type="string">
            <text:p>CEHI</text:p>
          </table:table-cell>
          <table:table-cell table:style-name="ce4" office:value-type="string">
            <text:p>EDUCACIÓN, CULTURA Y DEPORTE</text:p>
          </table:table-cell>
          <table:table-cell table:style-name="ce4" office:value-type="string">
            <text:p>Q7150009D</text:p>
          </table:table-cell>
          <table:table-cell table:style-name="ce4" office:value-type="string">
            <text:p>Avda de la islantilla s/n Islantilla 21449 Huelva</text:p>
          </table:table-cell>
          <table:table-cell table:style-name="ce4" office:value-type="string">
            <text:p>959646010/ 959646099</text:p>
          </table:table-cell>
          <table:table-cell table:style-name="ce4" office:value-type="string">
            <text:p>administracion@ehislantilla.com; direccion@ehislantilla.com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ONSORCIO HACIENDA LA LAGUNA DE BAEZA</text:p>
          </table:table-cell>
          <table:table-cell table:style-name="ce4"/>
          <table:table-cell table:style-name="ce4" office:value-type="string">
            <text:p>EDUCACIÓN, CULTURA Y DEPORTE</text:p>
          </table:table-cell>
          <table:table-cell table:style-name="ce4" office:value-type="string">
            <text:p>P7355008I</text:p>
          </table:table-cell>
          <table:table-cell table:style-name="ce4" office:value-type="string">
            <text:p>Puente del Obispo Baeza 23529 Jaen</text:p>
          </table:table-cell>
          <table:table-cell table:style-name="ce4" office:value-type="string">
            <text:p>953765084/ 953765121</text:p>
          </table:table-cell>
          <table:table-cell table:style-name="ce4" office:value-type="string">
            <text:p>info@ehlaguna.com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ONSORCIO DE TRANSPORTE METROPOLITANO DEL ÁREA DE JAÉN</text:p>
          </table:table-cell>
          <table:table-cell table:style-name="ce4" office:value-type="string">
            <text:p>CTJA</text:p>
          </table:table-cell>
          <table:table-cell table:style-name="ce4" office:value-type="string">
            <text:p>FOMENTO Y VIVIENDA</text:p>
          </table:table-cell>
          <table:table-cell table:style-name="ce4" office:value-type="string">
            <text:p>P2300049J</text:p>
          </table:table-cell>
          <table:table-cell table:style-name="ce4" office:value-type="string">
            <text:p>Avenida de Madrid, nº 38, 23003 Jaén</text:p>
          </table:table-cell>
          <table:table-cell table:style-name="ce4" office:value-type="string">
            <text:p>953313980 /953318985</text:p>
          </table:table-cell>
          <table:table-cell table:style-name="ce4" office:value-type="string">
            <text:p>avalencia@ctj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ONSORCIO ESCUELA HOSTELERÍA DE MÁLAGA LA CÓNSULA</text:p>
          </table:table-cell>
          <table:table-cell table:style-name="ce4"/>
          <table:table-cell table:style-name="ce4" office:value-type="string">
            <text:p>EDUCACIÓN, CULTURA Y DEPORTE</text:p>
          </table:table-cell>
          <table:table-cell table:style-name="ce4" office:value-type="string">
            <text:p>Q7955056B</text:p>
          </table:table-cell>
          <table:table-cell table:style-name="ce4" office:value-type="string">
            <text:p>Finca la Consula Churriana s/n <text:s text:c="6"/>Malaga 29140</text:p>
          </table:table-cell>
          <table:table-cell table:style-name="ce4" office:value-type="float" office:value="952622424">
            <text:p>952622424</text:p>
          </table:table-cell>
          <table:table-cell table:style-name="ce4" office:value-type="string">
            <text:p>mariano@cehm.org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. CENTRO FORMACIÓN EN COMUNICACIONES Y TECNOLOGÍAS INFORMACIÓN MÁLAGA CFCTI</text:p>
          </table:table-cell>
          <table:table-cell table:style-name="ce7"/>
          <table:table-cell table:style-name="ce4" office:value-type="string">
            <text:p>EDUCACIÓN, CULTURA Y DEPORTE</text:p>
          </table:table-cell>
          <table:table-cell table:style-name="ce4" office:value-type="string">
            <text:p>Q7955059F</text:p>
          </table:table-cell>
          <table:table-cell table:style-name="ce4" office:value-type="string">
            <text:p>Parque Tecnológico de Andalucía (PTA) C/ Severo Ochoa 30 CP: 29590 Campanillas</text:p>
          </table:table-cell>
          <table:table-cell table:style-name="ce4" office:value-type="string">
            <text:p>952020440 / 952020433</text:p>
          </table:table-cell>
          <table:table-cell table:style-name="ce4" office:value-type="string">
            <text:p>info@forman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ONSORCIO ESCUELA DE HOSTELERÍA DE BENALMÁDENA</text:p>
          </table:table-cell>
          <table:table-cell table:style-name="ce4"/>
          <table:table-cell table:style-name="ce4" office:value-type="string">
            <text:p>EDUCACIÓN, CULTURA Y DEPORTE</text:p>
          </table:table-cell>
          <table:table-cell table:style-name="ce4" office:value-type="string">
            <text:p>Q7955061B</text:p>
          </table:table-cell>
          <table:table-cell table:style-name="ce4" office:value-type="string">
            <text:p>C/ Santo Domingo de Guzman s/n <text:s/></text:p>
            <text:p>29639 Benalmadena Pueblo Malaga</text:p>
          </table:table-cell>
          <table:table-cell table:style-name="ce4" office:value-type="float" office:value="952622424">
            <text:p>952622424</text:p>
          </table:table-cell>
          <table:table-cell table:style-name="ce4" office:value-type="string">
            <text:p>mariano@cehm.org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. CENTRO ANDALUZ FORMACIÓN INTEGRAL INDUSTRIAS DEL OCIO EN MIJAS</text:p>
          </table:table-cell>
          <table:table-cell table:style-name="ce4"/>
          <table:table-cell table:style-name="ce4" office:value-type="string">
            <text:p>EDUCACIÓN, CULTURA Y DEPORTE</text:p>
          </table:table-cell>
          <table:table-cell table:style-name="ce4" office:value-type="string">
            <text:p>P2900024G</text:p>
          </table:table-cell>
          <table:table-cell table:style-name="ce4" office:value-type="string">
            <text:p>Ctra. A7, Km.201. 29669 La Cala, Mijas Costa, Málaga. Apto. Correos 341</text:p>
          </table:table-cell>
          <table:table-cell table:style-name="ce4" office:value-type="float" office:value="952587686">
            <text:p>952587686</text:p>
          </table:table-cell>
          <table:table-cell table:style-name="ce4" office:value-type="string">
            <text:p>info@ciomijas.org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ONSORCIO DE TRANSPORTE METROPOLITANO. ÁREA DE MÁLAGA</text:p>
          </table:table-cell>
          <table:table-cell table:style-name="ce4" office:value-type="string">
            <text:p>CTAM</text:p>
          </table:table-cell>
          <table:table-cell table:style-name="ce4" office:value-type="string">
            <text:p>FOMENTO Y VIVIENDA</text:p>
          </table:table-cell>
          <table:table-cell table:style-name="ce4" office:value-type="string">
            <text:p>P2900050B</text:p>
          </table:table-cell>
          <table:table-cell table:style-name="ce4" office:value-type="string">
            <text:p>Alameda Principal nº 11 <text:s/>2ª planta. 29001 Málaga</text:p>
          </table:table-cell>
          <table:table-cell table:style-name="ce4" office:value-type="string">
            <text:p>951920267 / 951920266</text:p>
          </table:table-cell>
          <table:table-cell table:style-name="ce4" office:value-type="string">
            <text:p>aruiz@ctmam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. ESCUELA DE FORMACIÓN DE ARTESANOS DE GELVES DELLA ROBBIA (CEFAG)</text:p>
          </table:table-cell>
          <table:table-cell table:style-name="ce4" office:value-type="string">
            <text:p>CEFAG</text:p>
          </table:table-cell>
          <table:table-cell table:style-name="ce4" office:value-type="string">
            <text:p>EDUCACIÓN, CULTURA Y DEPORTE</text:p>
          </table:table-cell>
          <table:table-cell table:style-name="ce4" office:value-type="string">
            <text:p>Q9155020B</text:p>
          </table:table-cell>
          <table:table-cell table:style-name="ce4" office:value-type="string">
            <text:p>C/ Profesor Antonio Medina nº6. </text:p>
            <text:p>CP: 41120 (Gelves/SEVILLA)</text:p>
          </table:table-cell>
          <table:table-cell table:style-name="ce4" office:value-type="string">
            <text:p>955286134-5 / 955286136</text:p>
          </table:table-cell>
          <table:table-cell table:style-name="ce4" office:value-type="string">
            <text:p>gerencia@cefag.net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ONSORCIO DE TRANSPORTE METROPOLITANO DEL ÁREA DE SEVILLA</text:p>
          </table:table-cell>
          <table:table-cell table:style-name="ce4" office:value-type="string">
            <text:p>CTAS</text:p>
          </table:table-cell>
          <table:table-cell table:style-name="ce4" office:value-type="string">
            <text:p>FOMENTO Y VIVIENDA</text:p>
          </table:table-cell>
          <table:table-cell table:style-name="ce4" office:value-type="string">
            <text:p>P4100040G</text:p>
          </table:table-cell>
          <table:table-cell table:style-name="ce4" office:value-type="string">
            <text:p>Cristo de la Expiracion Edif Plaza de Armas s/n 41002 Sevilla</text:p>
          </table:table-cell>
          <table:table-cell table:style-name="ce4" office:value-type="string">
            <text:p>955053390 / 955053391</text:p>
          </table:table-cell>
          <table:table-cell table:style-name="ce4" office:value-type="string">
            <text:p>cjimenez@ctas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. CENTRO ANDALUZ FORMACIÓN MEDIOAMBIENTAL DESARROLLO SOSTENIBLE (FORMADES)</text:p>
          </table:table-cell>
          <table:table-cell table:style-name="ce7"/>
          <table:table-cell table:style-name="ce4" office:value-type="string">
            <text:p>EDUCACIÓN, CULTURA Y DEPORTE</text:p>
          </table:table-cell>
          <table:table-cell table:style-name="ce4" office:value-type="string">
            <text:p>G21327457</text:p>
          </table:table-cell>
          <table:table-cell table:style-name="ce4" office:value-type="string">
            <text:p>AVENIDA DE LA CANALIEGA, S/N <text:s/>21750 El Rocio Almonte / C/Muñoz y Pavón, SN 21750 El Rocío (Almonte)</text:p>
          </table:table-cell>
          <table:table-cell table:style-name="ce4" office:value-type="string">
            <text:p>959443943 / <text:s/>Fax: 959442731</text:p>
          </table:table-cell>
          <table:table-cell table:style-name="ce4" office:value-type="string">
            <text:p>consorcio@formades.org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. SANITARIO PÚBLICO DEL ALJARAFE</text:p>
          </table:table-cell>
          <table:table-cell table:style-name="ce4"/>
          <table:table-cell table:style-name="ce4" office:value-type="string">
            <text:p>IGUALDAD, SALUD Y POLÍTICAS SOCIALES</text:p>
          </table:table-cell>
          <table:table-cell table:style-name="ce4" office:value-type="string">
            <text:p>G91331751</text:p>
          </table:table-cell>
          <table:table-cell table:style-name="ce4" office:value-type="string">
            <text:p>Avda. de San Juan de Dios, s/n.</text:p>
            <text:p>Bormujos (Sevilla)</text:p>
          </table:table-cell>
          <table:table-cell table:style-name="ce4" office:value-type="float" office:value="955059153">
            <text:p>955059153</text:p>
          </table:table-cell>
          <table:table-cell table:style-name="ce4" office:value-type="string">
            <text:p>pedrop.souto@juntadeandalucia.e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nsorcio</text:p>
          </table:table-cell>
          <table:table-cell table:style-name="ce4" office:value-type="string">
            <text:p>CONSORCIO CENTROTRANPORTES DE MERCANCIAS MALAGA</text:p>
          </table:table-cell>
          <table:table-cell table:style-name="ce4"/>
          <table:table-cell table:style-name="ce4" office:value-type="string">
            <text:p>FOMENTO Y VIVIENDA</text:p>
          </table:table-cell>
          <table:table-cell table:style-name="ce4" office:value-type="string">
            <text:p>P7990001E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4" table:number-columns-repeated="8"/>
          <table:table-cell table:number-columns-repeated="1016"/>
        </table:table-row>
        <table:table-row table:style-name="ro2" table:number-rows-repeated="1048443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named-expressions/>
      </table:table>
      <table:table table:name="Organismos NAOS" table:style-name="ta2">
        <office:forms form:automatic-focus="false" form:apply-design-mode="false"/>
        <table:table-column table:style-name="co9" table:default-cell-style-name="ce12"/>
        <table:table-column table:style-name="co10" table:default-cell-style-name="ce18"/>
        <table:table-column table:style-name="co11" table:default-cell-style-name="ce22"/>
        <table:table-column table:style-name="co12" table:default-cell-style-name="ce24"/>
        <table:table-column table:style-name="co13" table:number-columns-repeated="1019" table:default-cell-style-name="ce24"/>
        <table:table-row table:style-name="ro8">
          <table:table-cell table:style-name="ce9" office:value-type="string">
            <text:p>CODIGO NEGOCIO A VISUALIZAR</text:p>
          </table:table-cell>
          <table:table-cell table:style-name="ce13" office:value-type="string">
            <text:p>DESCRIPCIÓN ORGANISMO A VISUALIZAR</text:p>
          </table:table-cell>
          <table:table-cell table:style-name="ce19" office:value-type="string">
            <text:p>ACRÓNIMO ORGANISMO NAOS</text:p>
          </table:table-cell>
          <table:table-cell table:style-name="ce23" office:value-type="string">
            <text:p>TIPO DE ENTIDAD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AAC</text:p>
          </table:table-cell>
          <table:table-cell table:style-name="ce14" office:value-type="string">
            <text:p>AGENCIA ANDALUZA DEL CONOCIMIENTO</text:p>
          </table:table-cell>
          <table:table-cell table:style-name="ce20" office:value-type="string">
            <text:p>AAC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AACID</text:p>
          </table:table-cell>
          <table:table-cell table:style-name="ce14" office:value-type="string">
            <text:p>AGENCIA ANDALUZA DE COOPERACIÓN INTERNACIONAL PARA EL DESARROLLO</text:p>
          </table:table-cell>
          <table:table-cell table:style-name="ce20" office:value-type="string">
            <text:p>AACI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AACID</text:p>
          </table:table-cell>
          <table:table-cell table:style-name="ce14" office:value-type="string">
            <text:p>AGENCIA ANDALUZA DE COOPERACIÓN INTERNACIONAL PARA EL DESARROLLO</text:p>
          </table:table-cell>
          <table:table-cell table:style-name="ce20" office:value-type="string">
            <text:p>AACID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AAE</text:p>
          </table:table-cell>
          <table:table-cell table:style-name="ce15" office:value-type="string">
            <text:p>AGENCIA ANDALUZA DE LA ENERGIA</text:p>
          </table:table-cell>
          <table:table-cell table:style-name="ce20" office:value-type="string">
            <text:p>AAE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AAIICC</text:p>
          </table:table-cell>
          <table:table-cell table:style-name="ce15" office:value-type="string">
            <text:p>AGENCIA ANDALUZA DE INSTITUCIONES CULTURALES</text:p>
          </table:table-cell>
          <table:table-cell table:style-name="ce20" office:value-type="string">
            <text:p>AAIICC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ACSA</text:p>
          </table:table-cell>
          <table:table-cell table:style-name="ce15" office:value-type="string">
            <text:p>AGENCIA DE CALIDAD SANITARIA DE ANDALUCIA</text:p>
          </table:table-cell>
          <table:table-cell table:style-name="ce20" office:value-type="string">
            <text:p>ACSA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ADCA</text:p>
          </table:table-cell>
          <table:table-cell table:style-name="ce14" office:value-type="string">
            <text:p>AGENCIA DE DEFENSA DE LA COMPETENCIA DE ANDALUCÍA</text:p>
          </table:table-cell>
          <table:table-cell table:style-name="ce20" office:value-type="string">
            <text:p>ADCA</text:p>
          </table:table-cell>
          <table:table-cell table:style-name="ce14" office:value-type="string">
            <text:p>Agencia Administrativa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AEROPOLIS</text:p>
          </table:table-cell>
          <table:table-cell table:style-name="ce14" office:value-type="string">
            <text:p>PARQUE TECNOLÓGICO Y AERONÁUTICO DE ANDALUCÍA S.L <text:s text:c="64"/>(AEROPOLIS)</text:p>
          </table:table-cell>
          <table:table-cell table:style-name="ce20" office:value-type="string">
            <text:p>AEROPOLIS</text:p>
          </table:table-cell>
          <table:table-cell table:style-name="ce14" office:value-type="string">
            <text:p>Sociedades Mercantiles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AAC</text:p>
          </table:table-cell>
          <table:table-cell table:style-name="ce16" office:value-type="string">
            <text:p>AGENCIA ANDALUZA DE LA CALIDAD Y ACREDITACIÓN UNIVERSITARIA</text:p>
          </table:table-cell>
          <table:table-cell table:style-name="ce20" office:value-type="string">
            <text:p>AGAE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AGAEVE</text:p>
          </table:table-cell>
          <table:table-cell table:style-name="ce14" office:value-type="string">
            <text:p>AGENCIA ANDALUZA DE EVALUACIÓN EDUCATIVA</text:p>
          </table:table-cell>
          <table:table-cell table:style-name="ce20" office:value-type="string">
            <text:p>AGAEVE</text:p>
          </table:table-cell>
          <table:table-cell table:style-name="ce14" office:value-type="string">
            <text:p>Agencia Administrativa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AGAPA</text:p>
          </table:table-cell>
          <table:table-cell table:style-name="ce14" office:value-type="string">
            <text:p>AGENCIA DE GESTIÓN AGRARIA Y PESQUERA DE ANDALUCÍA</text:p>
          </table:table-cell>
          <table:table-cell table:style-name="ce20" office:value-type="string">
            <text:p>AGAPA</text:p>
          </table:table-cell>
          <table:table-cell table:style-name="ce14" office:value-type="string">
            <text:p>Agencia Régimen Especial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AAE</text:p>
          </table:table-cell>
          <table:table-cell table:style-name="ce14" office:value-type="string">
            <text:p>AGENCIA ANDALUZA DE LA ENERGÍA</text:p>
          </table:table-cell>
          <table:table-cell table:style-name="ce21" office:value-type="string">
            <text:p>AGEN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AMAYA</text:p>
          </table:table-cell>
          <table:table-cell table:style-name="ce16" office:value-type="string">
            <text:p>AGENCIA DE MEDIO AMBIENTE Y AGUA DE ANDALUCÍA</text:p>
          </table:table-cell>
          <table:table-cell table:style-name="ce20" office:value-type="string">
            <text:p>AGUA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AIDEA</text:p>
          </table:table-cell>
          <table:table-cell table:style-name="ce15" office:value-type="string">
            <text:p>AGENCIA DE INNOVACIÓN Y DESARROLLO DE ANDALUCÍA IDEA</text:p>
          </table:table-cell>
          <table:table-cell table:style-name="ce20" office:value-type="string">
            <text:p>AIDEA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AMAYA</text:p>
          </table:table-cell>
          <table:table-cell table:style-name="ce15" office:value-type="string">
            <text:p>AGENCIA DE MEDIO AMBIENTE Y AGUA DE ANDALUCÍA</text:p>
          </table:table-cell>
          <table:table-cell table:style-name="ce20" office:value-type="string">
            <text:p>AMAA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AMAYA</text:p>
          </table:table-cell>
          <table:table-cell table:style-name="ce14" office:value-type="string">
            <text:p>AGENCIA DE MEDIO AMBIENTE Y AGUA DE ANDALUCÍA</text:p>
          </table:table-cell>
          <table:table-cell table:style-name="ce21" office:value-type="string">
            <text:p>AMYA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AOPJA</text:p>
          </table:table-cell>
          <table:table-cell table:style-name="ce14" office:value-type="string">
            <text:p>AGENCIA DE OBRA PÚBLICA DE LA JUNTA DE ANDALUCÍA</text:p>
          </table:table-cell>
          <table:table-cell table:style-name="ce20" office:value-type="string">
            <text:p>AOPJA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ASSDA</text:p>
          </table:table-cell>
          <table:table-cell table:style-name="ce14" office:value-type="string">
            <text:p>AGENCIA DE SERVICIOS SOCIALES Y DEPENDENCIA DE ANDALUCÍA</text:p>
          </table:table-cell>
          <table:table-cell table:style-name="ce20" office:value-type="string">
            <text:p>ASSDA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AVRA</text:p>
          </table:table-cell>
          <table:table-cell table:style-name="ce14" office:value-type="string">
            <text:p>AGENCIA DE VIVIENDA Y REHABILITACIÓN DE ANDALUCÍA (AVRA)</text:p>
          </table:table-cell>
          <table:table-cell table:style-name="ce21" office:value-type="string">
            <text:p>AVRA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AA</text:p>
          </table:table-cell>
          <table:table-cell table:style-name="ce15" office:value-type="string">
            <text:p>CONSEJO AUDIOVISUAL DE ANDALUCÍA</text:p>
          </table:table-cell>
          <table:table-cell table:style-name="ce20" office:value-type="string">
            <text:p>CAA</text:p>
          </table:table-cell>
          <table:table-cell table:style-name="ce14" office:value-type="string">
            <text:p>Consejo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CAAC</text:p>
          </table:table-cell>
          <table:table-cell table:style-name="ce14" office:value-type="string">
            <text:p>CENTRO ANDALUZ ARTE CONTEMPORÁNEO</text:p>
          </table:table-cell>
          <table:table-cell table:style-name="ce20" office:value-type="string">
            <text:p>CAAC</text:p>
          </table:table-cell>
          <table:table-cell table:style-name="ce14" office:value-type="string">
            <text:p>Agencia Administrativa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CALRI</text:p>
          </table:table-cell>
          <table:table-cell table:style-name="ce14" office:value-type="string">
            <text:p>CONSEJERIA DE ADMINISTRACIÓN LOCAL Y RELACIONES INSTITUCIONALES</text:p>
          </table:table-cell>
          <table:table-cell table:style-name="ce20" office:value-type="string">
            <text:p>CALRI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CAPDER</text:p>
          </table:table-cell>
          <table:table-cell table:style-name="ce14" office:value-type="string">
            <text:p>AGRICULTURA, PESCA Y DESARROLLO RURAL</text:p>
          </table:table-cell>
          <table:table-cell table:style-name="ce20" office:value-type="string">
            <text:p>CAP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APDER</text:p>
          </table:table-cell>
          <table:table-cell table:style-name="ce14" office:value-type="string">
            <text:p>AGRICULTURA, PESCA Y DESARROLLO RURAL</text:p>
          </table:table-cell>
          <table:table-cell table:style-name="ce20" office:value-type="string">
            <text:p>CAPDER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APMA</text:p>
          </table:table-cell>
          <table:table-cell table:style-name="ce15" office:value-type="string">
            <text:p>CONSEJERÍA DE AGRICULTURA PESCA Y MEDIO AMBIENTE</text:p>
          </table:table-cell>
          <table:table-cell table:style-name="ce20" office:value-type="string">
            <text:p>CAPMA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CAR93</text:p>
          </table:table-cell>
          <table:table-cell table:style-name="ce14" office:value-type="string">
            <text:p>CARTUJA 93, S.A.</text:p>
          </table:table-cell>
          <table:table-cell table:style-name="ce21" office:value-type="string">
            <text:p>CAR93</text:p>
          </table:table-cell>
          <table:table-cell table:style-name="ce14" office:value-type="string">
            <text:p>Sociedades Mercantiles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CAA</text:p>
          </table:table-cell>
          <table:table-cell table:style-name="ce14" office:value-type="string">
            <text:p>CONSEJO AUDIOVISUAL DE ANDALUCÍA</text:p>
          </table:table-cell>
          <table:table-cell table:style-name="ce21" office:value-type="string">
            <text:p>CAUA</text:p>
          </table:table-cell>
          <table:table-cell table:style-name="ce14" office:value-type="string">
            <text:p>Consejo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CA</text:p>
          </table:table-cell>
          <table:table-cell table:style-name="ce16" office:value-type="string">
            <text:p>CONSEJO CONSULTIVO DE ANDALUCÍA</text:p>
          </table:table-cell>
          <table:table-cell table:style-name="ce20" office:value-type="string">
            <text:p>CCA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ECD-CUL</text:p>
          </table:table-cell>
          <table:table-cell table:style-name="ce15" office:value-type="string">
            <text:p>CONSEJERÍA DE EDUCACIÓN CULTURA Y DEPORTE</text:p>
          </table:table-cell>
          <table:table-cell table:style-name="ce20" office:value-type="string">
            <text:p>CCD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ECD-CUL</text:p>
          </table:table-cell>
          <table:table-cell table:style-name="ce15" office:value-type="string">
            <text:p>CONSEJERÍA DE EDUCACIÓN CULTURA Y DEPORTE</text:p>
          </table:table-cell>
          <table:table-cell table:style-name="ce20" office:value-type="string">
            <text:p>CCUL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ECD-EDU</text:p>
          </table:table-cell>
          <table:table-cell table:style-name="ce15" office:value-type="string">
            <text:p>CONSEJERÍA DE EDUCACIÓN CULTURA Y DEPORTE</text:p>
          </table:table-cell>
          <table:table-cell table:style-name="ce20" office:value-type="string">
            <text:p>CED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ECD-EDU</text:p>
          </table:table-cell>
          <table:table-cell table:style-name="ce15" office:value-type="string">
            <text:p>CONSEJERÍA DE EDUCACIÓN CULTURA Y DEPORTE</text:p>
          </table:table-cell>
          <table:table-cell table:style-name="ce20" office:value-type="string">
            <text:p>CED-AL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ECD-EDU</text:p>
          </table:table-cell>
          <table:table-cell table:style-name="ce15" office:value-type="string">
            <text:p>CONSEJERÍA DE EDUCACIÓN CULTURA Y DEPORTE</text:p>
          </table:table-cell>
          <table:table-cell table:style-name="ce20" office:value-type="string">
            <text:p>CED-CA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ECD-EDU</text:p>
          </table:table-cell>
          <table:table-cell table:style-name="ce15" office:value-type="string">
            <text:p>CONSEJERÍA DE EDUCACIÓN CULTURA Y DEPORTE</text:p>
          </table:table-cell>
          <table:table-cell table:style-name="ce20" office:value-type="string">
            <text:p>CED-CO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ECD-EDU</text:p>
          </table:table-cell>
          <table:table-cell table:style-name="ce15" office:value-type="string">
            <text:p>CONSEJERÍA DE EDUCACIÓN CULTURA Y DEPORTE</text:p>
          </table:table-cell>
          <table:table-cell table:style-name="ce20" office:value-type="string">
            <text:p>CED-GR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ECD-EDU</text:p>
          </table:table-cell>
          <table:table-cell table:style-name="ce15" office:value-type="string">
            <text:p>CONSEJERÍA DE EDUCACIÓN CULTURA Y DEPORTE</text:p>
          </table:table-cell>
          <table:table-cell table:style-name="ce20" office:value-type="string">
            <text:p>CED-HU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ECD-EDU</text:p>
          </table:table-cell>
          <table:table-cell table:style-name="ce15" office:value-type="string">
            <text:p>CONSEJERÍA DE EDUCACIÓN CULTURA Y DEPORTE</text:p>
          </table:table-cell>
          <table:table-cell table:style-name="ce20" office:value-type="string">
            <text:p>CED-JA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ECD-EDU</text:p>
          </table:table-cell>
          <table:table-cell table:style-name="ce15" office:value-type="string">
            <text:p>CONSEJERÍA DE EDUCACIÓN CULTURA Y DEPORTE</text:p>
          </table:table-cell>
          <table:table-cell table:style-name="ce20" office:value-type="string">
            <text:p>CED-MA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ECD-EDU</text:p>
          </table:table-cell>
          <table:table-cell table:style-name="ce15" office:value-type="string">
            <text:p>CONSEJERÍA DE EDUCACIÓN CULTURA Y DEPORTE</text:p>
          </table:table-cell>
          <table:table-cell table:style-name="ce20" office:value-type="string">
            <text:p>CED-SE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CEFAG</text:p>
          </table:table-cell>
          <table:table-cell table:style-name="ce14" office:value-type="string">
            <text:p>C. ESCUELA DE FORMACIÓN DE ARTESANOS DE GELVES DELLA ROBBIA (CEFAG)</text:p>
          </table:table-cell>
          <table:table-cell table:style-name="ce21" office:value-type="string">
            <text:p>CEFAG</text:p>
          </table:table-cell>
          <table:table-cell table:style-name="ce14" office:value-type="string">
            <text:p>Consorcio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HAP</text:p>
          </table:table-cell>
          <table:table-cell table:style-name="ce16" office:value-type="string">
            <text:p>CONSEJERÍA DE HACIENDA Y ADMINISTRACIÓN PUBLICA</text:p>
          </table:table-cell>
          <table:table-cell table:style-name="ce20" office:value-type="string">
            <text:p>CEH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CEHI</text:p>
          </table:table-cell>
          <table:table-cell table:style-name="ce14" office:value-type="string">
            <text:p>CONSORCIO ESCUELA DE HOSTELERÍA DE ISLANTILLA CEHI</text:p>
          </table:table-cell>
          <table:table-cell table:style-name="ce21" office:value-type="string">
            <text:p>CEHI</text:p>
          </table:table-cell>
          <table:table-cell table:style-name="ce14" office:value-type="string">
            <text:p>Consorcio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EICE</text:p>
          </table:table-cell>
          <table:table-cell table:style-name="ce16" office:value-type="string">
            <text:p>CONSEJERÍA DE ECONOMÍA, INNOVACIÓN, CIENCIA Y EMPLEO</text:p>
          </table:table-cell>
          <table:table-cell table:style-name="ce20" office:value-type="string">
            <text:p>CEIC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EICE</text:p>
          </table:table-cell>
          <table:table-cell table:style-name="ce16" office:value-type="string">
            <text:p>CONSEJERÍA DE ECONOMÍA, INNOVACIÓN, CIENCIA Y EMPLEO</text:p>
          </table:table-cell>
          <table:table-cell table:style-name="ce20" office:value-type="string">
            <text:p>CEICE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EIS</text:p>
          </table:table-cell>
          <table:table-cell table:style-name="ce15" office:value-type="string">
            <text:p>CEIS</text:p>
          </table:table-cell>
          <table:table-cell table:style-name="ce20" office:value-type="string">
            <text:p>CEIS</text:p>
          </table:table-cell>
          <table:table-cell table:style-name="ce15" office:value-type="string">
            <text:p>JUNTA DE ANDALUCI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EICE</text:p>
          </table:table-cell>
          <table:table-cell table:style-name="ce16" office:value-type="string">
            <text:p>CONSEJERÍA DE ECONOMÍA, INNOVACIÓN, CIENCIA Y EMPLEO</text:p>
          </table:table-cell>
          <table:table-cell table:style-name="ce20" office:value-type="string">
            <text:p>CEM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CEMAF</text:p>
          </table:table-cell>
          <table:table-cell table:style-name="ce14" office:value-type="string">
            <text:p>CONSORCIO ESCUELA DEL MÁRMOL DE FINES (CEMAF)</text:p>
          </table:table-cell>
          <table:table-cell table:style-name="ce21" office:value-type="string">
            <text:p>CEMAF</text:p>
          </table:table-cell>
          <table:table-cell table:style-name="ce14" office:value-type="string">
            <text:p>Consorcio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ERT</text:p>
          </table:table-cell>
          <table:table-cell table:style-name="ce15" office:value-type="string">
            <text:p>ANDALUCIACERT</text:p>
          </table:table-cell>
          <table:table-cell table:style-name="ce20" office:value-type="string">
            <text:p>CERT</text:p>
          </table:table-cell>
          <table:table-cell table:style-name="ce15" office:value-type="string">
            <text:p>JUNTA DE ANDALUCI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FR</text:p>
          </table:table-cell>
          <table:table-cell table:style-name="ce15" office:value-type="string">
            <text:p>CONSORCIO FERNANDO DE LOS RIOS</text:p>
          </table:table-cell>
          <table:table-cell table:style-name="ce20" office:value-type="string">
            <text:p>CFR</text:p>
          </table:table-cell>
          <table:table-cell table:style-name="ce14" office:value-type="string">
            <text:p>Consorcio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FV</text:p>
          </table:table-cell>
          <table:table-cell table:style-name="ce15" office:value-type="string">
            <text:p>CONSEJERIA DE FOMENTO Y VIVIENDA</text:p>
          </table:table-cell>
          <table:table-cell table:style-name="ce20" office:value-type="string">
            <text:p>CFV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GJ</text:p>
          </table:table-cell>
          <table:table-cell table:style-name="ce16" office:value-type="string">
            <text:p>CONSEJERIA DE GOBERNACIÓN Y JUSTICIA</text:p>
          </table:table-cell>
          <table:table-cell table:style-name="ce20" office:value-type="string">
            <text:p>CGJ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ALRI</text:p>
          </table:table-cell>
          <table:table-cell table:style-name="ce14" office:value-type="string">
            <text:p>CONSEJERIA DE ADMINISTRACIÓN LOCAL Y RELACIONES INSTITUCIONALES</text:p>
          </table:table-cell>
          <table:table-cell table:style-name="ce20" office:value-type="string">
            <text:p>CGOB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CHAP</text:p>
          </table:table-cell>
          <table:table-cell table:style-name="ce14" office:value-type="string">
            <text:p>CONSEJERÍA DE HACIENDA Y ADMINISTRACIÓN PÚBLICA</text:p>
          </table:table-cell>
          <table:table-cell table:style-name="ce20" office:value-type="string">
            <text:p>CHAP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CISPS</text:p>
          </table:table-cell>
          <table:table-cell table:style-name="ce14" office:value-type="string">
            <text:p>CONSJERÍA DE IGUALDAD, SALUD Y POLÍTICAS SOCIALES</text:p>
          </table:table-cell>
          <table:table-cell table:style-name="ce20" office:value-type="string">
            <text:p>CIBS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EICE</text:p>
          </table:table-cell>
          <table:table-cell table:style-name="ce16" office:value-type="string">
            <text:p>CONSEJERÍA DE ECONOMÍA, INNOVACIÓN, CIENCIA Y EMPLEO</text:p>
          </table:table-cell>
          <table:table-cell table:style-name="ce20" office:value-type="string">
            <text:p>CICE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ITANDALUCIA</text:p>
          </table:table-cell>
          <table:table-cell table:style-name="ce17" office:value-type="string">
            <text:p>CITANDALUCIA</text:p>
          </table:table-cell>
          <table:table-cell table:style-name="ce20" office:value-type="string">
            <text:p>CITANDALUCIA</text:p>
          </table:table-cell>
          <table:table-cell table:style-name="ce15" office:value-type="string">
            <text:p>JUNTA DE ANDALUCI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JAP</text:p>
          </table:table-cell>
          <table:table-cell table:style-name="ce16" office:value-type="string">
            <text:p>CONSEJERÍA DE JUSTICIA Y ADMINISTRACIÓN PÚBLICA</text:p>
          </table:table-cell>
          <table:table-cell table:style-name="ce20" office:value-type="string">
            <text:p>CJAP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CJI</text:p>
          </table:table-cell>
          <table:table-cell table:style-name="ce14" office:value-type="string">
            <text:p>CONSEJERIA DE JUSTICIA E INTERIOR</text:p>
          </table:table-cell>
          <table:table-cell table:style-name="ce20" office:value-type="string">
            <text:p>CJI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MAOT</text:p>
          </table:table-cell>
          <table:table-cell table:style-name="ce15" office:value-type="string">
            <text:p>CONSEJERIA DE MEDIO AMBIENTE Y ORDENACIÓN DEL TERRITORIO</text:p>
          </table:table-cell>
          <table:table-cell table:style-name="ce20" office:value-type="string">
            <text:p>CMA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MAOT</text:p>
          </table:table-cell>
          <table:table-cell table:style-name="ce15" office:value-type="string">
            <text:p>CONSEJERIA DE MEDIO AMBIENTE Y ORDENACIÓN DEL TERRITORIO</text:p>
          </table:table-cell>
          <table:table-cell table:style-name="ce20" office:value-type="string">
            <text:p>CMAOT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CFV</text:p>
          </table:table-cell>
          <table:table-cell table:style-name="ce14" office:value-type="string">
            <text:p>CONSEJERÍA DE FOMENTO Y VIVIENDA</text:p>
          </table:table-cell>
          <table:table-cell table:style-name="ce20" office:value-type="string">
            <text:p>COPV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PRE</text:p>
          </table:table-cell>
          <table:table-cell table:style-name="ce14" office:value-type="string">
            <text:p>CONSEJERÍA DE PRESIDENCIA</text:p>
          </table:table-cell>
          <table:table-cell table:style-name="ce20" office:value-type="string">
            <text:p>CPRE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PRE</text:p>
          </table:table-cell>
          <table:table-cell table:style-name="ce14" office:value-type="string">
            <text:p>CONSEJERÍA DE PRESIDENCIA</text:p>
          </table:table-cell>
          <table:table-cell table:style-name="ce20" office:value-type="string">
            <text:p>CPREI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ISPS</text:p>
          </table:table-cell>
          <table:table-cell table:style-name="ce16" office:value-type="string">
            <text:p>CONSEJERÍA DE IGUALDAD, SALUD Y POLITICA SOCIAL</text:p>
          </table:table-cell>
          <table:table-cell table:style-name="ce20" office:value-type="string">
            <text:p>CSALUD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ISPS</text:p>
          </table:table-cell>
          <table:table-cell table:style-name="ce16" office:value-type="string">
            <text:p>CONSEJERÍA DE IGUALDAD, SALUD Y POLITICA SOCIAL</text:p>
          </table:table-cell>
          <table:table-cell table:style-name="ce20" office:value-type="string">
            <text:p>CSBS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CTAG</text:p>
          </table:table-cell>
          <table:table-cell table:style-name="ce14" office:value-type="string">
            <text:p>CONSORCIO DE TRANSPORTE METROPOLITANO DEL ÁREA DE GRANADA</text:p>
          </table:table-cell>
          <table:table-cell table:style-name="ce21" office:value-type="string">
            <text:p>CTAG</text:p>
          </table:table-cell>
          <table:table-cell table:style-name="ce14" office:value-type="string">
            <text:p>Consorcio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CTAL</text:p>
          </table:table-cell>
          <table:table-cell table:style-name="ce14" office:value-type="string">
            <text:p>CONSORCIO DE TRANSPORTE METROPOLITANO DEL ÁREA DE ALMERÍA</text:p>
          </table:table-cell>
          <table:table-cell table:style-name="ce21" office:value-type="string">
            <text:p>CTAL</text:p>
          </table:table-cell>
          <table:table-cell table:style-name="ce14" office:value-type="string">
            <text:p>Consorcio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CTAM</text:p>
          </table:table-cell>
          <table:table-cell table:style-name="ce14" office:value-type="string">
            <text:p>CONSORCIO DE TRANSPORTE METROPOLITANO. ÁREA DE MÁLAGA</text:p>
          </table:table-cell>
          <table:table-cell table:style-name="ce21" office:value-type="string">
            <text:p>CTAM</text:p>
          </table:table-cell>
          <table:table-cell table:style-name="ce14" office:value-type="string">
            <text:p>Consorcio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CTAS</text:p>
          </table:table-cell>
          <table:table-cell table:style-name="ce14" office:value-type="string">
            <text:p>CONSORCIO DE TRANSPORTE METROPOLITANO DEL ÁREA DE SEVILLA</text:p>
          </table:table-cell>
          <table:table-cell table:style-name="ce20" office:value-type="string">
            <text:p>CTAS</text:p>
          </table:table-cell>
          <table:table-cell table:style-name="ce14" office:value-type="string">
            <text:p>Consorcio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CTBC</text:p>
          </table:table-cell>
          <table:table-cell table:style-name="ce14" office:value-type="string">
            <text:p>C. METROPOLITANO TRANSPORTES LA BAHÍA DE CÁDIZ</text:p>
          </table:table-cell>
          <table:table-cell table:style-name="ce21" office:value-type="string">
            <text:p>CTBC</text:p>
          </table:table-cell>
          <table:table-cell table:style-name="ce14" office:value-type="string">
            <text:p>Consorcio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TCD</text:p>
          </table:table-cell>
          <table:table-cell table:style-name="ce16" office:value-type="string">
            <text:p>CONSEJERÍA DE TURISMO COMERCIO Y DEPORTE</text:p>
          </table:table-cell>
          <table:table-cell table:style-name="ce20" office:value-type="string">
            <text:p>CTC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TCD</text:p>
          </table:table-cell>
          <table:table-cell table:style-name="ce16" office:value-type="string">
            <text:p>CONSEJERÍA DE TURISMO COMERCIO Y DEPORTE</text:p>
          </table:table-cell>
          <table:table-cell table:style-name="ce20" office:value-type="string">
            <text:p>CTCD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CTCG</text:p>
          </table:table-cell>
          <table:table-cell table:style-name="ce14" office:value-type="string">
            <text:p>CONSORCIO DE TRANSPORTE METROPOLITANO DEL CAMPO DE GIBRALTAR</text:p>
          </table:table-cell>
          <table:table-cell table:style-name="ce21" office:value-type="string">
            <text:p>CTCG</text:p>
          </table:table-cell>
          <table:table-cell table:style-name="ce14" office:value-type="string">
            <text:p>Consorcio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CTHU</text:p>
          </table:table-cell>
          <table:table-cell table:style-name="ce14" office:value-type="string">
            <text:p>CONSORCIO DE TRANSPORTE METROPOLITANO DE LA COSTA DE HUELVA</text:p>
          </table:table-cell>
          <table:table-cell table:style-name="ce21" office:value-type="string">
            <text:p>CTHU</text:p>
          </table:table-cell>
          <table:table-cell table:style-name="ce14" office:value-type="string">
            <text:p>Consorcio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CTJA</text:p>
          </table:table-cell>
          <table:table-cell table:style-name="ce14" office:value-type="string">
            <text:p>CONSORCIO DE TRANSPORTE METROPOLITANO DEL ÁREA DE JAÉN</text:p>
          </table:table-cell>
          <table:table-cell table:style-name="ce20" office:value-type="string">
            <text:p>CTJA</text:p>
          </table:table-cell>
          <table:table-cell table:style-name="ce14" office:value-type="string">
            <text:p>Consorcio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CTMACO</text:p>
          </table:table-cell>
          <table:table-cell table:style-name="ce14" office:value-type="string">
            <text:p>CONSORCIO DE TRANSPORTE METROPOLITANO DEL ÁREA DE CÓRDOBA</text:p>
          </table:table-cell>
          <table:table-cell table:style-name="ce21" office:value-type="string">
            <text:p>CTMACO</text:p>
          </table:table-cell>
          <table:table-cell table:style-name="ce14" office:value-type="string">
            <text:p>Consorcio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AGAPA</text:p>
          </table:table-cell>
          <table:table-cell table:style-name="ce14" office:value-type="string">
            <text:p>AGENCIA DE GESTIÓN AGRARIA Y PESQUERA DE ANDALUCÍA</text:p>
          </table:table-cell>
          <table:table-cell table:style-name="ce20" office:value-type="string">
            <text:p>DAP</text:p>
          </table:table-cell>
          <table:table-cell table:style-name="ce14" office:value-type="string">
            <text:p>Agencia Régimen Especial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EASP</text:p>
          </table:table-cell>
          <table:table-cell table:style-name="ce16" office:value-type="string">
            <text:p>ESCUELA ANDALUZA DE SALUD PÚBLICA</text:p>
          </table:table-cell>
          <table:table-cell table:style-name="ce20" office:value-type="string">
            <text:p>EASP</text:p>
          </table:table-cell>
          <table:table-cell table:style-name="ce14" office:value-type="string">
            <text:p>Sociedades Mercantiles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AMAYA</text:p>
          </table:table-cell>
          <table:table-cell table:style-name="ce15" office:value-type="string">
            <text:p>AGENCIA DE MEDIO AMBIENTE Y AGUA DE ANDALUCÍA</text:p>
          </table:table-cell>
          <table:table-cell table:style-name="ce20" office:value-type="string">
            <text:p>EGMASA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ISE</text:p>
          </table:table-cell>
          <table:table-cell table:style-name="ce15" office:value-type="string">
            <text:p>ENTE PÚBLICO ANDALUZA DE INFRAESTRUCTURAS Y SERVICIOS EDUCATIVOS</text:p>
          </table:table-cell>
          <table:table-cell table:style-name="ce21" office:value-type="string">
            <text:p>EPAI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EPES</text:p>
          </table:table-cell>
          <table:table-cell table:style-name="ce14" office:value-type="string">
            <text:p>EMPRESA PÚBLICA DE EMERGENCIAS SANITARIAS (EPES)</text:p>
          </table:table-cell>
          <table:table-cell table:style-name="ce20" office:value-type="string">
            <text:p>EPES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EPGASA</text:p>
          </table:table-cell>
          <table:table-cell table:style-name="ce14" office:value-type="string">
            <text:p>EMPRESA PÚBLICA GESTIÓN DE ACTIVOS S.A</text:p>
          </table:table-cell>
          <table:table-cell table:style-name="ce21" office:value-type="string">
            <text:p>EPGASA</text:p>
          </table:table-cell>
          <table:table-cell table:style-name="ce14" office:value-type="string">
            <text:p>Sociedades Mercantiles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EPGPC</text:p>
          </table:table-cell>
          <table:table-cell table:style-name="ce15" office:value-type="string">
            <text:p>EMPRESA PUBLICA DE GESTIÓN DE PROGRAMAS CULTURALES</text:p>
          </table:table-cell>
          <table:table-cell table:style-name="ce20" office:value-type="string">
            <text:p>EPGPC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ASAG</text:p>
          </table:table-cell>
          <table:table-cell table:style-name="ce14" office:value-type="string">
            <text:p>AGENCIA SANITARIA ALTO GUADALQUIVIR</text:p>
          </table:table-cell>
          <table:table-cell table:style-name="ce20" office:value-type="string">
            <text:p>EPHAG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ASCS</text:p>
          </table:table-cell>
          <table:table-cell table:style-name="ce16" office:value-type="string">
            <text:p>AGENCIA SANITARIA COSTA DEL SOL</text:p>
          </table:table-cell>
          <table:table-cell table:style-name="ce20" office:value-type="string">
            <text:p>EPHCS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ASHP</text:p>
          </table:table-cell>
          <table:table-cell table:style-name="ce14" office:value-type="string">
            <text:p>AGENCIA PÚBLICA EMPRESARIAL SANITARIA HOSPITAL DE PONIENTE</text:p>
          </table:table-cell>
          <table:table-cell table:style-name="ce21" office:value-type="string">
            <text:p>EPHP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APPA</text:p>
          </table:table-cell>
          <table:table-cell table:style-name="ce15" office:value-type="string">
            <text:p>AGENCIA PUBLICA DE PUERTOS DE ANDALUCIA</text:p>
          </table:table-cell>
          <table:table-cell table:style-name="ce20" office:value-type="string">
            <text:p>EPPA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APPA</text:p>
          </table:table-cell>
          <table:table-cell table:style-name="ce14" office:value-type="string">
            <text:p>AGENCIA PÚBLICA PUERTOS DE ANDALUCÍA</text:p>
          </table:table-cell>
          <table:table-cell table:style-name="ce21" office:value-type="string">
            <text:p>EPPTOA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AVRA</text:p>
          </table:table-cell>
          <table:table-cell table:style-name="ce14" office:value-type="string">
            <text:p>AGENCIA DE VIVIENDA Y REHABILITACIÓN DE ANDALUCÍA (AVRA)</text:p>
          </table:table-cell>
          <table:table-cell table:style-name="ce20" office:value-type="string">
            <text:p>EPSA</text:p>
          </table:table-cell>
          <table:table-cell table:style-name="ce14" office:value-type="string">
            <text:p>Sociedades Mercantiles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ASBG</text:p>
          </table:table-cell>
          <table:table-cell table:style-name="ce14" office:value-type="string">
            <text:p>AGENCIA SANITARIA BAJO GUADALQUIVIR</text:p>
          </table:table-cell>
          <table:table-cell table:style-name="ce20" office:value-type="string">
            <text:p>EPSBG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EPTDA</text:p>
          </table:table-cell>
          <table:table-cell table:style-name="ce15" office:value-type="string">
            <text:p>EMPRESA PUBLICA PARA LA GESTIÓN DEL TURISMO Y DEL DEPORTE DE ANDALUCIA</text:p>
          </table:table-cell>
          <table:table-cell table:style-name="ce20" office:value-type="string">
            <text:p>EPTDA</text:p>
          </table:table-cell>
          <table:table-cell table:style-name="ce14" office:value-type="string">
            <text:p>Sociedades Mercantiles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EXTENDA</text:p>
          </table:table-cell>
          <table:table-cell table:style-name="ce14" office:value-type="string">
            <text:p>AGENCIA ANDALUZA DE PROMOCIÓN EXTERIOR</text:p>
          </table:table-cell>
          <table:table-cell table:style-name="ce20" office:value-type="string">
            <text:p>EXTENDA</text:p>
          </table:table-cell>
          <table:table-cell table:style-name="ce14" office:value-type="string">
            <text:p>Sociedades Mercantiles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FAEE</text:p>
          </table:table-cell>
          <table:table-cell table:style-name="ce14" office:value-type="string">
            <text:p>ANDALUCÍA EMPRENDE, FUNDACIÓN PÚBLICA ANDALUZA</text:p>
          </table:table-cell>
          <table:table-cell table:style-name="ce20" office:value-type="string">
            <text:p>FAEE</text:p>
          </table:table-cell>
          <table:table-cell table:style-name="ce14" office:value-type="string">
            <text:p>Fundaciones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FAEE</text:p>
          </table:table-cell>
          <table:table-cell table:style-name="ce14" office:value-type="string">
            <text:p>ANDALUCÍA EMPRENDE, FUNDACIÓN PÚBLICA ANDALUZA</text:p>
          </table:table-cell>
          <table:table-cell table:style-name="ce20" office:value-type="string">
            <text:p>faee</text:p>
          </table:table-cell>
          <table:table-cell table:style-name="ce14" office:value-type="string">
            <text:p>Fundaciones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FAISEM</text:p>
          </table:table-cell>
          <table:table-cell table:style-name="ce14" office:value-type="string">
            <text:p>F. PÚBLICA ANDALUZA INTEGRACIÓN <text:s/>SOCIAL PERSONAS ENFERMEDAD MENTAL (FAISEM)</text:p>
          </table:table-cell>
          <table:table-cell table:style-name="ce20" office:value-type="string">
            <text:p>FAISEM</text:p>
          </table:table-cell>
          <table:table-cell table:style-name="ce14" office:value-type="string">
            <text:p>Fundaciones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FAO</text:p>
          </table:table-cell>
          <table:table-cell table:style-name="ce14" office:value-type="string">
            <text:p>FUNDACIÓN ANDALUCÍA OLÍMPICA</text:p>
          </table:table-cell>
          <table:table-cell table:style-name="ce21" office:value-type="string">
            <text:p>FAO</text:p>
          </table:table-cell>
          <table:table-cell table:style-name="ce14" office:value-type="string">
            <text:p>Fundaciones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FASS</text:p>
          </table:table-cell>
          <table:table-cell table:style-name="ce15" office:value-type="string">
            <text:p>FUNDACIÓN ANDALUZA DE SERVICIOS SOCIALES</text:p>
          </table:table-cell>
          <table:table-cell table:style-name="ce20" office:value-type="string">
            <text:p>FASS</text:p>
          </table:table-cell>
          <table:table-cell table:style-name="ce14" office:value-type="string">
            <text:p>Fundaciones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FAVA</text:p>
          </table:table-cell>
          <table:table-cell table:style-name="ce14" office:value-type="string">
            <text:p>FUNDACIÓN AUDIOVISUAL DE ANDALUCÍA</text:p>
          </table:table-cell>
          <table:table-cell table:style-name="ce21" office:value-type="string">
            <text:p>FAVA</text:p>
          </table:table-cell>
          <table:table-cell table:style-name="ce14" office:value-type="string">
            <text:p>Fundaciones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FBAR</text:p>
          </table:table-cell>
          <table:table-cell table:style-name="ce14" office:value-type="string">
            <text:p>FUNDACIÓN BARENBOIM-SAID</text:p>
          </table:table-cell>
          <table:table-cell table:style-name="ce20" office:value-type="string">
            <text:p>FBAR</text:p>
          </table:table-cell>
          <table:table-cell table:style-name="ce14" office:value-type="string">
            <text:p>Fundaciones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FCEA</text:p>
          </table:table-cell>
          <table:table-cell table:style-name="ce14" office:value-type="string">
            <text:p>FUNDACIÓN PÚBLICA ANDALUZA CENTRO DE ESTUDIOS ANDALUCES</text:p>
          </table:table-cell>
          <table:table-cell table:style-name="ce20" office:value-type="string">
            <text:p>FCEA</text:p>
          </table:table-cell>
          <table:table-cell table:style-name="ce14" office:value-type="string">
            <text:p>Fundaciones</text:p>
          </table:table-cell>
          <table:table-cell table:number-columns-repeated="1019"/>
        </table:table-row>
        <table:table-row table:style-name="ro9">
          <table:table-cell table:style-name="ce10" office:value-type="string">
            <text:p>FDANA</text:p>
          </table:table-cell>
          <table:table-cell table:style-name="ce14" office:value-type="string">
            <text:p>F. DESARROLLO SOSTENIBLE DOÑANA Y SU ENTORNO- DOÑANA 21 FUNDACIÓN PUBLICA ANDALUZA</text:p>
          </table:table-cell>
          <table:table-cell table:style-name="ce20" office:value-type="string">
            <text:p>FDANA</text:p>
          </table:table-cell>
          <table:table-cell table:style-name="ce14" office:value-type="string">
            <text:p>Fundaciones</text:p>
          </table:table-cell>
          <table:table-cell table:number-columns-repeated="1019"/>
        </table:table-row>
        <table:table-row table:style-name="ro9">
          <table:table-cell table:style-name="ce10" office:value-type="string">
            <text:p>FISEVI</text:p>
          </table:table-cell>
          <table:table-cell table:style-name="ce14" office:value-type="string">
            <text:p>FUNDACIÓN PÚBLICA ANDALUZA PARA LA GESTIÓN DE LA INVESTIGACIÓN EN SALUD DE SEVILLA (FISEVI)</text:p>
          </table:table-cell>
          <table:table-cell table:style-name="ce21" office:value-type="string">
            <text:p>FISEVI</text:p>
          </table:table-cell>
          <table:table-cell table:style-name="ce14" office:value-type="string">
            <text:p>Fundaciones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FMAA</text:p>
          </table:table-cell>
          <table:table-cell table:style-name="ce14" office:value-type="string">
            <text:p>F. PÚBLICA ANDALUZA CENTRO PARA LA MEDIACIÓN Y EL ARBITRAJE DE ANDALUCÍA</text:p>
          </table:table-cell>
          <table:table-cell table:style-name="ce21" office:value-type="string">
            <text:p>FMAA</text:p>
          </table:table-cell>
          <table:table-cell table:style-name="ce14" office:value-type="string">
            <text:p>Fundaciones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FPS</text:p>
          </table:table-cell>
          <table:table-cell table:style-name="ce14" office:value-type="string">
            <text:p>FUNDACIÓN PÚBLICA <text:s/>ANDALUZA PROGRESO Y SALUD</text:p>
          </table:table-cell>
          <table:table-cell table:style-name="ce20" office:value-type="string">
            <text:p>FPS</text:p>
          </table:table-cell>
          <table:table-cell table:style-name="ce14" office:value-type="string">
            <text:p>Fundaciones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FREAAE</text:p>
          </table:table-cell>
          <table:table-cell table:style-name="ce14" office:value-type="string">
            <text:p>FUNDACIÓN REAL ESCUELA ANDALUZA DE ARTE ECUESTRE</text:p>
          </table:table-cell>
          <table:table-cell table:style-name="ce21" office:value-type="string">
            <text:p>FREAAE</text:p>
          </table:table-cell>
          <table:table-cell table:style-name="ce14" office:value-type="string">
            <text:p>Fundaciones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JDA</text:p>
          </table:table-cell>
          <table:table-cell table:style-name="ce15" office:value-type="string">
            <text:p>JUNTA DE ANDALUCIA</text:p>
          </table:table-cell>
          <table:table-cell table:style-name="ce20" office:value-type="string">
            <text:p>general</text:p>
          </table:table-cell>
          <table:table-cell table:style-name="ce15" office:value-type="string">
            <text:p>JUNTA DE ANDALUCIA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IAAP</text:p>
          </table:table-cell>
          <table:table-cell table:style-name="ce14" office:value-type="string">
            <text:p>INSTITUTO ANDALUZ ADMINISTRACIÓN PÚBLICA</text:p>
          </table:table-cell>
          <table:table-cell table:style-name="ce20" office:value-type="string">
            <text:p>IAAP</text:p>
          </table:table-cell>
          <table:table-cell table:style-name="ce14" office:value-type="string">
            <text:p>Agencia Administrativa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IAJ</text:p>
          </table:table-cell>
          <table:table-cell table:style-name="ce14" office:value-type="string">
            <text:p>INSTITUTO ANDALUZ JUVENTUD</text:p>
          </table:table-cell>
          <table:table-cell table:style-name="ce20" office:value-type="string">
            <text:p>IAJ</text:p>
          </table:table-cell>
          <table:table-cell table:style-name="ce14" office:value-type="string">
            <text:p>Agencia Administrativa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IAM</text:p>
          </table:table-cell>
          <table:table-cell table:style-name="ce14" office:value-type="string">
            <text:p>INSTITUTO ANDALUZ MUJER</text:p>
          </table:table-cell>
          <table:table-cell table:style-name="ce20" office:value-type="string">
            <text:p>IAM</text:p>
          </table:table-cell>
          <table:table-cell table:style-name="ce14" office:value-type="string">
            <text:p>Agencia Administrativa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IAPH</text:p>
          </table:table-cell>
          <table:table-cell table:style-name="ce14" office:value-type="string">
            <text:p>INSTITUTO ANDALUZ DEL PATRIMONIO HISTÓRICO</text:p>
          </table:table-cell>
          <table:table-cell table:style-name="ce20" office:value-type="string">
            <text:p>IAPH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AIDEA</text:p>
          </table:table-cell>
          <table:table-cell table:style-name="ce14" office:value-type="string">
            <text:p>AGENCIA DE INNOVACIÓN Y DESARROLLO DE ANDALUCÍA IDEA</text:p>
          </table:table-cell>
          <table:table-cell table:style-name="ce20" office:value-type="string">
            <text:p>IDEA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IECA</text:p>
          </table:table-cell>
          <table:table-cell table:style-name="ce14" office:value-type="string">
            <text:p>INSTITUTO ESTADÍSTICA Y CARTOGRAFÍA DE ANDALUCÍA</text:p>
          </table:table-cell>
          <table:table-cell table:style-name="ce20" office:value-type="string">
            <text:p>IEA</text:p>
          </table:table-cell>
          <table:table-cell table:style-name="ce14" office:value-type="string">
            <text:p>Agencia Administrativa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IECA</text:p>
          </table:table-cell>
          <table:table-cell table:style-name="ce14" office:value-type="string">
            <text:p>INSTITUTO ESTADÍSTICA Y CARTOGRAFÍA DE ANDALUCÍA</text:p>
          </table:table-cell>
          <table:table-cell table:style-name="ce20" office:value-type="string">
            <text:p>IECA</text:p>
          </table:table-cell>
          <table:table-cell table:style-name="ce14" office:value-type="string">
            <text:p>Agencia Administrativa</text:p>
          </table:table-cell>
          <table:table-cell table:number-columns-repeated="1019"/>
        </table:table-row>
        <table:table-row table:style-name="ro9">
          <table:table-cell table:style-name="ce10" office:value-type="string">
            <text:p>IFAPA</text:p>
          </table:table-cell>
          <table:table-cell table:style-name="ce14" office:value-type="string">
            <text:p>INSTITUTO ANDALUZ INVESTIGACIÓN Y FORMACIÓN AGRARIA, PESQUERA, ALIMENTARIA Y PRODUCCIÓN ECOLÓGICA</text:p>
          </table:table-cell>
          <table:table-cell table:style-name="ce20" office:value-type="string">
            <text:p>IFAPA</text:p>
          </table:table-cell>
          <table:table-cell table:style-name="ce14" office:value-type="string">
            <text:p>Agencia Administrativa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INVERGE</text:p>
          </table:table-cell>
          <table:table-cell table:style-name="ce14" office:value-type="string">
            <text:p>INVERSIÓN , GESTIÓN Y DESARROLLO DE CAPITAL RIESGO DE ANDALUCÍA S.G.E.C.R, S.A.</text:p>
          </table:table-cell>
          <table:table-cell table:style-name="ce21" office:value-type="string">
            <text:p>INVERGE</text:p>
          </table:table-cell>
          <table:table-cell table:style-name="ce14" office:value-type="string">
            <text:p>Sociedades Mercantiles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ISE</text:p>
          </table:table-cell>
          <table:table-cell table:style-name="ce15" office:value-type="string">
            <text:p>ENTE PÚBLICO ANDALUZA DE INFRAESTRUCTURAS Y SERVICIOS EDUCATIVOS</text:p>
          </table:table-cell>
          <table:table-cell table:style-name="ce20" office:value-type="string">
            <text:p>ISE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ITJ</text:p>
          </table:table-cell>
          <table:table-cell table:style-name="ce15" office:value-type="string">
            <text:p>INTURJOVEN</text:p>
          </table:table-cell>
          <table:table-cell table:style-name="ce20" office:value-type="string">
            <text:p>ITJ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JI</text:p>
          </table:table-cell>
          <table:table-cell table:style-name="ce15" office:value-type="string">
            <text:p>CONSEJERÍA DE JUSTICIA E INTERIOR</text:p>
          </table:table-cell>
          <table:table-cell table:style-name="ce20" office:value-type="string">
            <text:p>IUS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CJI</text:p>
          </table:table-cell>
          <table:table-cell table:style-name="ce15" office:value-type="string">
            <text:p>CONSEJERÍA DE JUSTICIA E INTERIOR</text:p>
          </table:table-cell>
          <table:table-cell table:style-name="ce20" office:value-type="string">
            <text:p>IUSE</text:p>
          </table:table-cell>
          <table:table-cell table:style-name="ce14" office:value-type="string">
            <text:p>Consejería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METROGR</text:p>
          </table:table-cell>
          <table:table-cell table:style-name="ce14" office:value-type="string">
            <text:p>METRO DE GRANADA S.A</text:p>
          </table:table-cell>
          <table:table-cell table:style-name="ce21" office:value-type="string">
            <text:p>METROGR</text:p>
          </table:table-cell>
          <table:table-cell table:style-name="ce14" office:value-type="string">
            <text:p>Sociedades Mercantiles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NIX</text:p>
          </table:table-cell>
          <table:table-cell table:style-name="ce15" office:value-type="string">
            <text:p>NIX</text:p>
          </table:table-cell>
          <table:table-cell table:style-name="ce20" office:value-type="string">
            <text:p>NIX</text:p>
          </table:table-cell>
          <table:table-cell table:style-name="ce15" office:value-type="string">
            <text:p>JUNTA DE ANDALUCIA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PAG</text:p>
          </table:table-cell>
          <table:table-cell table:style-name="ce14" office:value-type="string">
            <text:p>PATRONATO DE LA ALHAMBRA Y GENERALIFE</text:p>
          </table:table-cell>
          <table:table-cell table:style-name="ce20" office:value-type="string">
            <text:p>PAG</text:p>
          </table:table-cell>
          <table:table-cell table:style-name="ce14" office:value-type="string">
            <text:p>Agencia Administrativa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PCTH</text:p>
          </table:table-cell>
          <table:table-cell table:style-name="ce14" office:value-type="string">
            <text:p>PARQUE CIENTÍFICO Y TECNOLÓGICO DE HUELVA S.A</text:p>
          </table:table-cell>
          <table:table-cell table:style-name="ce21" office:value-type="string">
            <text:p>PCTH</text:p>
          </table:table-cell>
          <table:table-cell table:style-name="ce14" office:value-type="string">
            <text:p>Sociedades Mercantiles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RLA</text:p>
          </table:table-cell>
          <table:table-cell table:style-name="ce14" office:value-type="string">
            <text:p>RED LOGÍSTICA DE ANDALUCÍA S.A</text:p>
          </table:table-cell>
          <table:table-cell table:style-name="ce21" office:value-type="string">
            <text:p>RLA</text:p>
          </table:table-cell>
          <table:table-cell table:style-name="ce14" office:value-type="string">
            <text:p>Sociedades Mercantiles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RTVA</text:p>
          </table:table-cell>
          <table:table-cell table:style-name="ce14" office:value-type="string">
            <text:p>AGENCIA PÚBLICA EMPRESARIAL DE LA RADIO Y TELEVISIÓN DE ANDALUCÍA</text:p>
          </table:table-cell>
          <table:table-cell table:style-name="ce20" office:value-type="string">
            <text:p>RTVA</text:p>
          </table:table-cell>
          <table:table-cell table:style-name="ce14" office:value-type="string">
            <text:p>Agencia <text:s/>Pública <text:s/>Emp.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SANDETEL</text:p>
          </table:table-cell>
          <table:table-cell table:style-name="ce14" office:value-type="string">
            <text:p>SOCIEDAD ANDALUZA PARA EL DESARROLLO DE LAS TELECOMUNICACIONES, S.A.</text:p>
          </table:table-cell>
          <table:table-cell table:style-name="ce20" office:value-type="string">
            <text:p>SADESI</text:p>
          </table:table-cell>
          <table:table-cell table:style-name="ce14" office:value-type="string">
            <text:p>Sociedades Mercantiles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SAE</text:p>
          </table:table-cell>
          <table:table-cell table:style-name="ce14" office:value-type="string">
            <text:p>SERVICIO ANDALUZ DE EMPLEO</text:p>
          </table:table-cell>
          <table:table-cell table:style-name="ce20" office:value-type="string">
            <text:p>SAE</text:p>
          </table:table-cell>
          <table:table-cell table:style-name="ce14" office:value-type="string">
            <text:p>Agencia Régimen Especial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SANDETEL</text:p>
          </table:table-cell>
          <table:table-cell table:style-name="ce14" office:value-type="string">
            <text:p>SOCIEDAD ANDALUZA PARA EL DESARROLLO DE LAS TELECOMUNICACIONES, S.A.</text:p>
          </table:table-cell>
          <table:table-cell table:style-name="ce20" office:value-type="string">
            <text:p>SANDETEL</text:p>
          </table:table-cell>
          <table:table-cell table:style-name="ce14" office:value-type="string">
            <text:p>Sociedades Mercantiles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SAS</text:p>
          </table:table-cell>
          <table:table-cell table:style-name="ce14" office:value-type="string">
            <text:p>SERVICIO ANDALUZ SALUD</text:p>
          </table:table-cell>
          <table:table-cell table:style-name="ce20" office:value-type="string">
            <text:p>SAS</text:p>
          </table:table-cell>
          <table:table-cell table:style-name="ce14" office:value-type="string">
            <text:p>Agencia Administrativa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SOPREA</text:p>
          </table:table-cell>
          <table:table-cell table:style-name="ce14" office:value-type="string">
            <text:p>SOCIEDAD PROMOCIÓN Y RECONVERSIÓN ECONÓMICA DE ANDALUCÍA, S.A. (SOPREA)</text:p>
          </table:table-cell>
          <table:table-cell table:style-name="ce21" office:value-type="string">
            <text:p>SOPREA</text:p>
          </table:table-cell>
          <table:table-cell table:style-name="ce14" office:value-type="string">
            <text:p>Sociedades Mercantiles</text:p>
          </table:table-cell>
          <table:table-cell table:number-columns-repeated="1019"/>
        </table:table-row>
        <table:table-row table:style-name="ro8">
          <table:table-cell table:style-name="ce11" office:value-type="string">
            <text:p>SAS</text:p>
          </table:table-cell>
          <table:table-cell table:style-name="ce14" office:value-type="string">
            <text:p>SERVICIO ANDALUZ SALUD</text:p>
          </table:table-cell>
          <table:table-cell table:style-name="ce20" office:value-type="string">
            <text:p>SSPA</text:p>
          </table:table-cell>
          <table:table-cell table:style-name="ce14" office:value-type="string">
            <text:p>Agencia Administrativa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TBAHIA</text:p>
          </table:table-cell>
          <table:table-cell table:style-name="ce14" office:value-type="string">
            <text:p>TECNO BAHÍA DE CÁDIZ, S.L.</text:p>
          </table:table-cell>
          <table:table-cell table:style-name="ce21" office:value-type="string">
            <text:p>TBAHIA</text:p>
          </table:table-cell>
          <table:table-cell table:style-name="ce14" office:value-type="string">
            <text:p>Sociedades Mercantiles</text:p>
          </table:table-cell>
          <table:table-cell table:number-columns-repeated="1019"/>
        </table:table-row>
        <table:table-row table:style-name="ro8">
          <table:table-cell table:style-name="ce10" office:value-type="string">
            <text:p>VEIASA</text:p>
          </table:table-cell>
          <table:table-cell table:style-name="ce14" office:value-type="string">
            <text:p>VERIFICACIONES INDUSTRIALES DE ANDALUCÍA, S.A.</text:p>
          </table:table-cell>
          <table:table-cell table:style-name="ce20" office:value-type="string">
            <text:p>VEIA</text:p>
          </table:table-cell>
          <table:table-cell table:style-name="ce14" office:value-type="string">
            <text:p>Sociedades Mercantiles</text:p>
          </table:table-cell>
          <table:table-cell table:number-columns-repeated="1019"/>
        </table:table-row>
        <table:table-row table:style-name="ro8" table:number-rows-repeated="1048441">
          <table:table-cell table:number-columns-repeated="1023"/>
        </table:table-row>
        <table:table-row table:style-name="ro8">
          <table:table-cell table:number-columns-repeated="1023"/>
        </table:table-row>
      </table:table>
      <table:named-expressions>
        <table:named-expression table:name="_xlnm._FilterDatabase" table:base-cell-address="$'1. Datos Generales'.$A$1" table:expression="$#REF!.$A$3:$L$168"/>
      </table:named-expressions>
      <table:database-ranges>
        <table:database-range table:name="__Anonymous_Sheet_DB__0" table:target-range-address="'1. Datos Generales'.A2:'1. Datos Generales'.H129"/>
        <table:database-range table:target-range-address="'Organismos NAOS'.A1:'Organismos NAOS'.D13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5000" number:language="es" number:country="ES">
      <number:number number:min-integer-digits="1"/>
    </number:number-style>
    <number:date-style style:name="N106P0" style:volatile="true">
      <number:month/>
      <number:text>/</number:text>
      <number:day/>
      <number:text>/</number:text>
      <number:year number:style="long"/>
    </number:date-style>
    <number:text-style style:name="N106">
      <number:text-content/>
      <style:map style:condition="value()&gt;=0" style:apply-style-name="N106P0"/>
    </number:text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0" number:min-integer-digits="1" number:grouping="true"/>
      <number:text>    </number:text>
    </number:number-style>
    <number:number-style style:name="N138P1" style:volatile="true">
      <number:text>-</number:text>
      <number:number number:decimal-places="0" number:min-integer-digits="1" number:grouping="true"/>
      <number:text>    </number:text>
    </number:number-style>
    <number:number-style style:name="N138P2" style:volatile="true">
      <number:text>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integer-digits="1" number:grouping="true"/>
      <number:text>    </number:text>
    </number:number-style>
    <number:number-style style:name="N142P1" style:volatile="true">
      <number:text>-</number:text>
      <number:number number:decimal-places="2" number:min-integer-digits="1" number:grouping="true"/>
      <number:text>    </number:text>
    </number:number-style>
    <number:number-style style:name="N142P2" style:volatile="true">
      <number:text>-</number:text>
      <number:number number: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€ </number:text>
    </number:number-style>
    <number:number-style style:name="N144P1" style:volatile="true">
      <number:text>-</number:text>
      <number:number number:decimal-places="2" number:min-integer-digits="1" number:grouping="true"/>
      <number:text> € </number:text>
    </number:number-style>
    <number:number-style style:name="N144P2" style:volatile="true">
      <number:text>-</number:text>
      <number:number number: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22/01/2015</text:date>, <text:time>11:44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._20_Datos_20_Generales" style:display-name="PageStyle_1. Datos Genera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Titular_20_Consejeria-Ente" style:display-name="PageStyle_2. Titular Consejeria-En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.1_20_Secretari_40__20_-Titular_20_Organo" style:display-name="PageStyle_2.1 Secretari@ -Titular Orga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Responsable_20_TIC" style:display-name="PageStyle_3. Responsable TI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Jefe_20_Informática_20_" style:display-name="PageStyle_4. Jefe Informática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1_20_J._20_Infor._20_Organismos_20_CAA" style:display-name="PageStyle_4.1 J. Infor. Organismos CA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Datos_20_campaña_20_SIEJA" style:display-name="PageStyle_5. Datos campaña SIE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Datos_20__20_campaña_20_MS" style:display-name="PageStyle_6. Datos  campaña 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Datos_20__20_campaña_20__20_ORACLE" style:display-name="PageStyle_7. Datos  campaña  ORAC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8._20_Bitácora_20_de_20_bajas" style:display-name="PageStyle_8. Bitácora de baj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Jefe_20_Informática_20__20_1" style:display-name="PageStyle_4. Jefe Informática 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4._20_Jefe_20_Informática_20__20_2" style:display-name="PageStyle_4. Jefe Informática 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4._20_Jefe_20_Informática_20__20_3" style:display-name="PageStyle_4. Jefe Informática  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ATOS_20_FINALES" style:display-name="PageStyle_DATOS FINAL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OS_20_FINALES_20_1" style:display-name="PageStyle_DATOS FINALES 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5-01-22T11:44:21</dc:date>
    <meta:editing-duration>PT18H29M10S</meta:editing-duration>
    <meta:editing-cycles>57</meta:editing-cycles>
    <dc:creator>Jose Luis</dc:creator>
    <meta:document-statistic meta:table-count="2" meta:cell-count="1504" meta:object-count="0"/>
  </office:meta>
</office:document-meta>
</file>